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bold" officeooo:rsid="000d47e2" officeooo:paragraph-rsid="00157d19" style:font-size-asian="12pt" style:font-weight-asian="bold" style:font-size-complex="12pt" style:font-weight-complex="bold"/>
    </style:style>
    <style:style style:name="P2" style:family="paragraph" style:parent-style-name="Standard">
      <style:text-properties officeooo:paragraph-rsid="029ffc63"/>
    </style:style>
    <style:style style:name="P3" style:family="paragraph" style:parent-style-name="Standard">
      <style:text-properties fo:font-size="12pt" style:text-underline-style="none" fo:font-weight="normal" officeooo:rsid="02007572" officeooo:paragraph-rsid="02007572" style:font-size-asian="12pt" style:font-weight-asian="normal" style:font-size-complex="12pt" style:font-weight-complex="normal"/>
    </style:style>
    <style:style style:name="P4" style:family="paragraph" style:parent-style-name="Standard" style:list-style-name="L1">
      <style:text-properties fo:font-size="12pt" style:text-underline-style="none" fo:font-weight="normal" officeooo:rsid="02007572" officeooo:paragraph-rsid="02007572" style:font-size-asian="12pt" style:font-weight-asian="normal" style:font-size-complex="12pt" style:font-weight-complex="normal"/>
    </style:style>
    <style:style style:name="P5" style:family="paragraph" style:parent-style-name="Standard" style:list-style-name="L1">
      <style:text-properties fo:font-size="12pt" style:text-underline-style="none" fo:font-weight="normal" officeooo:rsid="0201a32d" officeooo:paragraph-rsid="0201a32d" style:font-size-asian="12pt" style:font-weight-asian="normal" style:font-size-complex="12pt" style:font-weight-complex="normal"/>
    </style:style>
    <style:style style:name="P6" style:family="paragraph" style:parent-style-name="Standard" style:list-style-name="L1">
      <style:text-properties fo:font-size="12pt" style:text-underline-style="none" fo:font-weight="normal" officeooo:rsid="0202a9bd" officeooo:paragraph-rsid="0202a9bd" style:font-size-asian="12pt" style:font-weight-asian="normal" style:font-size-complex="12pt" style:font-weight-complex="normal"/>
    </style:style>
    <style:style style:name="P7" style:family="paragraph" style:parent-style-name="Standard" style:list-style-name="L1">
      <style:text-properties fo:font-size="12pt" style:text-underline-style="none" fo:font-weight="normal" officeooo:rsid="02c07e4b" officeooo:paragraph-rsid="02c07e4b" style:font-size-asian="12pt" style:font-weight-asian="normal" style:font-size-complex="12pt" style:font-weight-complex="normal"/>
    </style:style>
    <style:style style:name="P8" style:family="paragraph" style:parent-style-name="Standard">
      <style:text-properties fo:font-size="12pt" officeooo:paragraph-rsid="004fdbaf" style:font-size-asian="12pt" style:font-size-complex="12pt"/>
    </style:style>
    <style:style style:name="P9" style:family="paragraph" style:parent-style-name="Standard">
      <style:text-properties fo:font-size="12pt" officeooo:paragraph-rsid="03427fb4" style:font-size-asian="12pt" style:font-size-complex="12pt"/>
    </style:style>
    <style:style style:name="P10" style:family="paragraph" style:parent-style-name="Standard">
      <style:text-properties fo:font-size="12pt" officeooo:paragraph-rsid="02b1ecf0" style:font-size-asian="12pt" style:font-size-complex="12pt"/>
    </style:style>
    <style:style style:name="P11" style:family="paragraph" style:parent-style-name="Standard">
      <style:text-properties fo:font-size="12pt" officeooo:paragraph-rsid="02b2d6e5" style:font-size-asian="12pt" style:font-size-complex="12pt"/>
    </style:style>
    <style:style style:name="P12" style:family="paragraph" style:parent-style-name="Standard">
      <style:text-properties fo:font-size="12pt" officeooo:paragraph-rsid="02b4de7b" style:font-size-asian="12pt" style:font-size-complex="12pt"/>
    </style:style>
    <style:style style:name="P13" style:family="paragraph" style:parent-style-name="Standard">
      <style:text-properties fo:font-size="12pt" officeooo:paragraph-rsid="03eaacaa" style:font-size-asian="12pt" style:font-size-complex="12pt"/>
    </style:style>
    <style:style style:name="P14" style:family="paragraph" style:parent-style-name="Standard">
      <style:text-properties fo:font-size="12pt" officeooo:paragraph-rsid="03ebbfa8" style:font-size-asian="12pt" style:font-size-complex="12pt"/>
    </style:style>
    <style:style style:name="P15" style:family="paragraph" style:parent-style-name="Standard">
      <style:text-properties fo:font-size="12pt" officeooo:paragraph-rsid="03ed9f7a" style:font-size-asian="12pt" style:font-size-complex="12pt"/>
    </style:style>
    <style:style style:name="P16" style:family="paragraph" style:parent-style-name="Standard">
      <style:text-properties fo:font-size="12pt" officeooo:paragraph-rsid="03ef1652" style:font-size-asian="12pt" style:font-size-complex="12pt"/>
    </style:style>
    <style:style style:name="P17" style:family="paragraph" style:parent-style-name="Standard">
      <style:text-properties fo:font-size="12pt" officeooo:paragraph-rsid="03f100b9" style:font-size-asian="12pt" style:font-size-complex="12pt"/>
    </style:style>
    <style:style style:name="P18" style:family="paragraph" style:parent-style-name="Standard">
      <style:text-properties fo:font-size="12pt" officeooo:paragraph-rsid="03f1c4ac" style:font-size-asian="12pt" style:font-size-complex="12pt"/>
    </style:style>
    <style:style style:name="P19" style:family="paragraph" style:parent-style-name="Standard">
      <style:text-properties fo:font-size="12pt" officeooo:paragraph-rsid="03f3673d" style:font-size-asian="12pt" style:font-size-complex="12pt"/>
    </style:style>
    <style:style style:name="P20" style:family="paragraph" style:parent-style-name="Standard">
      <style:text-properties fo:font-size="12pt" officeooo:paragraph-rsid="03f51239" style:font-size-asian="12pt" style:font-size-complex="12pt"/>
    </style:style>
    <style:style style:name="P21" style:family="paragraph" style:parent-style-name="Standard">
      <style:text-properties fo:font-size="12pt" officeooo:paragraph-rsid="03fa95b2" style:font-size-asian="12pt" style:font-size-complex="12pt"/>
    </style:style>
    <style:style style:name="P22" style:family="paragraph" style:parent-style-name="Standard">
      <style:text-properties fo:font-size="12pt" officeooo:paragraph-rsid="0422be14" style:font-size-asian="12pt" style:font-size-complex="12pt"/>
    </style:style>
    <style:style style:name="P23" style:family="paragraph" style:parent-style-name="Standard">
      <style:text-properties fo:font-size="12pt" officeooo:paragraph-rsid="0446a432" style:font-size-asian="12pt" style:font-size-complex="12pt"/>
    </style:style>
    <style:style style:name="P24" style:family="paragraph" style:parent-style-name="Standard">
      <style:text-properties fo:font-size="12pt" fo:font-weight="bold" officeooo:paragraph-rsid="022d98d4" style:font-size-asian="12pt" style:font-weight-asian="bold" style:font-size-complex="12pt" style:font-weight-complex="bold"/>
    </style:style>
    <style:style style:name="P25" style:family="paragraph" style:parent-style-name="Standard">
      <style:text-properties fo:font-size="12pt" fo:font-weight="bold" officeooo:paragraph-rsid="031f3ba5" style:font-size-asian="12pt" style:font-weight-asian="bold" style:font-size-complex="12pt" style:font-weight-complex="bold"/>
    </style:style>
    <style:style style:name="P26" style:family="paragraph" style:parent-style-name="Standard">
      <style:text-properties fo:font-size="12pt" fo:font-weight="bold" officeooo:paragraph-rsid="032b9f5b" style:font-size-asian="12pt" style:font-weight-asian="bold" style:font-size-complex="12pt" style:font-weight-complex="bold"/>
    </style:style>
    <style:style style:name="P27" style:family="paragraph" style:parent-style-name="Standard">
      <style:text-properties fo:font-size="12pt" fo:font-weight="bold" officeooo:rsid="03dacf4e" officeooo:paragraph-rsid="03dacf4e" style:font-size-asian="12pt" style:font-weight-asian="bold" style:font-size-complex="12pt" style:font-weight-complex="bold"/>
    </style:style>
    <style:style style:name="P28" style:family="paragraph" style:parent-style-name="Standard">
      <style:text-properties fo:font-size="12pt" fo:font-weight="bold" officeooo:rsid="03dacf4e" officeooo:paragraph-rsid="03f7cb3c" style:font-size-asian="12pt" style:font-weight-asian="bold" style:font-size-complex="12pt" style:font-weight-complex="bold"/>
    </style:style>
    <style:style style:name="P29" style:family="paragraph" style:parent-style-name="Standard">
      <style:text-properties fo:font-size="12pt" fo:font-weight="bold" officeooo:rsid="03dacf4e" officeooo:paragraph-rsid="03fa95b2" style:font-size-asian="12pt" style:font-weight-asian="bold" style:font-size-complex="12pt" style:font-weight-complex="bold"/>
    </style:style>
    <style:style style:name="P30" style:family="paragraph" style:parent-style-name="Standard">
      <style:text-properties fo:font-size="12pt" fo:font-weight="bold" officeooo:rsid="03dacf4e" officeooo:paragraph-rsid="04314fd0" style:font-size-asian="12pt" style:font-weight-asian="bold" style:font-size-complex="12pt" style:font-weight-complex="bold"/>
    </style:style>
    <style:style style:name="P31" style:family="paragraph" style:parent-style-name="Standard">
      <style:text-properties fo:font-size="12pt" fo:font-weight="bold" officeooo:rsid="03e4ce27" officeooo:paragraph-rsid="03e4ce27" style:font-size-asian="12pt" style:font-weight-asian="bold" style:font-size-complex="12pt" style:font-weight-complex="bold"/>
    </style:style>
    <style:style style:name="P32" style:family="paragraph" style:parent-style-name="Standard">
      <style:text-properties fo:font-size="12pt" fo:font-weight="bold" officeooo:rsid="0420897a" officeooo:paragraph-rsid="0420897a" style:font-size-asian="12pt" style:font-weight-asian="bold" style:font-size-complex="12pt" style:font-weight-complex="bold"/>
    </style:style>
    <style:style style:name="P33" style:family="paragraph" style:parent-style-name="Standard">
      <style:text-properties fo:font-size="12pt" fo:font-weight="bold" officeooo:rsid="0422733b" officeooo:paragraph-rsid="0422733b" style:font-size-asian="12pt" style:font-weight-asian="bold" style:font-size-complex="12pt" style:font-weight-complex="bold"/>
    </style:style>
    <style:style style:name="P34" style:family="paragraph" style:parent-style-name="Standard">
      <style:text-properties fo:font-size="12pt" fo:font-weight="bold" officeooo:rsid="04239887" officeooo:paragraph-rsid="04239887" style:font-size-asian="12pt" style:font-weight-asian="bold" style:font-size-complex="12pt" style:font-weight-complex="bold"/>
    </style:style>
    <style:style style:name="P35" style:family="paragraph" style:parent-style-name="Standard">
      <style:text-properties fo:font-size="12pt" fo:font-weight="bold" officeooo:rsid="0427d051" officeooo:paragraph-rsid="0427d051" style:font-size-asian="12pt" style:font-weight-asian="bold" style:font-size-complex="12pt" style:font-weight-complex="bold"/>
    </style:style>
    <style:style style:name="P36" style:family="paragraph" style:parent-style-name="Standard">
      <style:text-properties fo:font-size="12pt" fo:font-weight="bold" officeooo:rsid="0430825b" officeooo:paragraph-rsid="0430825b" style:font-size-asian="12pt" style:font-weight-asian="bold" style:font-size-complex="12pt" style:font-weight-complex="bold"/>
    </style:style>
    <style:style style:name="P37" style:family="paragraph" style:parent-style-name="Standard">
      <style:text-properties fo:font-size="12pt" fo:font-weight="bold" officeooo:rsid="043213af" officeooo:paragraph-rsid="043213af" style:font-size-asian="12pt" style:font-weight-asian="bold" style:font-size-complex="12pt" style:font-weight-complex="bold"/>
    </style:style>
    <style:style style:name="P38" style:family="paragraph" style:parent-style-name="Standard">
      <style:text-properties fo:font-size="12pt" fo:font-weight="bold" officeooo:rsid="04349241" officeooo:paragraph-rsid="04349241" style:font-size-asian="12pt" style:font-weight-asian="bold" style:font-size-complex="12pt" style:font-weight-complex="bold"/>
    </style:style>
    <style:style style:name="P39" style:family="paragraph" style:parent-style-name="Standard">
      <style:text-properties fo:font-size="12pt" fo:font-weight="bold" officeooo:rsid="0436ca1d" officeooo:paragraph-rsid="0436ca1d" style:font-size-asian="12pt" style:font-weight-asian="bold" style:font-size-complex="12pt" style:font-weight-complex="bold"/>
    </style:style>
    <style:style style:name="P40" style:family="paragraph" style:parent-style-name="Standard">
      <style:text-properties fo:font-size="12pt" fo:font-weight="bold" officeooo:rsid="0438323c" officeooo:paragraph-rsid="0438323c" style:font-size-asian="12pt" style:font-weight-asian="bold" style:font-size-complex="12pt" style:font-weight-complex="bold"/>
    </style:style>
    <style:style style:name="P41" style:family="paragraph" style:parent-style-name="Standard">
      <style:text-properties fo:font-size="12pt" fo:font-weight="bold" officeooo:rsid="043c0f92" officeooo:paragraph-rsid="043c0f92" style:font-size-asian="12pt" style:font-weight-asian="bold" style:font-size-complex="12pt" style:font-weight-complex="bold"/>
    </style:style>
    <style:style style:name="P42" style:family="paragraph" style:parent-style-name="Standard">
      <style:text-properties fo:font-size="12pt" fo:font-weight="bold" officeooo:rsid="043db6f6" officeooo:paragraph-rsid="043db6f6" style:font-size-asian="12pt" style:font-weight-asian="bold" style:font-size-complex="12pt" style:font-weight-complex="bold"/>
    </style:style>
    <style:style style:name="P43" style:family="paragraph" style:parent-style-name="Standard">
      <style:text-properties fo:font-size="12pt" fo:font-weight="bold" officeooo:rsid="043e4be1" officeooo:paragraph-rsid="043e4be1" style:font-size-asian="12pt" style:font-weight-asian="bold" style:font-size-complex="12pt" style:font-weight-complex="bold"/>
    </style:style>
    <style:style style:name="P44" style:family="paragraph" style:parent-style-name="Standard">
      <style:text-properties fo:font-size="12pt" fo:font-weight="bold" officeooo:rsid="043fca00" officeooo:paragraph-rsid="043fca00" style:font-size-asian="12pt" style:font-weight-asian="bold" style:font-size-complex="12pt" style:font-weight-complex="bold"/>
    </style:style>
    <style:style style:name="P45" style:family="paragraph" style:parent-style-name="Standard" style:list-style-name="L1">
      <style:text-properties officeooo:rsid="02007572" officeooo:paragraph-rsid="02007572"/>
    </style:style>
    <style:style style:name="P46" style:family="paragraph" style:parent-style-name="Standard" style:list-style-name="L1">
      <style:text-properties officeooo:rsid="0226416d" officeooo:paragraph-rsid="0226416d"/>
    </style:style>
    <style:style style:name="P47" style:family="paragraph" style:parent-style-name="Standard" style:list-style-name="L1">
      <style:text-properties officeooo:rsid="030b8b1c" officeooo:paragraph-rsid="030b8b1c"/>
    </style:style>
    <style:style style:name="P48" style:family="paragraph" style:parent-style-name="Standard">
      <style:text-properties style:text-outline="false" style:text-line-through-style="none" style:text-line-through-type="none" style:font-name="Liberation Sans1" fo:font-size="12pt" fo:font-style="normal" fo:text-shadow="none" style:text-underline-style="none" fo:font-weight="bold" officeooo:rsid="00247b95" officeooo:paragraph-rsid="00247b95" style:font-size-asian="12pt" style:font-style-asian="normal" style:font-weight-asian="bold" style:font-size-complex="12pt" style:font-weight-complex="bold" style:text-emphasize="none"/>
    </style:style>
    <style:style style:name="P49" style:family="paragraph" style:parent-style-name="Standard">
      <style:text-properties style:text-outline="false" style:text-line-through-style="none" style:text-line-through-type="none" style:font-name="Liberation Sans1" fo:font-size="12pt" fo:font-style="normal" fo:text-shadow="none" style:text-underline-style="none" fo:font-weight="normal" officeooo:rsid="00247b95" officeooo:paragraph-rsid="023540b8" style:font-size-asian="12pt" style:font-style-asian="normal" style:font-weight-asian="normal" style:font-size-complex="12pt" style:font-weight-complex="bold" style:text-emphasize="none"/>
    </style:style>
    <style:style style:name="P50" style:family="paragraph" style:parent-style-name="Standard">
      <style:text-properties officeooo:paragraph-rsid="00157d19"/>
    </style:style>
    <style:style style:name="P51" style:family="paragraph" style:parent-style-name="Standard">
      <style:text-properties officeooo:paragraph-rsid="032523e6"/>
    </style:style>
    <style:style style:name="T1" style:family="text">
      <style:text-properties style:text-outline="false" style:text-line-through-style="none" style:text-line-through-type="none" style:font-name="Liberation Sans1" fo:font-style="normal" fo:text-shadow="none" style:text-underline-style="none" fo:font-weight="normal" style:font-style-asian="normal" style:font-weight-asian="normal" style:text-emphasize="none"/>
    </style:style>
    <style:style style:name="T2" style:family="text">
      <style:text-properties style:text-outline="false" style:text-line-through-style="none" style:text-line-through-type="none" style:font-name="Liberation Sans1" fo:font-style="normal" fo:text-shadow="none" style:text-underline-style="none" fo:font-weight="normal" officeooo:rsid="00247b95" style:font-style-asian="normal" style:font-weight-asian="normal" style:text-emphasize="none"/>
    </style:style>
    <style:style style:name="T3" style:family="text">
      <style:text-properties style:text-outline="false" style:text-line-through-style="none" style:text-line-through-type="none" style:font-name="Liberation Sans1" fo:font-style="normal" fo:text-shadow="none" style:text-underline-style="none" fo:font-weight="normal" officeooo:rsid="0040b225" style:font-style-asian="normal" style:font-weight-asian="normal" style:text-emphasize="none"/>
    </style:style>
    <style:style style:name="T4" style:family="text">
      <style:text-properties style:text-outline="false" style:text-line-through-style="none" style:text-line-through-type="none" style:font-name="Liberation Sans1" fo:font-style="normal" fo:text-shadow="none" style:text-underline-style="none" fo:font-weight="normal" officeooo:rsid="0054e40b" style:font-style-asian="normal" style:font-weight-asian="normal" style:text-emphasize="none"/>
    </style:style>
    <style:style style:name="T5" style:family="text">
      <style:text-properties style:text-outline="false" style:text-line-through-style="none" style:text-line-through-type="none" style:font-name="Liberation Sans1" fo:font-style="normal" fo:text-shadow="none" style:text-underline-style="none" fo:font-weight="normal" officeooo:rsid="000d47e2" style:font-style-asian="normal" style:font-weight-asian="normal" style:text-emphasize="none"/>
    </style:style>
    <style:style style:name="T6" style:family="text">
      <style:text-properties style:text-outline="false" style:text-line-through-style="none" style:text-line-through-type="none" style:font-name="Liberation Sans1" fo:font-style="normal" fo:text-shadow="none" style:text-underline-style="none" fo:font-weight="normal" officeooo:rsid="020556c7" style:font-style-asian="normal" style:font-weight-asian="normal" style:text-emphasize="none"/>
    </style:style>
    <style:style style:name="T7" style:family="text">
      <style:text-properties style:text-outline="false" style:text-line-through-style="none" style:text-line-through-type="none" style:font-name="Liberation Sans1" fo:font-style="normal" fo:text-shadow="none" style:text-underline-style="none" fo:font-weight="normal" officeooo:rsid="02090bb9" style:font-style-asian="normal" style:font-weight-asian="normal" style:text-emphasize="none"/>
    </style:style>
    <style:style style:name="T8" style:family="text">
      <style:text-properties style:text-outline="false" style:text-line-through-style="none" style:text-line-through-type="none" style:font-name="Liberation Sans1" fo:font-style="normal" fo:text-shadow="none" style:text-underline-style="none" fo:font-weight="normal" officeooo:rsid="0201364a" style:font-style-asian="normal" style:font-weight-asian="normal" style:text-emphasize="none"/>
    </style:style>
    <style:style style:name="T9" style:family="text">
      <style:text-properties style:text-outline="false" style:text-line-through-style="none" style:text-line-through-type="none" style:font-name="Liberation Sans1" fo:font-style="normal" fo:text-shadow="none" style:text-underline-style="none" fo:font-weight="normal" officeooo:rsid="0228f1de" style:font-style-asian="normal" style:font-weight-asian="normal" style:text-emphasize="none"/>
    </style:style>
    <style:style style:name="T10" style:family="text">
      <style:text-properties style:text-outline="false" style:text-line-through-style="none" style:text-line-through-type="none" style:font-name="Liberation Sans1" fo:font-style="normal" fo:text-shadow="none" style:text-underline-style="none" fo:font-weight="normal" officeooo:rsid="0275fe33" style:font-style-asian="normal" style:font-weight-asian="normal" style:text-emphasize="none"/>
    </style:style>
    <style:style style:name="T11" style:family="text">
      <style:text-properties style:text-outline="false" style:text-line-through-style="none" style:text-line-through-type="none" style:font-name="Liberation Sans1" fo:font-style="normal" fo:text-shadow="none" style:text-underline-style="none" fo:font-weight="normal" officeooo:rsid="0324acff" style:font-style-asian="normal" style:font-weight-asian="normal" style:text-emphasize="none"/>
    </style:style>
    <style:style style:name="T12" style:family="text">
      <style:text-properties style:text-outline="false" style:text-line-through-style="none" style:text-line-through-type="none" style:font-name="Liberation Sans1" fo:font-style="normal" fo:text-shadow="none" style:text-underline-style="none" fo:font-weight="normal" officeooo:rsid="03bbd775" style:font-style-asian="normal" style:font-weight-asian="normal" style:text-emphasize="none"/>
    </style:style>
    <style:style style:name="T13" style:family="text">
      <style:text-properties style:text-outline="false" style:text-line-through-style="none" style:text-line-through-type="none" style:font-name="Liberation Sans1" fo:font-style="normal" fo:text-shadow="none" style:text-underline-style="none" fo:font-weight="normal" officeooo:rsid="03bded86" style:font-style-asian="normal" style:font-weight-asian="normal" style:text-emphasize="none"/>
    </style:style>
    <style:style style:name="T14" style:family="text">
      <style:text-properties style:text-outline="false" style:text-line-through-style="none" style:text-line-through-type="none" style:font-name="Liberation Sans1" fo:font-style="normal" fo:text-shadow="none" style:text-underline-style="none" fo:font-weight="normal" officeooo:rsid="03c1e905" style:font-style-asian="normal" style:font-weight-asian="normal" style:text-emphasize="none"/>
    </style:style>
    <style:style style:name="T15" style:family="text">
      <style:text-properties style:text-outline="false" style:text-line-through-style="none" style:text-line-through-type="none" style:font-name="Liberation Sans1" fo:font-style="normal" fo:text-shadow="none" style:text-underline-style="none" fo:font-weight="normal" officeooo:rsid="03c5fba1" style:font-style-asian="normal" style:font-weight-asian="normal" style:text-emphasize="none"/>
    </style:style>
    <style:style style:name="T16" style:family="text">
      <style:text-properties style:text-outline="false" style:text-line-through-style="none" style:text-line-through-type="none" style:font-name="Liberation Sans1" fo:font-style="normal" fo:text-shadow="none" style:text-underline-style="none" fo:font-weight="normal" officeooo:rsid="03c9e798" style:font-style-asian="normal" style:font-weight-asian="normal" style:text-emphasize="none"/>
    </style:style>
    <style:style style:name="T17" style:family="text">
      <style:text-properties style:text-outline="false" style:text-line-through-style="none" style:text-line-through-type="none" style:font-name="Liberation Sans1" fo:font-style="normal" fo:text-shadow="none" style:text-underline-style="none" fo:font-weight="normal" officeooo:rsid="03cbc176" style:font-style-asian="normal" style:font-weight-asian="normal" style:text-emphasize="none"/>
    </style:style>
    <style:style style:name="T18" style:family="text">
      <style:text-properties style:text-outline="false" style:text-line-through-style="none" style:text-line-through-type="none" style:font-name="Liberation Sans1" fo:font-style="normal" fo:text-shadow="none" style:text-underline-style="none" fo:font-weight="normal" officeooo:rsid="03cf86af" style:font-style-asian="normal" style:font-weight-asian="normal" style:text-emphasize="none"/>
    </style:style>
    <style:style style:name="T19" style:family="text">
      <style:text-properties style:text-outline="false" style:text-line-through-style="none" style:text-line-through-type="none" style:font-name="Liberation Sans1" fo:font-style="normal" fo:text-shadow="none" style:text-underline-style="none" fo:font-weight="normal" officeooo:rsid="03d54d77" style:font-style-asian="normal" style:font-weight-asian="normal" style:text-emphasize="none"/>
    </style:style>
    <style:style style:name="T20" style:family="text">
      <style:text-properties style:text-outline="false" style:text-line-through-style="none" style:text-line-through-type="none" style:font-name="Liberation Sans1" fo:font-style="normal" fo:text-shadow="none" style:text-underline-style="none" fo:font-weight="normal" officeooo:rsid="03d726d5" style:font-style-asian="normal" style:font-weight-asian="normal" style:text-emphasize="none"/>
    </style:style>
    <style:style style:name="T21" style:family="text">
      <style:text-properties style:text-outline="false" style:text-line-through-style="none" style:text-line-through-type="none" style:font-name="Liberation Sans1" fo:font-style="normal" fo:text-shadow="none" style:text-underline-style="none" fo:font-weight="normal" officeooo:rsid="03dcb1ac" style:font-style-asian="normal" style:font-weight-asian="normal" style:text-emphasize="none"/>
    </style:style>
    <style:style style:name="T22" style:family="text">
      <style:text-properties style:text-outline="false" style:text-line-through-style="none" style:text-line-through-type="none" style:font-name="Liberation Sans1" fo:font-style="normal" fo:text-shadow="none" style:text-underline-style="none" fo:font-weight="normal" officeooo:rsid="03ddd88d" style:font-style-asian="normal" style:font-weight-asian="normal" style:text-emphasize="none"/>
    </style:style>
    <style:style style:name="T23" style:family="text">
      <style:text-properties style:text-outline="false" style:text-line-through-style="none" style:text-line-through-type="none" style:font-name="Liberation Sans1" fo:font-style="normal" fo:text-shadow="none" style:text-underline-style="none" fo:font-weight="normal" officeooo:rsid="03dfb7d8" style:font-style-asian="normal" style:font-weight-asian="normal" style:text-emphasize="none"/>
    </style:style>
    <style:style style:name="T24" style:family="text">
      <style:text-properties style:text-outline="false" style:text-line-through-style="none" style:text-line-through-type="none" style:font-name="Liberation Sans1" fo:font-style="normal" fo:text-shadow="none" style:text-underline-style="none" fo:font-weight="normal" officeooo:rsid="03e14c10" style:font-style-asian="normal" style:font-weight-asian="normal" style:text-emphasize="none"/>
    </style:style>
    <style:style style:name="T25" style:family="text">
      <style:text-properties style:text-outline="false" style:text-line-through-style="none" style:text-line-through-type="none" style:font-name="Liberation Sans1" fo:font-style="normal" fo:text-shadow="none" style:text-underline-style="none" fo:font-weight="normal" officeooo:rsid="03e1746e" style:font-style-asian="normal" style:font-weight-asian="normal" style:text-emphasize="none"/>
    </style:style>
    <style:style style:name="T26" style:family="text">
      <style:text-properties style:text-outline="false" style:text-line-through-style="none" style:text-line-through-type="none" style:font-name="Liberation Sans1" fo:font-style="normal" fo:text-shadow="none" style:text-underline-style="none" fo:font-weight="normal" officeooo:rsid="03e2979e" style:font-style-asian="normal" style:font-weight-asian="normal" style:text-emphasize="none"/>
    </style:style>
    <style:style style:name="T27" style:family="text">
      <style:text-properties style:text-outline="false" style:text-line-through-style="none" style:text-line-through-type="none" style:font-name="Liberation Sans1" fo:font-style="normal" fo:text-shadow="none" style:text-underline-style="none" fo:font-weight="normal" officeooo:rsid="03e6474d" style:font-style-asian="normal" style:font-weight-asian="normal" style:text-emphasize="none"/>
    </style:style>
    <style:style style:name="T28" style:family="text">
      <style:text-properties style:text-outline="false" style:text-line-through-style="none" style:text-line-through-type="none" style:font-name="Liberation Sans1" fo:font-style="normal" fo:text-shadow="none" style:text-underline-style="none" fo:font-weight="normal" officeooo:rsid="03e97c3a" style:font-style-asian="normal" style:font-weight-asian="normal" style:text-emphasize="none"/>
    </style:style>
    <style:style style:name="T29" style:family="text">
      <style:text-properties style:text-outline="false" style:text-line-through-style="none" style:text-line-through-type="none" style:font-name="Liberation Sans1" fo:font-style="normal" fo:text-shadow="none" style:text-underline-style="none" fo:font-weight="normal" officeooo:rsid="0404def2" style:font-style-asian="normal" style:font-weight-asian="normal" style:text-emphasize="none"/>
    </style:style>
    <style:style style:name="T30" style:family="text">
      <style:text-properties style:text-outline="false" style:text-line-through-style="none" style:text-line-through-type="none" style:font-name="Liberation Sans1" fo:font-style="normal" fo:text-shadow="none" style:text-underline-style="none" fo:font-weight="normal" officeooo:rsid="0405e3d4" style:font-style-asian="normal" style:font-weight-asian="normal" style:text-emphasize="none"/>
    </style:style>
    <style:style style:name="T31" style:family="text">
      <style:text-properties style:text-outline="false" style:text-line-through-style="none" style:text-line-through-type="none" style:font-name="Liberation Sans1" fo:font-style="normal" fo:text-shadow="none" style:text-underline-style="none" fo:font-weight="normal" officeooo:rsid="0407e15a" style:font-style-asian="normal" style:font-weight-asian="normal" style:text-emphasize="none"/>
    </style:style>
    <style:style style:name="T32" style:family="text">
      <style:text-properties style:text-outline="false" style:text-line-through-style="none" style:text-line-through-type="none" style:font-name="Liberation Sans1" fo:font-style="normal" fo:text-shadow="none" style:text-underline-style="none" fo:font-weight="normal" officeooo:rsid="0409bef8" style:font-style-asian="normal" style:font-weight-asian="normal" style:text-emphasize="none"/>
    </style:style>
    <style:style style:name="T33" style:family="text">
      <style:text-properties style:text-outline="false" style:text-line-through-style="none" style:text-line-through-type="none" style:font-name="Liberation Sans1" fo:font-style="normal" fo:text-shadow="none" style:text-underline-style="none" fo:font-weight="normal" officeooo:rsid="040cf73a" style:font-style-asian="normal" style:font-weight-asian="normal" style:text-emphasize="none"/>
    </style:style>
    <style:style style:name="T34" style:family="text">
      <style:text-properties style:text-outline="false" style:text-line-through-style="none" style:text-line-through-type="none" style:font-name="Liberation Sans1" fo:font-style="normal" fo:text-shadow="none" style:text-underline-style="none" fo:font-weight="normal" officeooo:rsid="040e27b2" style:font-style-asian="normal" style:font-weight-asian="normal" style:text-emphasize="none"/>
    </style:style>
    <style:style style:name="T35" style:family="text">
      <style:text-properties style:text-outline="false" style:text-line-through-style="none" style:text-line-through-type="none" style:font-name="Liberation Sans1" fo:font-style="normal" fo:text-shadow="none" style:text-underline-style="none" fo:font-weight="normal" officeooo:rsid="040fe965" style:font-style-asian="normal" style:font-weight-asian="normal" style:text-emphasize="none"/>
    </style:style>
    <style:style style:name="T36" style:family="text">
      <style:text-properties style:text-outline="false" style:text-line-through-style="none" style:text-line-through-type="none" style:font-name="Liberation Sans1" fo:font-style="normal" fo:text-shadow="none" style:text-underline-style="none" fo:font-weight="normal" officeooo:rsid="041256cf" style:font-style-asian="normal" style:font-weight-asian="normal" style:text-emphasize="none"/>
    </style:style>
    <style:style style:name="T37" style:family="text">
      <style:text-properties style:text-outline="false" style:text-line-through-style="none" style:text-line-through-type="none" style:font-name="Liberation Sans1" fo:font-style="normal" fo:text-shadow="none" style:text-underline-style="none" fo:font-weight="normal" officeooo:rsid="0413d8fd" style:font-style-asian="normal" style:font-weight-asian="normal" style:text-emphasize="none"/>
    </style:style>
    <style:style style:name="T38" style:family="text">
      <style:text-properties style:text-outline="false" style:text-line-through-style="none" style:text-line-through-type="none" style:font-name="Liberation Sans1" fo:font-style="normal" fo:text-shadow="none" style:text-underline-style="none" fo:font-weight="normal" officeooo:rsid="04144fad" style:font-style-asian="normal" style:font-weight-asian="normal" style:text-emphasize="none"/>
    </style:style>
    <style:style style:name="T39" style:family="text">
      <style:text-properties style:text-outline="false" style:text-line-through-style="none" style:text-line-through-type="none" style:font-name="Liberation Sans1" fo:font-style="normal" fo:text-shadow="none" style:text-underline-style="none" fo:font-weight="normal" officeooo:rsid="0414df13" style:font-style-asian="normal" style:font-weight-asian="normal" style:text-emphasize="none"/>
    </style:style>
    <style:style style:name="T40" style:family="text">
      <style:text-properties style:text-outline="false" style:text-line-through-style="none" style:text-line-through-type="none" style:font-name="Liberation Sans1" fo:font-style="normal" fo:text-shadow="none" style:text-underline-style="none" fo:font-weight="normal" officeooo:rsid="0415a6db" style:font-style-asian="normal" style:font-weight-asian="normal" style:text-emphasize="none"/>
    </style:style>
    <style:style style:name="T41" style:family="text">
      <style:text-properties style:text-outline="false" style:text-line-through-style="none" style:text-line-through-type="none" style:font-name="Liberation Sans1" fo:font-style="normal" fo:text-shadow="none" style:text-underline-style="none" fo:font-weight="normal" officeooo:rsid="0417a83d" style:font-style-asian="normal" style:font-weight-asian="normal" style:text-emphasize="none"/>
    </style:style>
    <style:style style:name="T42" style:family="text">
      <style:text-properties style:text-outline="false" style:text-line-through-style="none" style:text-line-through-type="none" style:font-name="Liberation Sans1" fo:font-style="normal" fo:text-shadow="none" style:text-underline-style="none" fo:font-weight="normal" officeooo:rsid="04187fe4" style:font-style-asian="normal" style:font-weight-asian="normal" style:text-emphasize="none"/>
    </style:style>
    <style:style style:name="T43" style:family="text">
      <style:text-properties style:text-outline="false" style:text-line-through-style="none" style:text-line-through-type="none" style:font-name="Liberation Sans1" fo:font-style="normal" fo:text-shadow="none" style:text-underline-style="none" fo:font-weight="normal" officeooo:rsid="041a4727" style:font-style-asian="normal" style:font-weight-asian="normal" style:text-emphasize="none"/>
    </style:style>
    <style:style style:name="T44" style:family="text">
      <style:text-properties style:text-outline="false" style:text-line-through-style="none" style:text-line-through-type="none" style:font-name="Liberation Sans1" fo:font-style="normal" fo:text-shadow="none" style:text-underline-style="none" fo:font-weight="normal" officeooo:rsid="041b67d4" style:font-style-asian="normal" style:font-weight-asian="normal" style:text-emphasize="none"/>
    </style:style>
    <style:style style:name="T45" style:family="text">
      <style:text-properties style:text-outline="false" style:text-line-through-style="none" style:text-line-through-type="none" style:font-name="Liberation Sans1" fo:font-style="normal" fo:text-shadow="none" style:text-underline-style="none" fo:font-weight="normal" officeooo:rsid="041be7b4" style:font-style-asian="normal" style:font-weight-asian="normal" style:text-emphasize="none"/>
    </style:style>
    <style:style style:name="T46" style:family="text">
      <style:text-properties style:text-outline="false" style:text-line-through-style="none" style:text-line-through-type="none" style:font-name="Liberation Sans1" fo:font-style="normal" fo:text-shadow="none" style:text-underline-style="none" fo:font-weight="normal" officeooo:rsid="04216de9" style:font-style-asian="normal" style:font-weight-asian="normal" style:text-emphasize="none"/>
    </style:style>
    <style:style style:name="T47" style:family="text">
      <style:text-properties style:text-outline="false" style:text-line-through-style="none" style:text-line-through-type="none" style:font-name="Liberation Sans1" fo:font-style="normal" fo:text-shadow="none" style:text-underline-style="none" fo:font-weight="normal" officeooo:rsid="0429617c" style:font-style-asian="normal" style:font-weight-asian="normal" style:text-emphasize="none"/>
    </style:style>
    <style:style style:name="T48" style:family="text">
      <style:text-properties style:text-outline="false" style:text-line-through-style="none" style:text-line-through-type="none" style:font-name="Liberation Sans1" fo:font-style="normal" fo:text-shadow="none" style:text-underline-style="none" fo:font-weight="normal" officeooo:rsid="042c5eb7" style:font-style-asian="normal" style:font-weight-asian="normal" style:text-emphasize="none"/>
    </style:style>
    <style:style style:name="T49" style:family="text">
      <style:text-properties style:text-outline="false" style:text-line-through-style="none" style:text-line-through-type="none" style:font-name="Liberation Sans1" fo:font-style="normal" fo:text-shadow="none" style:text-underline-style="none" fo:font-weight="normal" officeooo:rsid="042d41f3" style:font-style-asian="normal" style:font-weight-asian="normal" style:text-emphasize="none"/>
    </style:style>
    <style:style style:name="T50" style:family="text">
      <style:text-properties style:text-outline="false" style:text-line-through-style="none" style:text-line-through-type="none" style:font-name="Liberation Sans1" fo:font-style="normal" fo:text-shadow="none" style:text-underline-style="none" fo:font-weight="normal" officeooo:rsid="042ee807" style:font-style-asian="normal" style:font-weight-asian="normal" style:text-emphasize="none"/>
    </style:style>
    <style:style style:name="T51" style:family="text">
      <style:text-properties style:text-outline="false" style:text-line-through-style="none" style:text-line-through-type="none" style:font-name="Liberation Sans1" fo:font-style="normal" fo:text-shadow="none" style:text-underline-style="none" fo:font-weight="normal" officeooo:rsid="042f9b0a" style:font-style-asian="normal" style:font-weight-asian="normal" style:text-emphasize="none"/>
    </style:style>
    <style:style style:name="T52" style:family="text">
      <style:text-properties style:text-outline="false" style:text-line-through-style="none" style:text-line-through-type="none" style:font-name="Liberation Sans1" fo:font-style="normal" fo:text-shadow="none" style:text-underline-style="none" fo:font-weight="normal" officeooo:rsid="0431b132" style:font-style-asian="normal" style:font-weight-asian="normal" style:text-emphasize="none"/>
    </style:style>
    <style:style style:name="T53" style:family="text">
      <style:text-properties style:text-outline="false" style:text-line-through-style="none" style:text-line-through-type="none" style:font-name="Liberation Sans1" fo:font-style="normal" fo:text-shadow="none" style:text-underline-style="none" fo:font-weight="normal" officeooo:rsid="043594a6" style:font-style-asian="normal" style:font-weight-asian="normal" style:text-emphasize="none"/>
    </style:style>
    <style:style style:name="T54" style:family="text">
      <style:text-properties style:text-outline="false" style:text-line-through-style="none" style:text-line-through-type="none" style:font-name="Liberation Sans1" fo:font-style="normal" fo:text-shadow="none" style:text-underline-style="none" fo:font-weight="normal" officeooo:rsid="04395dc5" style:font-style-asian="normal" style:font-weight-asian="normal" style:text-emphasize="none"/>
    </style:style>
    <style:style style:name="T55" style:family="text">
      <style:text-properties style:text-outline="false" style:text-line-through-style="none" style:text-line-through-type="none" style:font-name="Liberation Sans1" fo:font-style="normal" fo:text-shadow="none" style:text-underline-style="none" fo:font-weight="normal" officeooo:rsid="043db6f6" style:font-style-asian="normal" style:font-weight-asian="normal" style:text-emphasize="none"/>
    </style:style>
    <style:style style:name="T56" style:family="text">
      <style:text-properties style:text-outline="false" style:text-line-through-style="none" style:text-line-through-type="none" style:font-name="Liberation Sans1" fo:font-style="normal" fo:text-shadow="none" style:text-underline-style="none" fo:font-weight="normal" officeooo:rsid="043fca00" style:font-style-asian="normal" style:font-weight-asian="normal" style:text-emphasize="none"/>
    </style:style>
    <style:style style:name="T57" style:family="text">
      <style:text-properties style:text-outline="false" style:text-line-through-style="none" style:text-line-through-type="none" style:font-name="Liberation Sans1" fo:font-style="normal" fo:text-shadow="none" style:text-underline-style="none" fo:font-weight="normal" officeooo:rsid="04406c05" style:font-style-asian="normal" style:font-weight-asian="normal" style:text-emphasize="none"/>
    </style:style>
    <style:style style:name="T58" style:family="text">
      <style:text-properties style:text-outline="false" style:text-line-through-style="none" style:text-line-through-type="none" style:font-name="Liberation Sans1" fo:font-style="normal" fo:text-shadow="none" style:text-underline-style="none" fo:font-weight="normal" officeooo:rsid="0441c70c" style:font-style-asian="normal" style:font-weight-asian="normal" style:text-emphasize="none"/>
    </style:style>
    <style:style style:name="T59" style:family="text">
      <style:text-properties style:text-outline="false" style:text-line-through-style="none" style:text-line-through-type="none" style:font-name="Liberation Sans1" fo:font-style="normal" fo:text-shadow="none" style:text-underline-style="none" fo:font-weight="normal" officeooo:rsid="0441d9a1" style:font-style-asian="normal" style:font-weight-asian="normal" style:text-emphasize="none"/>
    </style:style>
    <style:style style:name="T60" style:family="text">
      <style:text-properties style:text-outline="false" style:text-line-through-style="none" style:text-line-through-type="none" style:font-name="Liberation Sans1" fo:font-style="normal" fo:text-shadow="none" style:text-underline-style="none" fo:font-weight="normal" officeooo:rsid="04439dc9" style:font-style-asian="normal" style:font-weight-asian="normal" style:text-emphasize="none"/>
    </style:style>
    <style:style style:name="T61" style:family="text">
      <style:text-properties style:text-outline="false" style:text-line-through-style="none" style:text-line-through-type="none" style:font-name="Liberation Sans1" fo:font-style="normal" fo:text-shadow="none" style:text-underline-style="none" fo:font-weight="normal" officeooo:rsid="0446a432" style:font-style-asian="normal" style:font-weight-asian="normal" style:text-emphasize="none"/>
    </style:style>
    <style:style style:name="T62" style:family="text">
      <style:text-properties style:text-outline="false" style:text-line-through-style="none" style:text-line-through-type="none" style:font-name="Liberation Sans1" fo:font-style="normal" fo:text-shadow="none" style:text-underline-style="none" fo:font-weight="normal" officeooo:rsid="0448e248" style:font-style-asian="normal" style:font-weight-asian="normal" style:text-emphasize="none"/>
    </style:style>
    <style:style style:name="T63" style:family="text">
      <style:text-properties style:text-outline="false" style:text-line-through-style="none" style:text-line-through-type="none" style:font-name="Liberation Sans1" fo:font-style="normal" fo:text-shadow="none" style:text-underline-style="none" fo:font-weight="normal" officeooo:rsid="044ab982" style:font-style-asian="normal" style:font-weight-asian="normal" style:text-emphasize="none"/>
    </style:style>
    <style:style style:name="T64" style:family="text">
      <style:text-properties style:text-outline="false" style:text-line-through-style="none" style:text-line-through-type="none" style:font-name="Liberation Sans1" fo:font-style="normal" fo:text-shadow="none" style:text-underline-style="none" fo:font-weight="normal" officeooo:rsid="044bef83" style:font-style-asian="normal" style:font-weight-asian="normal" style:text-emphasize="none"/>
    </style:style>
    <style:style style:name="T65" style:family="text">
      <style:text-properties style:text-outline="false" style:text-line-through-style="none" style:text-line-through-type="none" style:font-name="Liberation Sans1" fo:font-style="normal" fo:text-shadow="none" style:text-underline-style="none" fo:font-weight="normal" officeooo:rsid="044c1e58" style:font-style-asian="normal" style:font-weight-asian="normal" style:text-emphasize="none"/>
    </style:style>
    <style:style style:name="T66" style:family="text">
      <style:text-properties style:text-outline="false" style:text-line-through-style="none" style:text-line-through-type="none" style:font-name="Liberation Sans1" fo:font-style="normal" fo:text-shadow="none" style:text-underline-style="none" fo:font-weight="normal" officeooo:rsid="044d5969" style:font-style-asian="normal" style:font-weight-asian="normal" style:text-emphasize="none"/>
    </style:style>
    <style:style style:name="T67" style:family="text">
      <style:text-properties style:text-outline="false" style:text-line-through-style="none" style:text-line-through-type="none" style:font-name="Liberation Sans1" fo:font-style="normal" fo:text-shadow="none" style:text-underline-style="none" fo:font-weight="normal" officeooo:rsid="044dbbe2" style:font-style-asian="normal" style:font-weight-asian="normal" style:text-emphasize="none"/>
    </style:style>
    <style:style style:name="T68" style:family="text">
      <style:text-properties style:text-outline="false" style:text-line-through-style="none" style:text-line-through-type="none" style:font-name="Liberation Sans1" fo:font-style="normal" fo:text-shadow="none" style:text-underline-style="none" fo:font-weight="normal" officeooo:rsid="04501098" style:font-style-asian="normal" style:font-weight-asian="normal" style:text-emphasize="none"/>
    </style:style>
    <style:style style:name="T69" style:family="text">
      <style:text-properties style:text-outline="false" style:text-line-through-style="none" style:text-line-through-type="none" style:font-name="Liberation Sans1" fo:font-style="normal" fo:text-shadow="none" style:text-underline-style="none" fo:font-weight="normal" officeooo:rsid="0451d22d" style:font-style-asian="normal" style:font-weight-asian="normal" style:text-emphasize="none"/>
    </style:style>
    <style:style style:name="T70" style:family="text">
      <style:text-properties style:text-outline="false" style:text-line-through-style="none" style:text-line-through-type="none" style:font-name="Liberation Sans1" fo:font-style="normal" fo:text-shadow="none" style:text-underline-style="none" fo:font-weight="normal" officeooo:rsid="045527a3" style:font-style-asian="normal" style:font-weight-asian="normal" style:text-emphasize="none"/>
    </style:style>
    <style:style style:name="T71" style:family="text">
      <style:text-properties style:text-outline="false" style:text-line-through-style="none" style:text-line-through-type="none" style:font-name="Liberation Sans1" fo:font-style="normal" fo:text-shadow="none" style:text-underline-style="none" fo:font-weight="normal" officeooo:rsid="0456a1d3" style:font-style-asian="normal" style:font-weight-asian="normal" style:text-emphasize="none"/>
    </style:style>
    <style:style style:name="T72" style:family="text">
      <style:text-properties style:text-outline="false" style:text-line-through-style="none" style:text-line-through-type="none" style:font-name="Liberation Sans1" fo:font-style="normal" fo:text-shadow="none" style:text-underline-style="none" fo:font-weight="normal" officeooo:rsid="04576c4b" style:font-style-asian="normal" style:font-weight-asian="normal" style:text-emphasize="none"/>
    </style:style>
    <style:style style:name="T73" style:family="text">
      <style:text-properties style:text-outline="false" style:text-line-through-style="none" style:text-line-through-type="none" style:font-name="Liberation Sans1" fo:font-style="normal" fo:text-shadow="none" style:text-underline-style="none" fo:font-weight="normal" officeooo:rsid="0459dc71" style:font-style-asian="normal" style:font-weight-asian="normal" style:text-emphasize="none"/>
    </style:style>
    <style:style style:name="T74" style:family="text">
      <style:text-properties style:text-outline="false" style:text-line-through-style="none" style:text-line-through-type="none" style:font-name="Liberation Sans1" fo:font-style="normal" fo:text-shadow="none" style:text-underline-style="none" fo:font-weight="normal" officeooo:rsid="045b0de3" style:font-style-asian="normal" style:font-weight-asian="normal" style:text-emphasize="none"/>
    </style:style>
    <style:style style:name="T75" style:family="text">
      <style:text-properties style:text-outline="false" style:text-line-through-style="none" style:text-line-through-type="none" style:font-name="Liberation Sans1" fo:font-style="normal" fo:text-shadow="none" style:text-underline-style="none" fo:font-weight="normal" officeooo:rsid="045c0929" style:font-style-asian="normal" style:font-weight-asian="normal" style:text-emphasize="none"/>
    </style:style>
    <style:style style:name="T76" style:family="text">
      <style:text-properties style:text-outline="false" style:text-line-through-style="none" style:text-line-through-type="none" style:font-name="Liberation Sans1" fo:font-style="normal" fo:text-shadow="none" style:text-underline-style="none" fo:font-weight="normal" officeooo:rsid="045dbe29" style:font-style-asian="normal" style:font-weight-asian="normal" style:text-emphasize="none"/>
    </style:style>
    <style:style style:name="T77" style:family="text">
      <style:text-properties style:text-outline="false" style:text-line-through-style="none" style:text-line-through-type="none" style:font-name="Liberation Sans1" fo:font-style="normal" fo:text-shadow="none" style:text-underline-style="none" fo:font-weight="normal" officeooo:rsid="045ef2c7" style:font-style-asian="normal" style:font-weight-asian="normal" style:text-emphasize="none"/>
    </style:style>
    <style:style style:name="T78" style:family="text">
      <style:text-properties style:text-outline="false" style:text-line-through-style="none" style:text-line-through-type="none" style:font-name="Liberation Sans1" fo:font-style="normal" fo:text-shadow="none" style:text-underline-style="none" fo:font-weight="normal" officeooo:rsid="04602c7a" style:font-style-asian="normal" style:font-weight-asian="normal" style:text-emphasize="none"/>
    </style:style>
    <style:style style:name="T79" style:family="text">
      <style:text-properties style:text-outline="false" style:text-line-through-style="none" style:text-line-through-type="none" style:font-name="Liberation Sans1" fo:font-style="normal" fo:text-shadow="none" style:text-underline-style="none" fo:font-weight="normal" officeooo:rsid="0460434f" style:font-style-asian="normal" style:font-weight-asian="normal" style:text-emphasize="none"/>
    </style:style>
    <style:style style:name="T80" style:family="text">
      <style:text-properties style:text-outline="false" style:text-line-through-style="none" style:text-line-through-type="none" style:font-name="Liberation Sans1" fo:font-style="normal" fo:text-shadow="none" style:text-underline-style="none" fo:font-weight="normal" officeooo:rsid="046068c1" style:font-style-asian="normal" style:font-weight-asian="normal" style:text-emphasize="none"/>
    </style:style>
    <style:style style:name="T81" style:family="text">
      <style:text-properties style:text-outline="false" style:text-line-through-style="none" style:text-line-through-type="none" style:font-name="Liberation Sans1" fo:font-style="normal" fo:text-shadow="none" style:text-underline-style="none" fo:font-weight="normal" officeooo:rsid="0460965a" style:font-style-asian="normal" style:font-weight-asian="normal" style:text-emphasize="none"/>
    </style:style>
    <style:style style:name="T82" style:family="text">
      <style:text-properties style:text-outline="false" style:text-line-through-style="none" style:text-line-through-type="none" style:font-name="Liberation Sans1" fo:font-style="normal" fo:text-shadow="none" style:text-underline-style="none" fo:font-weight="normal" officeooo:rsid="04628a69" style:font-style-asian="normal" style:font-weight-asian="normal" style:text-emphasize="none"/>
    </style:style>
    <style:style style:name="T83" style:family="text">
      <style:text-properties style:text-outline="false" style:text-line-through-style="none" style:text-line-through-type="none" style:font-name="Liberation Sans1" fo:font-style="normal" fo:text-shadow="none" style:text-underline-style="none" fo:font-weight="normal" officeooo:rsid="0464268f" style:font-style-asian="normal" style:font-weight-asian="normal" style:text-emphasize="none"/>
    </style:style>
    <style:style style:name="T84" style:family="text">
      <style:text-properties style:text-outline="false" style:text-line-through-style="none" style:text-line-through-type="none" style:font-name="Liberation Sans1" fo:font-style="normal" fo:text-shadow="none" style:text-underline-style="none" fo:font-weight="normal" officeooo:rsid="0465357a" style:font-style-asian="normal" style:font-weight-asian="normal" style:text-emphasize="none"/>
    </style:style>
    <style:style style:name="T85" style:family="text">
      <style:text-properties style:text-outline="false" style:text-line-through-style="none" style:text-line-through-type="none" style:font-name="Liberation Sans1" fo:font-style="normal" fo:text-shadow="none" style:text-underline-style="none" fo:font-weight="normal" officeooo:rsid="0466c188" style:font-style-asian="normal" style:font-weight-asian="normal" style:text-emphasize="none"/>
    </style:style>
    <style:style style:name="T86" style:family="text">
      <style:text-properties style:text-outline="false" style:text-line-through-style="none" style:text-line-through-type="none" style:font-name="Liberation Sans1" fo:font-style="normal" fo:text-shadow="none" style:text-underline-style="none" fo:font-weight="normal" officeooo:rsid="00247b95" style:font-style-asian="normal" style:font-weight-asian="normal" style:font-weight-complex="bold" style:text-emphasize="none"/>
    </style:style>
    <style:style style:name="T87" style:family="text">
      <style:text-properties style:text-outline="false" style:text-line-through-style="none" style:text-line-through-type="none" style:font-name="Liberation Sans1" fo:font-style="normal" fo:text-shadow="none" style:text-underline-style="none" fo:font-weight="normal" officeooo:rsid="004a190e" style:font-style-asian="normal" style:font-weight-asian="normal" style:font-weight-complex="bold" style:text-emphasize="none"/>
    </style:style>
    <style:style style:name="T88" style:family="text">
      <style:text-properties style:text-outline="false" style:text-line-through-style="none" style:text-line-through-type="none" style:font-name="Liberation Sans1" fo:font-style="normal" fo:text-shadow="none" style:text-underline-style="none" fo:font-weight="normal" officeooo:rsid="004abb59" style:font-style-asian="normal" style:font-weight-asian="normal" style:font-weight-complex="bold" style:text-emphasize="none"/>
    </style:style>
    <style:style style:name="T89" style:family="text">
      <style:text-properties style:text-outline="false" style:text-line-through-style="none" style:text-line-through-type="none" style:font-name="Liberation Sans1" fo:font-style="normal" fo:text-shadow="none" style:text-underline-style="none" fo:font-weight="normal" officeooo:rsid="0178d892" style:font-style-asian="normal" style:font-weight-asian="normal" style:font-weight-complex="bold" style:text-emphasize="none"/>
    </style:style>
    <style:style style:name="T90" style:family="text">
      <style:text-properties style:text-outline="false" style:text-line-through-style="none" style:text-line-through-type="none" style:font-name="Liberation Sans1" fo:font-style="normal" fo:text-shadow="none" style:text-underline-style="none" fo:font-weight="normal" officeooo:rsid="01b3ad0d" style:font-style-asian="normal" style:font-weight-asian="normal" style:font-weight-complex="bold" style:text-emphasize="none"/>
    </style:style>
    <style:style style:name="T91" style:family="text">
      <style:text-properties style:text-outline="false" style:text-line-through-style="none" style:text-line-through-type="none" style:font-name="Liberation Sans1" fo:font-style="normal" fo:text-shadow="none" style:text-underline-style="none" fo:font-weight="normal" officeooo:rsid="01b47264" style:font-style-asian="normal" style:font-weight-asian="normal" style:font-weight-complex="bold" style:text-emphasize="none"/>
    </style:style>
    <style:style style:name="T92" style:family="text">
      <style:text-properties style:text-outline="false" style:text-line-through-style="none" style:text-line-through-type="none" style:font-name="Liberation Sans1" fo:font-style="normal" fo:text-shadow="none" style:text-underline-style="none" fo:font-weight="normal" officeooo:rsid="000d47e2" style:font-style-asian="normal" style:font-weight-asian="normal" style:font-weight-complex="bold" style:text-emphasize="none"/>
    </style:style>
    <style:style style:name="T93" style:family="text">
      <style:text-properties style:text-outline="false" style:text-line-through-style="none" style:text-line-through-type="none" style:font-name="Liberation Sans1" fo:font-style="normal" fo:text-shadow="none" style:text-underline-style="none" fo:font-weight="normal" officeooo:rsid="020556c7" style:font-style-asian="normal" style:font-weight-asian="normal" style:font-weight-complex="bold" style:text-emphasize="none"/>
    </style:style>
    <style:style style:name="T94" style:family="text">
      <style:text-properties style:text-outline="false" style:text-line-through-style="none" style:text-line-through-type="none" style:font-name="Liberation Sans1" fo:font-style="normal" fo:text-shadow="none" style:text-underline-style="none" fo:font-weight="normal" officeooo:rsid="02090bb9" style:font-style-asian="normal" style:font-weight-asian="normal" style:font-weight-complex="bold" style:text-emphasize="none"/>
    </style:style>
    <style:style style:name="T95" style:family="text">
      <style:text-properties style:text-outline="false" style:text-line-through-style="none" style:text-line-through-type="none" style:font-name="Liberation Sans1" fo:font-style="normal" fo:text-shadow="none" style:text-underline-style="none" fo:font-weight="normal" officeooo:rsid="0233440b" style:font-style-asian="normal" style:font-weight-asian="normal" style:font-weight-complex="bold" style:text-emphasize="none"/>
    </style:style>
    <style:style style:name="T96" style:family="text">
      <style:text-properties style:text-outline="false" style:text-line-through-style="none" style:text-line-through-type="none" style:font-name="Liberation Sans1" fo:font-style="normal" fo:text-shadow="none" style:text-underline-style="none" fo:font-weight="normal" officeooo:rsid="0250870e" style:font-style-asian="normal" style:font-weight-asian="normal" style:font-weight-complex="bold" style:text-emphasize="none"/>
    </style:style>
    <style:style style:name="T97" style:family="text">
      <style:text-properties style:text-outline="false" style:text-line-through-style="none" style:text-line-through-type="none" style:font-name="Liberation Sans1" fo:font-style="normal" fo:text-shadow="none" style:text-underline-style="none" fo:font-weight="normal" officeooo:rsid="0250c424" style:font-style-asian="normal" style:font-weight-asian="normal" style:font-weight-complex="bold" style:text-emphasize="none"/>
    </style:style>
    <style:style style:name="T98" style:family="text">
      <style:text-properties style:text-outline="false" style:text-line-through-style="none" style:text-line-through-type="none" style:font-name="Liberation Sans1" fo:font-style="normal" fo:text-shadow="none" style:text-underline-style="none" fo:font-weight="normal" officeooo:rsid="0201364a" style:font-style-asian="normal" style:font-weight-asian="normal" style:font-weight-complex="bold" style:text-emphasize="none"/>
    </style:style>
    <style:style style:name="T99" style:family="text">
      <style:text-properties style:text-outline="false" style:text-line-through-style="none" style:text-line-through-type="none" style:font-name="Liberation Sans1" fo:font-style="normal" fo:text-shadow="none" style:text-underline-style="none" fo:font-weight="normal" officeooo:rsid="0228f1de" style:font-style-asian="normal" style:font-weight-asian="normal" style:font-weight-complex="bold" style:text-emphasize="none"/>
    </style:style>
    <style:style style:name="T100" style:family="text">
      <style:text-properties style:text-outline="false" style:text-line-through-style="none" style:text-line-through-type="none" style:font-name="Liberation Sans1" fo:font-style="normal" fo:text-shadow="none" style:text-underline-style="none" fo:font-weight="normal" officeooo:rsid="023d3d75" style:font-style-asian="normal" style:font-weight-asian="normal" style:font-weight-complex="bold" style:text-emphasize="none"/>
    </style:style>
    <style:style style:name="T101" style:family="text">
      <style:text-properties style:text-outline="false" style:text-line-through-style="none" style:text-line-through-type="none" style:font-name="Liberation Sans1" fo:font-style="normal" fo:text-shadow="none" style:text-underline-style="none" fo:font-weight="normal" officeooo:rsid="0243c8e2" style:font-style-asian="normal" style:font-weight-asian="normal" style:font-weight-complex="bold" style:text-emphasize="none"/>
    </style:style>
    <style:style style:name="T102" style:family="text">
      <style:text-properties style:text-outline="false" style:text-line-through-style="none" style:text-line-through-type="none" style:font-name="Liberation Sans1" fo:font-style="normal" fo:text-shadow="none" style:text-underline-style="none" fo:font-weight="normal" officeooo:rsid="0248916f" style:font-style-asian="normal" style:font-weight-asian="normal" style:font-weight-complex="bold" style:text-emphasize="none"/>
    </style:style>
    <style:style style:name="T103" style:family="text">
      <style:text-properties style:text-outline="false" style:text-line-through-style="none" style:text-line-through-type="none" style:font-name="Liberation Sans1" fo:font-style="normal" fo:text-shadow="none" style:text-underline-style="none" fo:font-weight="normal" officeooo:rsid="025ad6b1" style:font-style-asian="normal" style:font-weight-asian="normal" style:font-weight-complex="bold" style:text-emphasize="none"/>
    </style:style>
    <style:style style:name="T104" style:family="text">
      <style:text-properties style:text-outline="false" style:text-line-through-style="none" style:text-line-through-type="none" style:font-name="Liberation Sans1" fo:font-style="normal" fo:text-shadow="none" style:text-underline-style="none" fo:font-weight="normal" officeooo:rsid="025af88e" style:font-style-asian="normal" style:font-weight-asian="normal" style:font-weight-complex="bold" style:text-emphasize="none"/>
    </style:style>
    <style:style style:name="T105" style:family="text">
      <style:text-properties style:text-outline="false" style:text-line-through-style="none" style:text-line-through-type="none" style:font-name="Liberation Sans1" fo:font-style="normal" fo:text-shadow="none" style:text-underline-style="none" fo:font-weight="normal" officeooo:rsid="025cb73f" style:font-style-asian="normal" style:font-weight-asian="normal" style:font-weight-complex="bold" style:text-emphasize="none"/>
    </style:style>
    <style:style style:name="T106" style:family="text">
      <style:text-properties style:text-outline="false" style:text-line-through-style="none" style:text-line-through-type="none" style:font-name="Liberation Sans1" fo:font-style="normal" fo:text-shadow="none" style:text-underline-style="none" fo:font-weight="normal" officeooo:rsid="025e87bc" style:font-style-asian="normal" style:font-weight-asian="normal" style:font-weight-complex="bold" style:text-emphasize="none"/>
    </style:style>
    <style:style style:name="T107" style:family="text">
      <style:text-properties style:text-outline="false" style:text-line-through-style="none" style:text-line-through-type="none" style:font-name="Liberation Sans1" fo:font-style="normal" fo:text-shadow="none" style:text-underline-style="none" fo:font-weight="normal" officeooo:rsid="02601e7b" style:font-style-asian="normal" style:font-weight-asian="normal" style:font-weight-complex="bold" style:text-emphasize="none"/>
    </style:style>
    <style:style style:name="T108" style:family="text">
      <style:text-properties style:text-outline="false" style:text-line-through-style="none" style:text-line-through-type="none" style:font-name="Liberation Sans1" fo:font-style="normal" fo:text-shadow="none" style:text-underline-style="none" fo:font-weight="normal" officeooo:rsid="026e9d5a" style:font-style-asian="normal" style:font-weight-asian="normal" style:font-weight-complex="bold" style:text-emphasize="none"/>
    </style:style>
    <style:style style:name="T109" style:family="text">
      <style:text-properties style:text-outline="false" style:text-line-through-style="none" style:text-line-through-type="none" style:font-name="Liberation Sans1" fo:font-style="normal" fo:text-shadow="none" style:text-underline-style="none" fo:font-weight="normal" officeooo:rsid="02b548c7" style:font-style-asian="normal" style:font-weight-asian="normal" style:font-weight-complex="bold" style:text-emphasize="none"/>
    </style:style>
    <style:style style:name="T110" style:family="text">
      <style:text-properties style:text-outline="false" style:text-line-through-style="none" style:text-line-through-type="none" style:font-name="Liberation Sans1" fo:font-style="normal" fo:text-shadow="none" style:text-underline-style="none" fo:font-weight="normal" officeooo:rsid="02b5f077" style:font-style-asian="normal" style:font-weight-asian="normal" style:font-weight-complex="bold" style:text-emphasize="none"/>
    </style:style>
    <style:style style:name="T111" style:family="text">
      <style:text-properties style:text-outline="false" style:text-line-through-style="none" style:text-line-through-type="none" style:font-name="Liberation Sans1" fo:font-style="normal" fo:text-shadow="none" style:text-underline-style="none" fo:font-weight="normal" officeooo:rsid="02bf2ad3" style:font-style-asian="normal" style:font-weight-asian="normal" style:font-weight-complex="bold" style:text-emphasize="none"/>
    </style:style>
    <style:style style:name="T112" style:family="text">
      <style:text-properties style:text-outline="false" style:text-line-through-style="none" style:text-line-through-type="none" style:font-name="Liberation Sans1" fo:font-style="normal" fo:text-shadow="none" style:text-underline-style="none" fo:font-weight="normal" officeooo:rsid="03b350ab" style:font-style-asian="normal" style:font-weight-asian="normal" style:font-weight-complex="bold" style:text-emphasize="none"/>
    </style:style>
    <style:style style:name="T113" style:family="text">
      <style:text-properties style:text-outline="false" style:text-line-through-style="none" style:text-line-through-type="none" style:font-name="Liberation Sans1" fo:font-style="normal" fo:text-shadow="none" style:text-underline-style="none" fo:font-weight="normal" officeooo:rsid="03b361b5" style:font-style-asian="normal" style:font-weight-asian="normal" style:font-weight-complex="bold" style:text-emphasize="none"/>
    </style:style>
    <style:style style:name="T114" style:family="text">
      <style:text-properties style:text-outline="false" style:text-line-through-style="none" style:text-line-through-type="none" style:font-name="Liberation Sans1" fo:font-style="normal" fo:text-shadow="none" style:text-underline-style="none" fo:font-weight="normal" officeooo:rsid="03b5545e" style:font-style-asian="normal" style:font-weight-asian="normal" style:font-weight-complex="bold" style:text-emphasize="none"/>
    </style:style>
    <style:style style:name="T115" style:family="text">
      <style:text-properties style:text-outline="false" style:text-line-through-style="none" style:text-line-through-type="none" style:font-name="Liberation Sans1" fo:font-style="normal" fo:text-shadow="none" style:text-underline-style="none" fo:font-weight="normal" officeooo:rsid="03b6f214" style:font-style-asian="normal" style:font-weight-asian="normal" style:font-weight-complex="bold" style:text-emphasize="none"/>
    </style:style>
    <style:style style:name="T116" style:family="text">
      <style:text-properties style:text-outline="false" style:text-line-through-style="none" style:text-line-through-type="none" style:font-name="Liberation Sans1" fo:font-style="normal" fo:text-shadow="none" style:text-underline-style="none" fo:font-weight="normal" officeooo:rsid="03b8d720" style:font-style-asian="normal" style:font-weight-asian="normal" style:font-weight-complex="bold" style:text-emphasize="none"/>
    </style:style>
    <style:style style:name="T117" style:family="text">
      <style:text-properties style:text-outline="false" style:text-line-through-style="none" style:text-line-through-type="none" style:font-name="Liberation Sans1" fo:font-style="normal" fo:text-shadow="none" style:text-underline-style="none" fo:font-weight="normal" officeooo:rsid="03bbd775" style:font-style-asian="normal" style:font-weight-asian="normal" style:font-weight-complex="bold" style:text-emphasize="none"/>
    </style:style>
    <style:style style:name="T118" style:family="text">
      <style:text-properties style:text-outline="false" style:text-line-through-style="none" style:text-line-through-type="none" style:font-name="Liberation Sans1" fo:font-style="normal" fo:text-shadow="none" style:text-underline-style="none" fo:font-weight="normal" officeooo:rsid="03bfbe54" style:font-style-asian="normal" style:font-weight-asian="normal" style:font-weight-complex="bold" style:text-emphasize="none"/>
    </style:style>
    <style:style style:name="T119" style:family="text">
      <style:text-properties style:text-outline="false" style:text-line-through-style="none" style:text-line-through-type="none" style:font-name="Liberation Sans1" fo:font-style="normal" fo:text-shadow="none" style:text-underline-style="none" fo:font-weight="normal" officeooo:rsid="04480278" style:font-style-asian="normal" style:font-weight-asian="normal" style:font-weight-complex="bold" style:text-emphasize="none"/>
    </style:style>
    <style:style style:name="T120" style:family="text">
      <style:text-properties style:text-outline="false" style:text-line-through-style="none" style:text-line-through-type="none" style:font-name="Liberation Sans1" fo:font-style="normal" fo:text-shadow="none" style:text-underline-style="none" fo:font-weight="normal" officeooo:rsid="04485aa4" style:font-style-asian="normal" style:font-weight-asian="normal" style:font-weight-complex="bold" style:text-emphasize="none"/>
    </style:style>
    <style:style style:name="T121" style:family="text">
      <style:text-properties style:text-outline="false" style:text-line-through-style="none" style:text-line-through-type="none" style:font-name="Liberation Sans1" fo:font-style="normal" fo:text-shadow="none" style:text-underline-style="none" fo:font-weight="normal" officeooo:rsid="04485d62" style:font-style-asian="normal" style:font-weight-asian="normal" style:font-weight-complex="bold" style:text-emphasize="none"/>
    </style:style>
    <style:style style:name="T122" style:family="text">
      <style:text-properties style:text-outline="false" style:text-line-through-style="none" style:text-line-through-type="none" style:font-name="Liberation Sans1" fo:font-style="normal" fo:text-shadow="none" style:text-underline-style="none" fo:font-weight="normal" officeooo:rsid="010a7f04" style:font-style-asian="normal" style:font-weight-asian="normal" style:font-weight-complex="normal" style:text-emphasize="none"/>
    </style:style>
    <style:style style:name="T123" style:family="text">
      <style:text-properties style:text-outline="false" style:text-line-through-style="none" style:text-line-through-type="none" style:font-name="Liberation Sans1" fo:font-style="normal" fo:text-shadow="none" style:text-underline-style="none" fo:font-weight="normal" officeooo:rsid="01826439" style:font-style-asian="normal" style:font-weight-asian="normal" style:font-weight-complex="normal" style:text-emphasize="none"/>
    </style:style>
    <style:style style:name="T124" style:family="text">
      <style:text-properties style:text-outline="false" style:text-line-through-style="none" style:text-line-through-type="none" style:font-name="Liberation Sans1" fo:font-style="normal" fo:text-shadow="none" style:text-underline-style="none" fo:font-weight="normal" officeooo:rsid="01d408f5" style:font-style-asian="normal" style:font-weight-asian="normal" style:font-weight-complex="normal" style:text-emphasize="none"/>
    </style:style>
    <style:style style:name="T125" style:family="text">
      <style:text-properties style:text-outline="false" style:text-line-through-style="none" style:text-line-through-type="none" style:font-name="Liberation Sans1" fo:font-style="normal" fo:text-shadow="none" style:text-underline-style="none" fo:font-weight="normal" officeooo:rsid="01d6d78d" style:font-style-asian="normal" style:font-weight-asian="normal" style:font-weight-complex="normal" style:text-emphasize="none"/>
    </style:style>
    <style:style style:name="T126" style:family="text">
      <style:text-properties style:text-outline="false" style:text-line-through-style="none" style:text-line-through-type="none" style:font-name="Liberation Sans1" fo:font-style="normal" fo:text-shadow="none" style:text-underline-style="none" fo:font-weight="normal" officeooo:rsid="01dbbc4e" style:font-style-asian="normal" style:font-weight-asian="normal" style:font-weight-complex="normal" style:text-emphasize="none"/>
    </style:style>
    <style:style style:name="T127" style:family="text">
      <style:text-properties style:text-outline="false" style:text-line-through-style="none" style:text-line-through-type="none" style:font-name="Liberation Sans1" fo:font-style="normal" fo:text-shadow="none" style:text-underline-style="none" fo:font-weight="normal" officeooo:rsid="01e19cdc" style:font-style-asian="normal" style:font-weight-asian="normal" style:font-weight-complex="normal" style:text-emphasize="none"/>
    </style:style>
    <style:style style:name="T128" style:family="text">
      <style:text-properties style:text-outline="false" style:text-line-through-style="none" style:text-line-through-type="none" style:font-name="Liberation Sans1" fo:font-style="normal" fo:text-shadow="none" style:text-underline-style="none" fo:font-weight="normal" officeooo:rsid="01e26882" style:font-style-asian="normal" style:font-weight-asian="normal" style:font-weight-complex="normal" style:text-emphasize="none"/>
    </style:style>
    <style:style style:name="T129" style:family="text">
      <style:text-properties style:text-outline="false" style:text-line-through-style="none" style:text-line-through-type="none" style:font-name="Liberation Sans1" fo:font-style="normal" fo:text-shadow="none" style:text-underline-style="none" fo:font-weight="normal" officeooo:rsid="01edab6b" style:font-style-asian="normal" style:font-weight-asian="normal" style:font-weight-complex="normal" style:text-emphasize="none"/>
    </style:style>
    <style:style style:name="T130" style:family="text">
      <style:text-properties style:text-outline="false" style:text-line-through-style="none" style:text-line-through-type="none" style:font-name="Liberation Sans1" fo:font-style="normal" fo:text-shadow="none" style:text-underline-style="none" fo:font-weight="normal" officeooo:rsid="01ef2272" style:font-style-asian="normal" style:font-weight-asian="normal" style:font-weight-complex="normal" style:text-emphasize="none"/>
    </style:style>
    <style:style style:name="T131" style:family="text">
      <style:text-properties style:text-outline="false" style:text-line-through-style="none" style:text-line-through-type="none" style:font-name="Liberation Sans1" fo:font-style="normal" fo:text-shadow="none" style:text-underline-style="none" fo:font-weight="normal" officeooo:rsid="01f1a22f" style:font-style-asian="normal" style:font-weight-asian="normal" style:font-weight-complex="normal" style:text-emphasize="none"/>
    </style:style>
    <style:style style:name="T132" style:family="text">
      <style:text-properties style:text-outline="false" style:text-line-through-style="none" style:text-line-through-type="none" style:font-name="Liberation Sans1" fo:font-style="normal" fo:text-shadow="none" style:text-underline-style="none" fo:font-weight="normal" officeooo:rsid="020e826b" style:font-style-asian="normal" style:font-weight-asian="normal" style:font-weight-complex="normal" style:text-emphasize="none"/>
    </style:style>
    <style:style style:name="T133" style:family="text">
      <style:text-properties style:text-outline="false" style:text-line-through-style="none" style:text-line-through-type="none" style:font-name="Liberation Sans1" fo:font-style="normal" fo:text-shadow="none" style:text-underline-style="none" fo:font-weight="normal" officeooo:rsid="0211808b" style:font-style-asian="normal" style:font-weight-asian="normal" style:font-weight-complex="normal" style:text-emphasize="none"/>
    </style:style>
    <style:style style:name="T134" style:family="text">
      <style:text-properties style:text-outline="false" style:text-line-through-style="none" style:text-line-through-type="none" style:font-name="Liberation Sans1" fo:font-style="normal" fo:text-shadow="none" style:text-underline-style="none" fo:font-weight="normal" officeooo:rsid="0212647e" style:font-style-asian="normal" style:font-weight-asian="normal" style:font-weight-complex="normal" style:text-emphasize="none"/>
    </style:style>
    <style:style style:name="T135" style:family="text">
      <style:text-properties style:text-outline="false" style:text-line-through-style="none" style:text-line-through-type="none" style:font-name="Liberation Sans1" fo:font-style="normal" fo:text-shadow="none" style:text-underline-style="none" fo:font-weight="normal" officeooo:rsid="028cdac7" style:font-style-asian="normal" style:font-weight-asian="normal" style:font-weight-complex="normal" style:text-emphasize="none"/>
    </style:style>
    <style:style style:name="T136" style:family="text">
      <style:text-properties style:text-outline="false" style:text-line-through-style="none" style:text-line-through-type="none" style:font-name="Liberation Sans1" fo:font-style="normal" fo:text-shadow="none" style:text-underline-style="none" fo:font-weight="normal" officeooo:rsid="02b40a6f" style:font-style-asian="normal" style:font-weight-asian="normal" style:font-weight-complex="normal" style:text-emphasize="none"/>
    </style:style>
    <style:style style:name="T137" style:family="text">
      <style:text-properties style:text-outline="false" style:text-line-through-style="none" style:text-line-through-type="none" style:font-name="Liberation Sans1" fo:font-style="normal" fo:text-shadow="none" style:text-underline-style="none" fo:font-weight="normal" officeooo:rsid="02b4baef" style:font-style-asian="normal" style:font-weight-asian="normal" style:font-weight-complex="normal" style:text-emphasize="none"/>
    </style:style>
    <style:style style:name="T138" style:family="text">
      <style:text-properties style:text-outline="false" style:text-line-through-style="none" style:text-line-through-type="none" style:font-name="Liberation Sans1" fo:font-style="normal" fo:text-shadow="none" style:text-underline-style="none" fo:font-weight="normal" officeooo:rsid="02cff387" style:font-style-asian="normal" style:font-weight-asian="normal" style:font-weight-complex="normal" style:text-emphasize="none"/>
    </style:style>
    <style:style style:name="T139" style:family="text">
      <style:text-properties style:text-outline="false" style:text-line-through-style="none" style:text-line-through-type="none" style:font-name="Liberation Sans1" fo:font-style="normal" fo:text-shadow="none" style:text-underline-style="none" fo:font-weight="normal" officeooo:rsid="02d1b938" style:font-style-asian="normal" style:font-weight-asian="normal" style:font-weight-complex="normal" style:text-emphasize="none"/>
    </style:style>
    <style:style style:name="T140" style:family="text">
      <style:text-properties style:text-outline="false" style:text-line-through-style="none" style:text-line-through-type="none" style:font-name="Liberation Sans1" fo:font-style="normal" fo:text-shadow="none" style:text-underline-style="none" fo:font-weight="normal" officeooo:rsid="02d33b3a" style:font-style-asian="normal" style:font-weight-asian="normal" style:font-weight-complex="normal" style:text-emphasize="none"/>
    </style:style>
    <style:style style:name="T141" style:family="text">
      <style:text-properties style:text-outline="false" style:text-line-through-style="none" style:text-line-through-type="none" style:font-name="Liberation Sans1" fo:font-style="normal" fo:text-shadow="none" style:text-underline-style="none" fo:font-weight="normal" officeooo:rsid="02ebe187" style:font-style-asian="normal" style:font-weight-asian="normal" style:font-weight-complex="normal" style:text-emphasize="none"/>
    </style:style>
    <style:style style:name="T142" style:family="text">
      <style:text-properties style:text-outline="false" style:text-line-through-style="none" style:text-line-through-type="none" style:font-name="Liberation Sans1" fo:font-style="normal" fo:text-shadow="none" style:text-underline-style="none" fo:font-weight="normal" officeooo:rsid="02ed43c9" style:font-style-asian="normal" style:font-weight-asian="normal" style:font-weight-complex="normal" style:text-emphasize="none"/>
    </style:style>
    <style:style style:name="T143" style:family="text">
      <style:text-properties style:text-outline="false" style:text-line-through-style="none" style:text-line-through-type="none" style:font-name="Liberation Sans1" fo:font-style="normal" fo:text-shadow="none" style:text-underline-style="none" fo:font-weight="normal" officeooo:rsid="02ee1c4c" style:font-style-asian="normal" style:font-weight-asian="normal" style:font-weight-complex="normal" style:text-emphasize="none"/>
    </style:style>
    <style:style style:name="T144" style:family="text">
      <style:text-properties style:text-outline="false" style:text-line-through-style="none" style:text-line-through-type="none" style:font-name="Liberation Sans1" fo:font-style="normal" fo:text-shadow="none" style:text-underline-style="none" fo:font-weight="normal" officeooo:rsid="02ef905b" style:font-style-asian="normal" style:font-weight-asian="normal" style:font-weight-complex="normal" style:text-emphasize="none"/>
    </style:style>
    <style:style style:name="T145" style:family="text">
      <style:text-properties style:text-outline="false" style:text-line-through-style="none" style:text-line-through-type="none" style:font-name="Liberation Sans1" fo:font-style="normal" fo:text-shadow="none" style:text-underline-style="none" fo:font-weight="normal" officeooo:rsid="02f012bd" style:font-style-asian="normal" style:font-weight-asian="normal" style:font-weight-complex="normal" style:text-emphasize="none"/>
    </style:style>
    <style:style style:name="T146" style:family="text">
      <style:text-properties style:text-outline="false" style:text-line-through-style="none" style:text-line-through-type="none" style:font-name="Liberation Sans1" fo:font-style="normal" fo:text-shadow="none" style:text-underline-style="none" fo:font-weight="normal" officeooo:rsid="02f18e7a" style:font-style-asian="normal" style:font-weight-asian="normal" style:font-weight-complex="normal" style:text-emphasize="none"/>
    </style:style>
    <style:style style:name="T147" style:family="text">
      <style:text-properties style:text-outline="false" style:text-line-through-style="none" style:text-line-through-type="none" style:font-name="Liberation Sans1" fo:font-style="normal" fo:text-shadow="none" style:text-underline-style="none" fo:font-weight="normal" officeooo:rsid="02fdfc4d" style:font-style-asian="normal" style:font-weight-asian="normal" style:font-weight-complex="normal" style:text-emphasize="none"/>
    </style:style>
    <style:style style:name="T148" style:family="text">
      <style:text-properties style:text-outline="false" style:text-line-through-style="none" style:text-line-through-type="none" style:font-name="Liberation Sans1" fo:font-style="normal" fo:text-shadow="none" style:text-underline-style="none" fo:font-weight="normal" officeooo:rsid="02fe73ba" style:font-style-asian="normal" style:font-weight-asian="normal" style:font-weight-complex="normal" style:text-emphasize="none"/>
    </style:style>
    <style:style style:name="T149" style:family="text">
      <style:text-properties style:text-outline="false" style:text-line-through-style="none" style:text-line-through-type="none" style:font-name="Liberation Sans1" fo:font-style="normal" fo:text-shadow="none" style:text-underline-style="none" fo:font-weight="normal" officeooo:rsid="030040bf" style:font-style-asian="normal" style:font-weight-asian="normal" style:font-weight-complex="normal" style:text-emphasize="none"/>
    </style:style>
    <style:style style:name="T150" style:family="text">
      <style:text-properties style:text-outline="false" style:text-line-through-style="none" style:text-line-through-type="none" style:font-name="Liberation Sans1" fo:font-style="normal" fo:text-shadow="none" style:text-underline-style="none" fo:font-weight="normal" officeooo:rsid="030d437e" style:font-style-asian="normal" style:font-weight-asian="normal" style:font-weight-complex="normal" style:text-emphasize="none"/>
    </style:style>
    <style:style style:name="T151" style:family="text">
      <style:text-properties style:text-outline="false" style:text-line-through-style="none" style:text-line-through-type="none" style:font-name="Liberation Sans1" fo:font-style="normal" fo:text-shadow="none" style:text-underline-style="none" fo:font-weight="normal" officeooo:rsid="030d9f1c" style:font-style-asian="normal" style:font-weight-asian="normal" style:font-weight-complex="normal" style:text-emphasize="none"/>
    </style:style>
    <style:style style:name="T152" style:family="text">
      <style:text-properties style:text-outline="false" style:text-line-through-style="none" style:text-line-through-type="none" style:font-name="Liberation Sans1" fo:font-style="normal" fo:text-shadow="none" style:text-underline-style="none" fo:font-weight="normal" officeooo:rsid="030e6dc9" style:font-style-asian="normal" style:font-weight-asian="normal" style:font-weight-complex="normal" style:text-emphasize="none"/>
    </style:style>
    <style:style style:name="T153" style:family="text">
      <style:text-properties style:text-outline="false" style:text-line-through-style="none" style:text-line-through-type="none" style:font-name="Liberation Sans1" fo:font-style="normal" fo:text-shadow="none" style:text-underline-style="none" fo:font-weight="normal" officeooo:rsid="03108247" style:font-style-asian="normal" style:font-weight-asian="normal" style:font-weight-complex="normal" style:text-emphasize="none"/>
    </style:style>
    <style:style style:name="T154" style:family="text">
      <style:text-properties style:text-outline="false" style:text-line-through-style="none" style:text-line-through-type="none" style:font-name="Liberation Sans1" fo:font-style="normal" fo:text-shadow="none" style:text-underline-style="none" fo:font-weight="normal" officeooo:rsid="031a9a0f" style:font-style-asian="normal" style:font-weight-asian="normal" style:font-weight-complex="normal" style:text-emphasize="none"/>
    </style:style>
    <style:style style:name="T155" style:family="text">
      <style:text-properties style:text-outline="false" style:text-line-through-style="none" style:text-line-through-type="none" style:font-name="Liberation Sans1" fo:font-style="normal" fo:text-shadow="none" style:text-underline-style="none" fo:font-weight="normal" officeooo:rsid="031ab857" style:font-style-asian="normal" style:font-weight-asian="normal" style:font-weight-complex="normal" style:text-emphasize="none"/>
    </style:style>
    <style:style style:name="T156" style:family="text">
      <style:text-properties style:text-outline="false" style:text-line-through-style="none" style:text-line-through-type="none" style:font-name="Liberation Sans1" fo:font-style="normal" fo:text-shadow="none" style:text-underline-style="none" fo:font-weight="normal" officeooo:rsid="031b2db2" style:font-style-asian="normal" style:font-weight-asian="normal" style:font-weight-complex="normal" style:text-emphasize="none"/>
    </style:style>
    <style:style style:name="T157" style:family="text">
      <style:text-properties style:text-outline="false" style:text-line-through-style="none" style:text-line-through-type="none" style:font-name="Liberation Sans1" fo:font-style="normal" fo:text-shadow="none" style:text-underline-style="none" fo:font-weight="normal" officeooo:rsid="031bfde7" style:font-style-asian="normal" style:font-weight-asian="normal" style:font-weight-complex="normal" style:text-emphasize="none"/>
    </style:style>
    <style:style style:name="T158" style:family="text">
      <style:text-properties style:text-outline="false" style:text-line-through-style="none" style:text-line-through-type="none" style:font-name="Liberation Sans1" fo:font-style="normal" fo:text-shadow="none" style:text-underline-style="none" fo:font-weight="normal" officeooo:rsid="031d405b" style:font-style-asian="normal" style:font-weight-asian="normal" style:font-weight-complex="normal" style:text-emphasize="none"/>
    </style:style>
    <style:style style:name="T159" style:family="text">
      <style:text-properties style:text-outline="false" style:text-line-through-style="none" style:text-line-through-type="none" style:font-name="Liberation Sans1" fo:font-style="normal" fo:text-shadow="none" style:text-underline-style="none" fo:font-weight="normal" officeooo:rsid="0322e6bd" style:font-style-asian="normal" style:font-weight-asian="normal" style:font-weight-complex="normal" style:text-emphasize="none"/>
    </style:style>
    <style:style style:name="T160" style:family="text">
      <style:text-properties style:text-outline="false" style:text-line-through-style="none" style:text-line-through-type="none" style:font-name="Liberation Sans1" fo:font-style="normal" fo:text-shadow="none" style:text-underline-style="none" fo:font-weight="normal" officeooo:rsid="032404b1" style:font-style-asian="normal" style:font-weight-asian="normal" style:font-weight-complex="normal" style:text-emphasize="none"/>
    </style:style>
    <style:style style:name="T161" style:family="text">
      <style:text-properties style:text-outline="false" style:text-line-through-style="none" style:text-line-through-type="none" style:font-name="Liberation Sans1" fo:font-style="normal" fo:text-shadow="none" style:text-underline-style="none" fo:font-weight="normal" officeooo:rsid="03256ce6" style:font-style-asian="normal" style:font-weight-asian="normal" style:font-weight-complex="normal" style:text-emphasize="none"/>
    </style:style>
    <style:style style:name="T162" style:family="text">
      <style:text-properties style:text-outline="false" style:text-line-through-style="none" style:text-line-through-type="none" style:font-name="Liberation Sans1" fo:font-style="normal" fo:text-shadow="none" style:text-underline-style="none" fo:font-weight="normal" officeooo:rsid="032635d5" style:font-style-asian="normal" style:font-weight-asian="normal" style:font-weight-complex="normal" style:text-emphasize="none"/>
    </style:style>
    <style:style style:name="T163" style:family="text">
      <style:text-properties style:text-outline="false" style:text-line-through-style="none" style:text-line-through-type="none" style:font-name="Liberation Sans1" fo:font-style="normal" fo:text-shadow="none" style:text-underline-style="none" fo:font-weight="normal" officeooo:rsid="0327020a" style:font-style-asian="normal" style:font-weight-asian="normal" style:font-weight-complex="normal" style:text-emphasize="none"/>
    </style:style>
    <style:style style:name="T164" style:family="text">
      <style:text-properties style:text-outline="false" style:text-line-through-style="none" style:text-line-through-type="none" style:font-name="Liberation Sans1" fo:font-style="normal" fo:text-shadow="none" style:text-underline-style="none" fo:font-weight="normal" officeooo:rsid="032c1864" style:font-style-asian="normal" style:font-weight-asian="normal" style:font-weight-complex="normal" style:text-emphasize="none"/>
    </style:style>
    <style:style style:name="T165" style:family="text">
      <style:text-properties style:text-outline="false" style:text-line-through-style="none" style:text-line-through-type="none" style:font-name="Liberation Sans1" fo:font-style="normal" fo:text-shadow="none" style:text-underline-style="none" fo:font-weight="normal" officeooo:rsid="032e27ca" style:font-style-asian="normal" style:font-weight-asian="normal" style:font-weight-complex="normal" style:text-emphasize="none"/>
    </style:style>
    <style:style style:name="T166" style:family="text">
      <style:text-properties style:text-outline="false" style:text-line-through-style="none" style:text-line-through-type="none" style:font-name="Liberation Sans1" fo:font-style="normal" fo:text-shadow="none" style:text-underline-style="none" fo:font-weight="normal" officeooo:rsid="032e7657" style:font-style-asian="normal" style:font-weight-asian="normal" style:font-weight-complex="normal" style:text-emphasize="none"/>
    </style:style>
    <style:style style:name="T167" style:family="text">
      <style:text-properties style:text-outline="false" style:text-line-through-style="none" style:text-line-through-type="none" style:font-name="Liberation Sans1" fo:font-style="normal" fo:text-shadow="none" style:text-underline-style="none" fo:font-weight="normal" officeooo:rsid="032ee063" style:font-style-asian="normal" style:font-weight-asian="normal" style:font-weight-complex="normal" style:text-emphasize="none"/>
    </style:style>
    <style:style style:name="T168" style:family="text">
      <style:text-properties style:text-outline="false" style:text-line-through-style="none" style:text-line-through-type="none" style:font-name="Liberation Sans1" fo:font-style="normal" fo:text-shadow="none" style:text-underline-style="none" fo:font-weight="normal" officeooo:rsid="0331c3b0" style:font-style-asian="normal" style:font-weight-asian="normal" style:font-weight-complex="normal" style:text-emphasize="none"/>
    </style:style>
    <style:style style:name="T169" style:family="text">
      <style:text-properties style:text-outline="false" style:text-line-through-style="none" style:text-line-through-type="none" style:font-name="Liberation Sans1" fo:font-style="normal" fo:text-shadow="none" style:text-underline-style="none" fo:font-weight="normal" officeooo:rsid="0331dd71" style:font-style-asian="normal" style:font-weight-asian="normal" style:font-weight-complex="normal" style:text-emphasize="none"/>
    </style:style>
    <style:style style:name="T170" style:family="text">
      <style:text-properties style:text-outline="false" style:text-line-through-style="none" style:text-line-through-type="none" style:font-name="Liberation Sans1" fo:font-style="normal" fo:text-shadow="none" style:text-underline-style="none" fo:font-weight="normal" officeooo:rsid="03321a00" style:font-style-asian="normal" style:font-weight-asian="normal" style:font-weight-complex="normal" style:text-emphasize="none"/>
    </style:style>
    <style:style style:name="T171" style:family="text">
      <style:text-properties style:text-outline="false" style:text-line-through-style="none" style:text-line-through-type="none" style:font-name="Liberation Sans1" fo:font-style="normal" fo:text-shadow="none" style:text-underline-style="none" fo:font-weight="normal" officeooo:rsid="03331f41" style:font-style-asian="normal" style:font-weight-asian="normal" style:font-weight-complex="normal" style:text-emphasize="none"/>
    </style:style>
    <style:style style:name="T172" style:family="text">
      <style:text-properties style:text-outline="false" style:text-line-through-style="none" style:text-line-through-type="none" style:font-name="Liberation Sans1" fo:font-style="normal" fo:text-shadow="none" style:text-underline-style="none" fo:font-weight="normal" officeooo:rsid="0334b367" style:font-style-asian="normal" style:font-weight-asian="normal" style:font-weight-complex="normal" style:text-emphasize="none"/>
    </style:style>
    <style:style style:name="T173" style:family="text">
      <style:text-properties style:text-outline="false" style:text-line-through-style="none" style:text-line-through-type="none" style:font-name="Liberation Sans1" fo:font-style="normal" fo:text-shadow="none" style:text-underline-style="none" fo:font-weight="normal" officeooo:rsid="0334d570" style:font-style-asian="normal" style:font-weight-asian="normal" style:font-weight-complex="normal" style:text-emphasize="none"/>
    </style:style>
    <style:style style:name="T174" style:family="text">
      <style:text-properties style:text-outline="false" style:text-line-through-style="none" style:text-line-through-type="none" style:font-name="Liberation Sans1" fo:font-style="normal" fo:text-shadow="none" style:text-underline-style="none" fo:font-weight="normal" officeooo:rsid="0335820a" style:font-style-asian="normal" style:font-weight-asian="normal" style:font-weight-complex="normal" style:text-emphasize="none"/>
    </style:style>
    <style:style style:name="T175" style:family="text">
      <style:text-properties style:text-outline="false" style:text-line-through-style="none" style:text-line-through-type="none" style:font-name="Liberation Sans1" fo:font-style="normal" fo:text-shadow="none" style:text-underline-style="none" fo:font-weight="normal" officeooo:rsid="03374626" style:font-style-asian="normal" style:font-weight-asian="normal" style:font-weight-complex="normal" style:text-emphasize="none"/>
    </style:style>
    <style:style style:name="T176" style:family="text">
      <style:text-properties style:text-outline="false" style:text-line-through-style="none" style:text-line-through-type="none" style:font-name="Liberation Sans1" fo:font-style="normal" fo:text-shadow="none" style:text-underline-style="none" fo:font-weight="normal" officeooo:rsid="033759c0" style:font-style-asian="normal" style:font-weight-asian="normal" style:font-weight-complex="normal" style:text-emphasize="none"/>
    </style:style>
    <style:style style:name="T177" style:family="text">
      <style:text-properties style:text-outline="false" style:text-line-through-style="none" style:text-line-through-type="none" style:font-name="Liberation Sans1" fo:font-style="normal" fo:text-shadow="none" style:text-underline-style="none" fo:font-weight="normal" officeooo:rsid="0338b391" style:font-style-asian="normal" style:font-weight-asian="normal" style:font-weight-complex="normal" style:text-emphasize="none"/>
    </style:style>
    <style:style style:name="T178" style:family="text">
      <style:text-properties style:text-outline="false" style:text-line-through-style="none" style:text-line-through-type="none" style:font-name="Liberation Sans1" fo:font-style="normal" fo:text-shadow="none" style:text-underline-style="none" fo:font-weight="normal" officeooo:rsid="0339c533" style:font-style-asian="normal" style:font-weight-asian="normal" style:font-weight-complex="normal" style:text-emphasize="none"/>
    </style:style>
    <style:style style:name="T179" style:family="text">
      <style:text-properties style:text-outline="false" style:text-line-through-style="none" style:text-line-through-type="none" style:font-name="Liberation Sans1" fo:font-style="normal" fo:text-shadow="none" style:text-underline-style="none" fo:font-weight="normal" officeooo:rsid="030b4fef" style:font-style-asian="normal" style:font-weight-asian="normal" style:font-weight-complex="normal" style:text-emphasize="none"/>
    </style:style>
    <style:style style:name="T180" style:family="text">
      <style:text-properties style:text-outline="false" style:text-line-through-style="none" style:text-line-through-type="none" style:font-name="Liberation Sans1" fo:font-style="normal" fo:text-shadow="none" style:text-underline-style="none" fo:font-weight="normal" officeooo:rsid="03b925a2" style:font-style-asian="normal" style:font-weight-asian="normal" style:font-weight-complex="normal" style:text-emphasize="none"/>
    </style:style>
    <style:style style:name="T181" style:family="text">
      <style:text-properties style:text-outline="false" style:text-line-through-style="none" style:text-line-through-type="none" style:font-name="Liberation Sans1" fo:font-style="normal" fo:text-shadow="none" style:text-underline-style="none" fo:font-weight="normal" officeooo:rsid="03bbd775" style:font-style-asian="normal" style:font-weight-asian="normal" style:font-weight-complex="normal" style:text-emphasize="none"/>
    </style:style>
    <style:style style:name="T182" style:family="text">
      <style:text-properties style:text-outline="false" style:text-line-through-style="none" style:text-line-through-type="none" style:font-name="Liberation Sans1" fo:font-style="normal" fo:text-shadow="none" style:text-underline-style="none" fo:font-weight="normal" officeooo:rsid="03bcbc32" style:font-style-asian="normal" style:font-weight-asian="normal" style:font-weight-complex="normal" style:text-emphasize="none"/>
    </style:style>
    <style:style style:name="T183" style:family="text">
      <style:text-properties style:text-outline="false" style:text-line-through-style="none" style:text-line-through-type="none" style:font-name="Liberation Sans1" fo:font-style="normal" fo:text-shadow="none" style:text-underline-style="none" fo:font-weight="normal" officeooo:rsid="03c2d582" style:font-style-asian="normal" style:font-weight-asian="normal" style:font-weight-complex="normal" style:text-emphasize="none"/>
    </style:style>
    <style:style style:name="T184" style:family="text">
      <style:text-properties style:text-outline="false" style:text-line-through-style="none" style:text-line-through-type="none" style:font-name="Liberation Sans1" fo:font-style="normal" fo:text-shadow="none" style:text-underline-style="none" fo:font-weight="normal" officeooo:rsid="03c5d4a0" style:font-style-asian="normal" style:font-weight-asian="normal" style:font-weight-complex="normal" style:text-emphasize="none"/>
    </style:style>
    <style:style style:name="T185" style:family="text">
      <style:text-properties style:text-outline="false" style:text-line-through-style="none" style:text-line-through-type="none" style:font-name="Liberation Sans1" fo:font-style="normal" fo:text-shadow="none" style:text-underline-style="none" fo:font-weight="normal" officeooo:rsid="03c7aed8" style:font-style-asian="normal" style:font-weight-asian="normal" style:font-weight-complex="normal" style:text-emphasize="none"/>
    </style:style>
    <style:style style:name="T186" style:family="text">
      <style:text-properties style:text-outline="false" style:text-line-through-style="none" style:text-line-through-type="none" style:font-name="Liberation Sans1" fo:font-style="normal" fo:text-shadow="none" style:text-underline-style="none" fo:font-weight="normal" officeooo:rsid="03c8de07" style:font-style-asian="normal" style:font-weight-asian="normal" style:font-weight-complex="normal" style:text-emphasize="none"/>
    </style:style>
    <style:style style:name="T187" style:family="text">
      <style:text-properties style:text-outline="false" style:text-line-through-style="none" style:text-line-through-type="none" style:font-name="Liberation Sans1" fo:font-style="normal" fo:text-shadow="none" style:text-underline-style="none" fo:font-weight="normal" officeooo:rsid="03cd21b3" style:font-style-asian="normal" style:font-weight-asian="normal" style:font-weight-complex="normal" style:text-emphasize="none"/>
    </style:style>
    <style:style style:name="T188" style:family="text">
      <style:text-properties style:text-outline="false" style:text-line-through-style="none" style:text-line-through-type="none" style:font-name="Liberation Sans1" fo:font-style="normal" fo:text-shadow="none" style:text-underline-style="none" fo:font-weight="normal" officeooo:rsid="03d10fb5" style:font-style-asian="normal" style:font-weight-asian="normal" style:font-weight-complex="normal" style:text-emphasize="none"/>
    </style:style>
    <style:style style:name="T189" style:family="text">
      <style:text-properties style:text-outline="false" style:text-line-through-style="none" style:text-line-through-type="none" style:font-name="Liberation Sans1" fo:font-style="normal" fo:text-shadow="none" style:text-underline-style="none" fo:font-weight="normal" officeooo:rsid="03d59f01" style:font-style-asian="normal" style:font-weight-asian="normal" style:font-weight-complex="normal" style:text-emphasize="none"/>
    </style:style>
    <style:style style:name="T190" style:family="text">
      <style:text-properties style:text-outline="false" style:text-line-through-style="none" style:text-line-through-type="none" style:font-name="Liberation Sans1" fo:font-style="normal" fo:text-shadow="none" style:text-underline-style="none" fo:font-weight="normal" officeooo:rsid="03d8e02f" style:font-style-asian="normal" style:font-weight-asian="normal" style:font-weight-complex="normal" style:text-emphasize="none"/>
    </style:style>
    <style:style style:name="T191" style:family="text">
      <style:text-properties style:text-outline="false" style:text-line-through-style="none" style:text-line-through-type="none" style:font-name="Liberation Sans1" fo:font-style="normal" fo:text-shadow="none" style:text-underline-style="none" fo:font-weight="normal" officeooo:rsid="03dcb1ac" style:font-style-asian="normal" style:font-weight-asian="normal" style:font-weight-complex="normal" style:text-emphasize="none"/>
    </style:style>
    <style:style style:name="T192" style:family="text">
      <style:text-properties style:text-outline="false" style:text-line-through-style="none" style:text-line-through-type="none" style:font-name="Liberation Sans1" fo:font-style="normal" fo:text-shadow="none" style:text-underline-style="none" fo:font-weight="normal" officeooo:rsid="03e82d6e" style:font-style-asian="normal" style:font-weight-asian="normal" style:font-weight-complex="normal" style:text-emphasize="none"/>
    </style:style>
    <style:style style:name="T193" style:family="text">
      <style:text-properties style:text-outline="false" style:text-line-through-style="none" style:text-line-through-type="none" style:font-name="Liberation Sans1" fo:font-style="normal" fo:text-shadow="none" style:text-underline-style="none" fo:font-weight="normal" officeooo:rsid="0423395d" style:font-style-asian="normal" style:font-weight-asian="normal" style:font-weight-complex="normal" style:text-emphasize="none"/>
    </style:style>
    <style:style style:name="T194" style:family="text">
      <style:text-properties style:text-outline="false" style:text-line-through-style="none" style:text-line-through-type="none" style:font-name="Liberation Sans1" fo:font-style="normal" fo:text-shadow="none" style:text-underline-style="none" fo:font-weight="normal" officeooo:rsid="0453b9a5" style:font-style-asian="normal" style:font-weight-asian="normal" style:font-weight-complex="normal" style:text-emphasize="none"/>
    </style:style>
    <style:style style:name="T195" style:family="text">
      <style:text-properties style:text-outline="false" style:text-line-through-style="none" style:text-line-through-type="none" style:font-name="Liberation Sans1" fo:font-style="normal" fo:text-shadow="none" style:text-underline-style="none" officeooo:rsid="010a7f04" style:font-style-asian="normal" style:text-emphasize="none"/>
    </style:style>
    <style:style style:name="T196" style:family="text">
      <style:text-properties style:text-outline="false" style:text-line-through-style="none" style:text-line-through-type="none" style:font-name="Liberation Sans1" fo:font-style="normal" fo:text-shadow="none" style:text-underline-style="none" officeooo:rsid="03c081f5" style:font-style-asian="normal" style:text-emphasize="none"/>
    </style:style>
    <style:style style:name="T197" style:family="text">
      <style:text-properties style:text-outline="false" style:text-line-through-style="none" style:text-line-through-type="none" style:font-name="Liberation Sans1" fo:font-style="normal" fo:text-shadow="none" style:text-underline-style="none" officeooo:rsid="03c163ce" style:font-style-asian="normal" style:text-emphasize="none"/>
    </style:style>
    <style:style style:name="T198" style:family="text">
      <style:text-properties style:text-outline="false" style:text-line-through-style="none" style:text-line-through-type="none" style:font-name="Liberation Sans1" fo:font-style="normal" fo:text-shadow="none" style:text-underline-style="none" fo:font-weight="bold" officeooo:rsid="00247b95" style:font-style-asian="normal" style:font-weight-asian="bold" style:font-weight-complex="bold" style:text-emphasize="none"/>
    </style:style>
    <style:style style:name="T199" style:family="text">
      <style:text-properties style:text-outline="false" style:text-line-through-style="none" style:text-line-through-type="none" style:font-name="Liberation Sans1" fo:font-style="normal" fo:text-shadow="none" style:text-underline-style="none" fo:font-weight="bold" officeooo:rsid="0054e40b" style:font-style-asian="normal" style:font-weight-asian="bold" style:font-weight-complex="bold" style:text-emphasize="none"/>
    </style:style>
    <style:style style:name="T200" style:family="text">
      <style:text-properties style:text-outline="false" style:text-line-through-style="none" style:text-line-through-type="none" style:font-name="Liberation Sans1" fo:font-style="normal" fo:text-shadow="none" style:text-underline-style="none" fo:font-weight="bold" officeooo:rsid="03b28780" style:font-style-asian="normal" style:font-weight-asian="bold" style:font-weight-complex="bold" style:text-emphasize="none"/>
    </style:style>
    <style:style style:name="T201" style:family="text">
      <style:text-properties style:text-outline="false" style:text-line-through-style="none" style:text-line-through-type="none" style:font-name="Liberation Sans1" fo:font-style="normal" fo:text-shadow="none" style:text-underline-style="none" fo:font-weight="bold" officeooo:rsid="03b6f214" style:font-style-asian="normal" style:font-weight-asian="bold" style:font-weight-complex="bold" style:text-emphasize="none"/>
    </style:style>
    <style:style style:name="T202" style:family="text">
      <style:text-properties style:text-outline="false" style:text-line-through-style="none" style:text-line-through-type="none" style:font-name="Liberation Sans1" fo:font-size="12pt" fo:font-style="normal" fo:text-shadow="none" style:text-underline-style="none" fo:font-weight="normal" officeooo:rsid="000d47e2" style:font-size-asian="12pt" style:font-style-asian="normal" style:font-weight-asian="normal" style:font-size-complex="12pt" style:font-weight-complex="bold" style:text-emphasize="none"/>
    </style:style>
    <style:style style:name="T203" style:family="text">
      <style:text-properties style:text-outline="false" style:text-line-through-style="none" style:text-line-through-type="none" style:font-name="Liberation Sans1" fo:font-size="12pt" fo:font-style="normal" fo:text-shadow="none" style:text-underline-style="none" fo:font-weight="normal" officeooo:rsid="020556c7" style:font-size-asian="12pt" style:font-style-asian="normal" style:font-weight-asian="normal" style:font-size-complex="12pt" style:font-weight-complex="bold" style:text-emphasize="none"/>
    </style:style>
    <style:style style:name="T204" style:family="text">
      <style:text-properties style:text-outline="false" style:text-line-through-style="none" style:text-line-through-type="none" style:font-name="Liberation Sans1" fo:font-size="12pt" fo:font-style="normal" fo:text-shadow="none" style:text-underline-style="none" fo:font-weight="normal" officeooo:rsid="02090bb9" style:font-size-asian="12pt" style:font-style-asian="normal" style:font-weight-asian="normal" style:font-size-complex="12pt" style:font-weight-complex="bold" style:text-emphasize="none"/>
    </style:style>
    <style:style style:name="T205" style:family="text">
      <style:text-properties style:text-outline="false" style:text-line-through-style="none" style:text-line-through-type="none" style:font-name="Liberation Sans1" fo:font-size="12pt" fo:font-style="normal" fo:text-shadow="none" style:text-underline-style="none" fo:font-weight="normal" officeooo:rsid="0201364a" style:font-size-asian="12pt" style:font-style-asian="normal" style:font-weight-asian="normal" style:font-size-complex="12pt" style:font-weight-complex="bold" style:text-emphasize="none"/>
    </style:style>
    <style:style style:name="T206" style:family="text">
      <style:text-properties style:text-outline="false" style:text-line-through-style="none" style:text-line-through-type="none" style:font-name="Liberation Sans1" fo:font-size="12pt" fo:font-style="normal" fo:text-shadow="none" style:text-underline-style="none" fo:font-weight="normal" officeooo:rsid="0228f1de" style:font-size-asian="12pt" style:font-style-asian="normal" style:font-weight-asian="normal" style:font-size-complex="12pt" style:font-weight-complex="bold" style:text-emphasize="none"/>
    </style:style>
    <style:style style:name="T207" style:family="text">
      <style:text-properties style:text-outline="false" style:text-line-through-style="none" style:text-line-through-type="none" style:font-name="Liberation Sans1" fo:font-size="12pt" fo:font-style="normal" fo:text-shadow="none" style:text-underline-style="none" fo:font-weight="normal" officeooo:rsid="0324acff" style:font-size-asian="12pt" style:font-style-asian="normal" style:font-weight-asian="normal" style:font-size-complex="12pt" style:font-weight-complex="bold" style:text-emphasize="none"/>
    </style:style>
    <style:style style:name="T208" style:family="text">
      <style:text-properties style:text-outline="false" style:text-line-through-style="none" style:text-line-through-type="none" style:font-name="Liberation Sans1" fo:font-size="12pt" fo:font-style="normal" fo:text-shadow="none" style:text-underline-style="none" fo:font-weight="normal" officeooo:rsid="03d2e497" style:font-size-asian="12pt" style:font-style-asian="normal" style:font-weight-asian="normal" style:font-size-complex="12pt" style:font-weight-complex="bold" style:text-emphasize="none"/>
    </style:style>
    <style:style style:name="T209" style:family="text">
      <style:text-properties style:text-outline="false" style:text-line-through-style="none" style:text-line-through-type="none" style:font-name="Liberation Sans1" fo:font-size="12pt" fo:font-style="normal" fo:text-shadow="none" style:text-underline-style="none" fo:font-weight="normal" officeooo:rsid="04596810" style:font-size-asian="12pt" style:font-style-asian="normal" style:font-weight-asian="normal" style:font-size-complex="12pt" style:font-weight-complex="bold" style:text-emphasize="none"/>
    </style:style>
    <style:style style:name="T210" style:family="text">
      <style:text-properties style:text-outline="false" style:text-line-through-style="none" style:text-line-through-type="none" style:font-name="Liberation Sans1" fo:font-size="12pt" fo:font-style="normal" fo:text-shadow="none" style:text-underline-style="none" fo:font-weight="normal" officeooo:rsid="010a7f04" style:font-size-asian="12pt" style:font-style-asian="normal" style:font-weight-asian="normal" style:font-size-complex="12pt" style:font-weight-complex="normal" style:text-emphasize="none"/>
    </style:style>
    <style:style style:name="T211" style:family="text">
      <style:text-properties style:text-outline="false" style:text-line-through-style="none" style:text-line-through-type="none" style:font-name="Liberation Sans1" fo:font-size="12pt" fo:font-style="normal" fo:text-shadow="none" style:text-underline-style="none" fo:font-weight="normal" officeooo:rsid="01f0f3b5" style:font-size-asian="12pt" style:font-style-asian="normal" style:font-weight-asian="normal" style:font-size-complex="12pt" style:font-weight-complex="normal" style:text-emphasize="none"/>
    </style:style>
    <style:style style:name="T212" style:family="text">
      <style:text-properties style:text-outline="false" style:text-line-through-style="none" style:text-line-through-type="none" style:font-name="Liberation Sans1" fo:font-size="12pt" fo:font-style="normal" fo:text-shadow="none" style:text-underline-style="none" fo:font-weight="normal" officeooo:rsid="0212647e" style:font-size-asian="12pt" style:font-style-asian="normal" style:font-weight-asian="normal" style:font-size-complex="12pt" style:font-weight-complex="normal" style:text-emphasize="none"/>
    </style:style>
    <style:style style:name="T213" style:family="text">
      <style:text-properties style:text-outline="false" style:text-line-through-style="none" style:text-line-through-type="none" style:font-name="Liberation Sans1" fo:font-size="12pt" fo:font-style="normal" fo:text-shadow="none" style:text-underline-style="none" fo:font-weight="normal" officeooo:rsid="030b4fef" style:font-size-asian="12pt" style:font-style-asian="normal" style:font-weight-asian="normal" style:font-size-complex="12pt" style:font-weight-complex="normal" style:text-emphasize="none"/>
    </style:style>
    <style:style style:name="T214" style:family="text">
      <style:text-properties style:text-outline="false" style:text-line-through-style="none" style:text-line-through-type="none" style:font-name="Liberation Sans1" fo:font-size="12pt" fo:font-style="normal" fo:text-shadow="none" style:text-underline-style="none" fo:font-weight="normal" officeooo:rsid="03286be4" style:font-size-asian="12pt" style:font-style-asian="normal" style:font-weight-asian="normal" style:font-size-complex="12pt" style:font-weight-complex="normal" style:text-emphasize="none"/>
    </style:style>
    <style:style style:name="T215" style:family="text">
      <style:text-properties style:text-outline="false" style:text-line-through-style="none" style:text-line-through-type="none" style:font-name="Liberation Sans1" fo:font-size="12pt" fo:font-style="normal" fo:text-shadow="none" style:text-underline-style="none" fo:font-weight="normal" officeooo:rsid="0329a582" style:font-size-asian="12pt" style:font-style-asian="normal" style:font-weight-asian="normal" style:font-size-complex="12pt" style:font-weight-complex="normal" style:text-emphasize="none"/>
    </style:style>
    <style:style style:name="T216" style:family="text">
      <style:text-properties style:text-outline="false" style:text-line-through-style="none" style:text-line-through-type="none" style:font-name="Liberation Sans1" fo:font-size="12pt" fo:font-style="normal" fo:text-shadow="none" style:text-underline-style="none" fo:font-weight="normal" officeooo:rsid="032a7b58" style:font-size-asian="12pt" style:font-style-asian="normal" style:font-weight-asian="normal" style:font-size-complex="12pt" style:font-weight-complex="normal" style:text-emphasize="none"/>
    </style:style>
    <style:style style:name="T217" style:family="text">
      <style:text-properties style:text-outline="false" style:text-line-through-style="none" style:text-line-through-type="none" style:font-name="Liberation Sans1" fo:font-size="12pt" fo:font-style="normal" fo:text-shadow="none" style:text-underline-style="none" fo:font-weight="normal" officeooo:rsid="03d4332b" style:font-size-asian="12pt" style:font-style-asian="normal" style:font-weight-asian="normal" style:font-size-complex="12pt" style:font-weight-complex="normal" style:text-emphasize="none"/>
    </style:style>
    <style:style style:name="T218" style:family="text">
      <style:text-properties style:text-outline="false" style:text-line-through-style="none" style:text-line-through-type="none" style:font-name="Liberation Sans1" fo:font-size="12pt" fo:font-style="normal" fo:text-shadow="none" style:text-underline-style="none" fo:font-weight="normal" officeooo:rsid="03d7350a" style:font-size-asian="12pt" style:font-style-asian="normal" style:font-weight-asian="normal" style:font-size-complex="12pt" style:font-weight-complex="normal" style:text-emphasize="none"/>
    </style:style>
    <style:style style:name="T219" style:family="text">
      <style:text-properties style:text-outline="false" style:text-line-through-style="none" style:text-line-through-type="none" style:font-name="Liberation Sans1" fo:font-size="12pt" fo:font-style="normal" fo:text-shadow="none" style:text-underline-style="none" fo:font-weight="bold" officeooo:rsid="010a7f04" style:font-size-asian="12pt" style:font-style-asian="normal" style:font-weight-asian="bold" style:font-size-complex="12pt" style:font-weight-complex="bold" style:text-emphasize="none"/>
    </style:style>
    <style:style style:name="T220" style:family="text">
      <style:text-properties style:text-outline="false" style:text-line-through-style="none" style:text-line-through-type="none" style:font-name="Liberation Sans1" fo:font-size="12pt" fo:font-style="normal" fo:text-shadow="none" style:text-underline-style="none" fo:font-weight="bold" officeooo:rsid="000d47e2" style:font-size-asian="12pt" style:font-style-asian="normal" style:font-weight-asian="bold" style:font-size-complex="12pt" style:font-weight-complex="bold" style:text-emphasize="none"/>
    </style:style>
    <style:style style:name="T221" style:family="text">
      <style:text-properties style:text-outline="false" style:text-line-through-style="none" style:text-line-through-type="none" style:font-name="Liberation Sans1" fo:font-size="12pt" fo:font-style="normal" fo:text-shadow="none" style:text-underline-style="none" fo:font-weight="bold" officeooo:rsid="029e0907" style:font-size-asian="12pt" style:font-style-asian="normal" style:font-weight-asian="bold" style:font-size-complex="12pt" style:font-weight-complex="bold" style:text-emphasize="none"/>
    </style:style>
    <style:style style:name="T222" style:family="text">
      <style:text-properties style:text-outline="false" style:text-line-through-style="none" style:text-line-through-type="none" style:font-name="Liberation Sans1" fo:font-size="12pt" fo:font-style="normal" fo:text-shadow="none" style:text-underline-style="none" fo:font-weight="bold" officeooo:rsid="03c163ce" style:font-size-asian="12pt" style:font-style-asian="normal" style:font-weight-asian="bold" style:font-size-complex="12pt" style:font-weight-complex="bold" style:text-emphasize="none"/>
    </style:style>
    <style:style style:name="T223" style:family="text">
      <style:text-properties style:text-outline="false" style:text-line-through-style="none" style:text-line-through-type="none" style:font-name="Liberation Sans1" fo:font-size="12pt" fo:font-style="normal" fo:text-shadow="none" style:text-underline-style="none" fo:font-weight="bold" officeooo:rsid="03e2d010" style:font-size-asian="12pt" style:font-style-asian="normal" style:font-weight-asian="bold" style:font-size-complex="12pt" style:font-weight-complex="bold" style:text-emphasize="none"/>
    </style:style>
    <style:style style:name="T224" style:family="text">
      <style:text-properties style:text-outline="false" style:text-line-through-style="none" style:text-line-through-type="none" style:font-name="Liberation Sans1" fo:font-style="italic" fo:text-shadow="none" style:text-underline-style="none" fo:font-weight="normal" officeooo:rsid="02090bb9" style:font-style-asian="italic" style:font-weight-asian="normal" style:font-style-complex="italic" style:font-weight-complex="bold" style:text-emphasize="none"/>
    </style:style>
    <style:style style:name="T225" style:family="text">
      <style:text-properties style:text-outline="false" style:text-line-through-style="none" style:text-line-through-type="none" style:font-name="Liberation Sans1" fo:font-style="italic" fo:text-shadow="none" style:text-underline-style="none" fo:font-weight="normal" officeooo:rsid="03b350ab" style:font-style-asian="italic" style:font-weight-asian="normal" style:font-style-complex="italic" style:font-weight-complex="bold" style:text-emphasize="none"/>
    </style:style>
    <style:style style:name="T226" style:family="text">
      <style:text-properties style:text-outline="false" style:text-line-through-style="none" style:text-line-through-type="none" style:font-name="Liberation Sans1" fo:font-style="italic" fo:text-shadow="none" style:text-underline-style="none" fo:font-weight="normal" officeooo:rsid="02090bb9" style:font-style-asian="italic" style:font-weight-asian="normal" style:font-style-complex="italic" style:text-emphasize="none"/>
    </style:style>
    <style:style style:name="T227" style:family="text">
      <style:text-properties style:text-outline="false" style:text-line-through-style="none" style:text-line-through-type="none" style:text-position="0% 100%" style:font-name="Liberation Sans1" fo:font-style="italic" fo:text-shadow="none" style:text-underline-style="none" fo:font-weight="normal" officeooo:rsid="02090bb9" style:font-style-asian="italic" style:font-weight-asian="normal" style:font-style-complex="italic" style:text-emphasize="none"/>
    </style:style>
    <style:style style:name="T228" style:family="text">
      <style:text-properties style:text-outline="false" style:text-line-through-style="none" style:text-line-through-type="none" style:text-position="0% 100%" style:font-name="Liberation Sans1" fo:font-style="normal" fo:text-shadow="none" style:text-underline-style="none" fo:font-weight="bold" officeooo:rsid="0054e40b" style:font-style-asian="normal" style:font-weight-asian="bold" style:font-weight-complex="bold" style:text-emphasize="none"/>
    </style:style>
    <style:style style:name="T229" style:family="text">
      <style:text-properties style:text-outline="false" style:text-line-through-style="none" style:text-line-through-type="none" style:text-position="0% 100%" style:font-name="Liberation Sans1" fo:font-style="normal" fo:text-shadow="none" style:text-underline-style="none" fo:font-weight="normal" style:font-style-asian="normal" style:font-weight-asian="normal" style:text-emphasize="none"/>
    </style:style>
    <style:style style:name="T230" style:family="text">
      <style:text-properties style:text-outline="false" style:text-line-through-style="none" style:text-line-through-type="none" style:text-position="0% 100%" style:font-name="Liberation Sans1" fo:font-style="normal" fo:text-shadow="none" style:text-underline-style="none" fo:font-weight="normal" officeooo:rsid="0228f1de" style:font-style-asian="normal" style:font-weight-asian="normal" style:text-emphasize="none"/>
    </style:style>
    <style:style style:name="T231" style:family="text">
      <style:text-properties style:text-outline="false" style:text-line-through-style="none" style:text-line-through-type="none" style:text-position="0% 100%" style:font-name="Liberation Sans1" fo:font-style="normal" fo:text-shadow="none" style:text-underline-style="none" fo:font-weight="normal" officeooo:rsid="0424ffdb" style:font-style-asian="normal" style:font-weight-asian="normal" style:text-emphasize="none"/>
    </style:style>
    <style:style style:name="T232" style:family="text">
      <style:text-properties style:text-outline="false" style:text-line-through-style="none" style:text-line-through-type="none" style:text-position="0% 100%" style:font-name="Liberation Sans1" fo:font-style="normal" fo:text-shadow="none" style:text-underline-style="none" fo:font-weight="normal" officeooo:rsid="04268b3b" style:font-style-asian="normal" style:font-weight-asian="normal" style:text-emphasize="none"/>
    </style:style>
    <style:style style:name="T233" style:family="text">
      <style:text-properties fo:font-size="12pt" style:text-underline-style="none" fo:font-weight="normal" style:font-size-asian="12pt" style:font-weight-asian="normal" style:font-size-complex="12pt" style:font-weight-complex="normal"/>
    </style:style>
    <style:style style:name="T234" style:family="text">
      <style:text-properties fo:font-size="12pt" style:text-underline-style="none" fo:font-weight="normal" officeooo:rsid="0227e930" style:font-size-asian="12pt" style:font-weight-asian="normal" style:font-size-complex="12pt" style:font-weight-complex="normal"/>
    </style:style>
    <style:style style:name="T235" style:family="text">
      <style:text-properties fo:font-size="12pt" style:text-underline-style="none" fo:font-weight="normal" officeooo:rsid="02640389" style:font-size-asian="12pt" style:font-weight-asian="normal" style:font-size-complex="12pt" style:font-weight-complex="normal"/>
    </style:style>
    <style:style style:name="T236" style:family="text">
      <style:text-properties fo:font-size="12pt" style:text-underline-style="none" fo:font-weight="normal" officeooo:rsid="02646649" style:font-size-asian="12pt" style:font-weight-asian="normal" style:font-size-complex="12pt" style:font-weight-complex="normal"/>
    </style:style>
    <style:style style:name="T237" style:family="text">
      <style:text-properties fo:font-size="12pt" style:text-underline-style="none" fo:font-weight="normal" officeooo:rsid="0372e742" style:font-size-asian="12pt" style:font-weight-asian="normal" style:font-size-complex="12pt" style:font-weight-complex="normal"/>
    </style:style>
    <style:style style:name="T238" style:family="text">
      <style:text-properties fo:font-size="12pt" style:text-underline-style="none" fo:font-weight="bold" style:font-size-asian="12pt" style:font-weight-asian="bold" style:font-size-complex="12pt" style:font-weight-complex="bold"/>
    </style:style>
    <style:style style:name="T239" style:family="text">
      <style:text-properties fo:font-size="12pt" fo:font-weight="bold" officeooo:rsid="000d47e2" style:font-size-asian="12pt" style:font-weight-asian="bold" style:font-size-complex="12pt" style:font-weight-complex="bold"/>
    </style:style>
    <style:style style:name="T240" style:family="text">
      <style:text-properties officeooo:rsid="000d47e2"/>
    </style:style>
    <style:style style:name="T241" style:family="text">
      <style:text-properties officeooo:rsid="020cf82c"/>
    </style:style>
    <style:style style:name="T242" style:family="text">
      <style:text-properties fo:color="#000000" style:font-name="Liberation Sans" officeooo:rsid="022b2736"/>
    </style:style>
    <style:style style:name="T243" style:family="text">
      <style:text-properties fo:color="#000000" officeooo:rsid="0201364a"/>
    </style:style>
    <style:style style:name="T244" style:family="text">
      <style:text-properties fo:color="#000000" officeooo:rsid="0228f1de"/>
    </style:style>
    <style:style style:name="T245" style:family="text">
      <style:text-properties fo:color="#000000" officeooo:rsid="0238d92a"/>
    </style:style>
    <style:style style:name="T246" style:family="text">
      <style:text-properties fo:font-style="italic" officeooo:rsid="000d47e2" style:font-style-asian="italic" style:font-style-complex="italic"/>
    </style:style>
    <style:style style:name="T247" style:family="text">
      <style:text-properties officeooo:rsid="03b170c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egenda:</text:p>
      <text:list xml:id="list3869616363" text:style-name="L1">
        <text:list-item>
          <text:p text:style-name="P45"><text:span text:style-name="T233">i numeri in grassetto (</text:span><text:span text:style-name="T238">1.</text:span><text:span text:style-name="T233">, </text:span><text:span text:style-name="T238">2.</text:span><text:span text:style-name="T233">, </text:span><text:span text:style-name="T238">3.</text:span><text:span text:style-name="T233">, …) indicano le domande associate al riassunto;</text:span></text:p>
        </text:list-item>
        <text:list-item>
          <text:p text:style-name="P4">i numeri normali (1. e 2.) indicano le due risposte ufficiali;</text:p>
        </text:list-item>
        <text:list-item>
          <text:p text:style-name="P4">TR indica il testo di riferimento, ossia la sezione di testo dove a mio avviso è contenuta la risposta (i riferimenti a termini o span distanti dal testo riportato vengono segnalati nella spiegazione);</text:p>
        </text:list-item>
        <text:list-item>
          <text:p text:style-name="P5">HEMP indica la predizione ottenuta con il modello QA_Hard_EM (quello che esegue l’estrazione dello span dal riassunto);</text:p>
        </text:list-item>
        <text:list-item>
          <text:p text:style-name="P6">MHP indica la predizione ottenuta con il modello CommonSenseMultiHopQA (quello che utilizza ConceptNet);</text:p>
        </text:list-item>
        <text:list-item>
          <text:p text:style-name="P7">dato che la P di HEMP e MHP sta per “prediction”, nelle analisi uso “HEMP” e “MHP” per dire “la predizione di HEM” e “la predizione di MH”;</text:p>
        </text:list-item>
        <text:list-item>
          <text:p text:style-name="P46"><text:span text:style-name="T233">nelle parentesi quadre riporto i valori di ROUGE-L ottenuti rispetto alla prima e alla seconda risposta </text:span><text:span text:style-name="T234">(in questo ordine), </text:span><text:span text:style-name="T235">con l’applicazione delle correzioni per il miglioramento del calcolo della metrica (eliminazione degli spazi prima dei segni di punteggiatura e degli apostrofi dalla predizione, trasformazione delle lettere maiuscole nelle rispettive minuscole per le risposte ufficiali e le predizioni; il risultato potrebbe essere migliorato con l’applicazione dello stemming a risposte e predizioni, </text:span><text:span text:style-name="T236">in modo da migliorarlo nel caso di termini in forma diversa</text:span><text:span text:style-name="T235">)</text:span><text:span text:style-name="T234">;</text:span></text:p>
        </text:list-item>
        <text:list-item>
          <text:p text:style-name="P47"><text:span text:style-name="T234">c</text:span><text:span text:style-name="T233">oncludo con una nota riguarda ai riassunti: quando è stato creato NarrativeQA, essi sono stati estratti dalle relative pagine Wikipedia, quindi potrebbero differire dai testi attualmente presenti, anche se questo non costituisce un problema per i modelli, dato che i riassunti originali sono salvati in un foglio </text:span><text:span text:style-name="T237">di calcolo</text:span><text:span text:style-name="T233"> nella repository GitHub del dataset.</text:span></text:p>
        </text:list-item>
      </text:list>
      <text:p text:style-name="P1"/>
      <text:p text:style-name="P50"><text:a xlink:type="simple" xlink:href="https://en.wikipedia.org/wiki/Pump_Up_the_Volume_(film)" text:style-name="Internet_20_link" text:visited-style-name="Visited_20_Internet_20_Link"><text:span text:style-name="T239">https://en.wikipedia.org/wiki/Pump_Up_the_Volume_(film)</text:span></text:a><text:span text:style-name="T220"><text:line-break/></text:span></text:p>
      <text:p text:style-name="P48"><text:span text:style-name="T247">6. </text:span>What does Mark do with his radio station?</text:p>
      <text:p text:style-name="P49"><text:span text:style-name="T241">1. </text:span>He dismantles it and attaches it to his mother's jeep.<text:span text:style-name="T240"><text:line-break/>2. Dismantle it.<text:line-break/><text:line-break/>TR: “</text:span><text:span text:style-name="T246"> He dismantles his radio station and attaches it to his mother's old jeep</text:span><text:span text:style-name="T240">”<text:line-break/><text:line-break/>HEMP: </text:span><text:span text:style-name="T242">"starts an fm pirate"</text:span><text:span text:style-name="T243"> </text:span><text:span text:style-name="T244">[</text:span><text:span text:style-name="T245">0.0</text:span><text:span text:style-name="T244">, </text:span><text:span text:style-name="T245">0.0</text:span><text:span text:style-name="T244">]</text:span><text:span text:style-name="T240"><text:line-break/>MHP: “attaches it to his mother” [62.5, 28.57]</text:span><text:line-break/></text:p>
      <text:p text:style-name="P8"><text:span text:style-name="T103">Entrambe le risposte sono costituite da sottostringhe del TR vicine fra loro, perciò </text:span><text:span text:style-name="T89">ConceptNet non dovrebbe essere utile. </text:span><text:span text:style-name="T104">La domanda in sé è interessante, perché è generica e potenzialmente potrebbe</text:span><text:span text:style-name="T105">ro</text:span><text:span text:style-name="T104"> esserci risposte corrette dal punti di vista logico ma non da quello del senso comune. Ad esempio una di queste potrebbe essere “he uses it to express his outsider views about what is wrong with American society” </text:span><text:span text:style-name="T105">(che è praticamente una sottostringa della parte iniziale del riassunto, non riportata nel TR), </text:span><text:span text:style-name="T106">la quale può essere considerata una risposta della domanda, sebbene il senso comune ci faccia presupporre che più probabilmente la risposta attesa dall’autore della domanda sia quella fornita ufficialmente. </text:span><text:span text:style-name="T108">Purtroppo, non essendo tale senso comune relativo al collegamento di qualche termine specifico della domanda, ConceptNet non risulta essere di alcun aiuto.</text:span><text:span text:style-name="T106"><text:line-break/><text:line-break/></text:span><text:span text:style-name="T107">Quest’ultimo problema si nota </text:span><text:span text:style-name="T111">in</text:span><text:span text:style-name="T107"> HEMP, che infatti di per sé è una risposta logicamente corretta alla domanda, ma distante da quella attesa e da ciò che il senso comune prevederebbe. </text:span><text:span text:style-name="T118">MHP invece si avvicina alla risposta corretta, come testimoniato dal valore della ROUGE-L, però non è completa, perché mancherebbe il concetto “jeep”. Da notare che </text:span><text:soft-page-break/><text:span text:style-name="T118">nonostante venga applicata una tecnica di generazione del testo la risposta è una sottostringa del TR.</text:span><text:span text:style-name="T86"><text:line-break/></text:span></text:p>
      <text:p text:style-name="P9"><text:span text:style-name="T200">10.</text:span><text:span text:style-name="T198"> Where does Mark Broadcast his station from?<text:line-break/></text:span><text:span text:style-name="T132">1. </text:span><text:span text:style-name="T2">Parent's Basement</text:span><text:span text:style-name="T92"><text:line-break/></text:span><text:span text:style-name="T93">2. At the basement of his home<text:line-break/><text:line-break/></text:span><text:span text:style-name="T94">TR: “</text:span><text:span text:style-name="T224">Mark Hunter (Slater), a high school student in a sleepy suburb of Phoenix, Arizona, starts an FM pirate radio station that broadcasts from the basement of his parents' house.</text:span><text:span text:style-name="T94">”<text:line-break/><text:line-break/>HEMP: </text:span><text:span text:style-name="T95">"his parents ' house"</text:span><text:span text:style-name="T98"> </text:span><text:span text:style-name="T99">[</text:span><text:span text:style-name="T100">0.0</text:span><text:span text:style-name="T99">, </text:span><text:span text:style-name="T100">22.22</text:span><text:span text:style-name="T99">]</text:span><text:span text:style-name="T94"><text:line-break/>MHP: “the basement of his parents”</text:span><text:span text:style-name="T98"> </text:span><text:span text:style-name="T99">[</text:span><text:span text:style-name="T117">2</text:span><text:span text:style-name="T119">5</text:span><text:span text:style-name="T117">.</text:span><text:span text:style-name="T119">0</text:span><text:span text:style-name="T99">, </text:span><text:span text:style-name="T117">72.73</text:span><text:span text:style-name="T99">]</text:span><text:span text:style-name="T2"><text:line-break/><text:line-break/></text:span><text:span text:style-name="T3">Simile alla domanda 2., </text:span><text:span text:style-name="T10">qui la difficoltà della predizione è ricostruire le risposte come quelle originali, dato che sono necessari sinonimi (“house” vs “home”) o termini sotto diversa forma (“parents’” vs “parent’s”). Per il resto i concetti delle risposte e della domanda sono tutti contenuti nel TR, perciò ConceptNet non dovrebbe essere utile.<text:line-break/><text:line-break/>L’analisi è confermata da HEMP, che ottiene un basso ROUGE-L a causa della differenza di forma fra “parents’” e “parent’s”; l’applicazione dello stemming e di altre tecniche di Information Retrieval potrebbero aggirare il problema. La risposta in sé risulta comunque incompleta, dato che manca il concetto “basement”. </text:span><text:span text:style-name="T12">MHP lo include, e infatti la risposta ottenuta risulta essere più completa di HEMP. Pongo comunque il dubbio che tale risultato sia dovuto alla struttura del modello, e non al</text:span><text:span text:style-name="T13">l’utilizzo di ConceptNet, anche perché di fatto la risposta ottenuta è una sottostringa del TR.</text:span><text:span text:style-name="T198"><text:line-break/></text:span></text:p>
      <text:p text:style-name="P10"><text:span text:style-name="T200">26. </text:span><text:span text:style-name="T198">Why is the FCC called?<text:line-break/></text:span><text:span text:style-name="T133">1. </text:span><text:span text:style-name="T2">To investigate the radio show.</text:span><text:span text:style-name="T92"><text:line-break/></text:span><text:span text:style-name="T93">2. Because of trouble caused by the radio station.<text:line-break/><text:line-break/></text:span><text:span text:style-name="T94">TR: “</text:span><text:span text:style-name="T224">Eventually, the radio show causes so much trouble in the community that the FCC is called in to investigate.</text:span><text:span text:style-name="T94">”<text:line-break/><text:line-break/>HEMP: </text:span><text:span text:style-name="T96">"to investigate"</text:span><text:span text:style-name="T98"> </text:span><text:span text:style-name="T99">[</text:span><text:span text:style-name="T101">57.14</text:span><text:span text:style-name="T99">, </text:span><text:span text:style-name="T101">0.0</text:span><text:span text:style-name="T99">]</text:span><text:span text:style-name="T94"><text:line-break/>MHP: “to investigate the radio show”</text:span><text:span text:style-name="T98"> </text:span><text:span text:style-name="T99">[</text:span><text:span text:style-name="T120">100.00</text:span><text:span text:style-name="T99">, </text:span><text:span text:style-name="T116">30.77</text:span><text:span text:style-name="T99">]</text:span><text:span text:style-name="T2"><text:line-break/></text:span></text:p>
      <text:p text:style-name="P11"><text:span text:style-name="T87">Simile alla domanda 16.</text:span><text:span text:style-name="T91"> </text:span><text:span text:style-name="T135">I concetti delle risposte e della domanda sono presenti nel TR, ConceptNet potrebbe tornare utile soltanto per collegare i</text:span><text:span text:style-name="T136">l</text:span><text:span text:style-name="T135"> concett</text:span><text:span text:style-name="T136">o</text:span><text:span text:style-name="T135"> del TR “trouble” a “investigate”, </text:span><text:span text:style-name="T136">presente nella prima risposta e nel TR</text:span><text:span text:style-name="T135">, e quello del TR “show” a quello della </text:span><text:span text:style-name="T136">seconda risposta</text:span><text:span text:style-name="T135"> “station”, sebbene siano facilmente intuibili dal testo</text:span><text:span text:style-name="T123">.<text:line-break/><text:line-break/></text:span><text:span text:style-name="T137">HEMP risulta essere la migliore possibile, sebbene la risposta in sé risulti essere un po’ incompleta. </text:span><text:span text:style-name="T180">MHP risulta coincidere con la prima risposta, <text:tab/></text:span><text:span text:style-name="T181">probabilmente perché in questo caso la generazione del testo risulta essere necessari</text:span><text:span text:style-name="T182">a per ottenere la miglior risposta possibile</text:span><text:span text:style-name="T180">.</text:span><text:span text:style-name="T198"><text:line-break/></text:span></text:p>
      <text:p text:style-name="P12"><text:span text:style-name="T200">27. </text:span><text:span text:style-name="T198">What was the principle doing with the problem students?<text:line-break/></text:span><text:span text:style-name="T133">1. </text:span><text:span text:style-name="T2">Expelling them.</text:span><text:span text:style-name="T92"><text:line-break/></text:span><text:span text:style-name="T93">2. Expelling the students<text:line-break/></text:span><text:soft-page-break/><text:span text:style-name="T93"><text:line-break/></text:span><text:span text:style-name="T94">TR: “</text:span><text:span text:style-name="T224">it is revealed that the school's principal (Annie Ross) has been expelling "problem students," namely, students with below-average standardized test scores</text:span><text:span text:style-name="T94">”<text:line-break/><text:line-break/>HEMP: </text:span><text:span text:style-name="T97">"below-average standardized test scores"</text:span><text:span text:style-name="T98"> </text:span><text:span text:style-name="T99">[</text:span><text:span text:style-name="T102">0.0</text:span><text:span text:style-name="T99">, </text:span><text:span text:style-name="T102">0.0</text:span><text:span text:style-name="T99">]</text:span><text:span text:style-name="T94"><text:line-break/>MHP: “to boost the district scores”</text:span><text:span text:style-name="T98"> </text:span><text:span text:style-name="T99">[</text:span><text:span text:style-name="T115">0.0</text:span><text:span text:style-name="T99">, </text:span><text:span text:style-name="T114">2</text:span><text:span text:style-name="T121">5.0</text:span><text:span text:style-name="T99">]</text:span><text:span text:style-name="T2"><text:line-break/></text:span></text:p>
      <text:p text:style-name="P13"><text:span text:style-name="T88">Simile alla domanda 18.</text:span><text:span text:style-name="T112"> (domanda: “</text:span><text:span text:style-name="T225">What did the principal do with poor achieving students?</text:span><text:span text:style-name="T112">”, </text:span><text:span text:style-name="T113">HEMP</text:span><text:span text:style-name="T112">: “</text:span><text:span text:style-name="T225">expelling problem students</text:span><text:span text:style-name="T112">”, </text:span><text:span text:style-name="T113">MHP</text:span><text:span text:style-name="T112">: “</text:span><text:span text:style-name="T225">he can boost the district</text:span><text:span text:style-name="T112">”).</text:span><text:span text:style-name="T88"> </text:span><text:span text:style-name="T109">I concetti della domanda e delle risposte sono tutti contenuti nel TR e abbastanza vicini fra loro, perciò ConceptNet non dovrebbe risultare utile</text:span><text:span text:style-name="T90">.<text:line-break/><text:line-break/></text:span><text:span text:style-name="T110">In questo caso HEMP è risultata essere completamente errata, anche se dubito che ConceptNet possa aiutare ad ottenere la risposta corretta. </text:span><text:span text:style-name="T115">Infatti anche MHP è errata, e l’unico motivo per cui si ottiene una ROUGE-L più alta è per il “the”.<text:line-break/><text:line-break/></text:span><text:a xlink:type="simple" xlink:href="https://en.wikipedia.org/wiki/The_Return_of_the_Soldier" text:style-name="Internet_20_link" text:visited-style-name="Visited_20_Internet_20_Link">https://en.wikipedia.org/wiki/The_Return_of_the_Soldier</text:a></text:p>
      <text:p text:style-name="P13"><text:span text:style-name="T115"/></text:p>
      <text:p text:style-name="P22"><text:span text:style-name="T179">La versione del riassunto contenuta in NarrativeQA e quella presente attualmente in Wikipedia </text:span><text:span text:style-name="T193">sono diverse</text:span><text:span text:style-name="T179">.</text:span></text:p>
      <text:p text:style-name="P13"><text:span text:style-name="T115"/></text:p>
      <text:p text:style-name="P14"><text:span text:style-name="T201">How does Margaret force Chris to face reality?</text:span></text:p>
      <text:p text:style-name="P28"><text:span text:style-name="T134">1. she shows him his dead child's belongings.</text:span><text:span text:style-name="T5"><text:line-break/></text:span><text:span text:style-name="T6">2. by showing him evidence of his dead child, his clothing and toys.<text:line-break/><text:line-break/></text:span><text:span text:style-name="T7">TR: “</text:span><text:span text:style-name="T226">Dr. Anderson arrives during one of Margaret's visits and questions the women, and with the help of Margaret decides on a course of treatment: Margaret must confront Chris with proof of his dead child. Margaret retrieves toys and some of the child's clothing, and confronts Chris with the truth. Finally, Chris regains his memory, Margaret departs and Kitty rejoices in the Chris's return to a state fit to be a soldier.</text:span><text:span text:style-name="T7">”<text:line-break/><text:line-break/>HEMP: "with proof of his dead child"</text:span><text:span text:style-name="T8"> </text:span><text:span text:style-name="T9">[</text:span><text:span text:style-name="T84">42.86</text:span><text:span text:style-name="T9">, </text:span><text:span text:style-name="T84">44.44</text:span><text:span text:style-name="T9">]</text:span><text:span text:style-name="T7"><text:line-break/>MHP: “by the toys of his”</text:span><text:span text:style-name="T8"> </text:span><text:span text:style-name="T9">[</text:span><text:span text:style-name="T30">1</text:span><text:span text:style-name="T85">5.38</text:span><text:span text:style-name="T9">, </text:span><text:span text:style-name="T30">3</text:span><text:span text:style-name="T85">5.29</text:span><text:span text:style-name="T9">]</text:span></text:p>
      <text:p text:style-name="P28"><text:span text:style-name="T9"/></text:p>
      <text:p text:style-name="P32"><text:span text:style-name="T9">B</text:span><text:span text:style-name="T1">uona parte della domanda e delle risposte è contenuta nel TR. Mancano i concetti “reality” della domanda, “belongings” della prima risposta, e “evidence” della seconda risposta. Il primo caso è sostituito nel TR dal termine “truth”, il secondo dalle parole “toys” e “clothing”, e il terzo dal sinonimo “proof”. </text:span><text:span text:style-name="T46">ConceptNet potrebbe aiutare quantomeno a collegare le varie sottostringhe, perché la difficoltà principale in questa domanda è estrarre soltanto il contenuto <text:s/>richiesto dal TR, dato che nessuna risposta consiste in un’esatta sottostringa.</text:span></text:p>
      <text:p text:style-name="P32"><text:span text:style-name="T46"/></text:p>
      <text:p text:style-name="P33"><text:span text:style-name="T46">H</text:span><text:span text:style-name="T1">EMP risulta essere tutto sommato corretta e soddisfacente, anche se è particolarmente diversa dalle risposte originali. Per questo il valore di ROUGE-L non risulta elevato, dato che soltanto i termini “his”, “dead” e “child” sono presenti nelle risposte. MHP si avvicina alla risposta, ma risulta essere incompleta.</text:span></text:p>
      <text:p text:style-name="P14"><text:span text:style-name="T201"/></text:p>
      <text:p text:style-name="P15"><text:span text:style-name="T228">What is Kitty's husband doing when she is lamenting the loss of her child?</text:span></text:p>
      <text:p text:style-name="P29"><text:span text:style-name="T134">1. he is a british soldier fighting in france.</text:span><text:span text:style-name="T5"><text:line-break/></text:span><text:span text:style-name="T6">2. he is fighting in france.<text:line-break/></text:span><text:soft-page-break/><text:span text:style-name="T6"><text:line-break/></text:span><text:span text:style-name="T7">TR: “</text:span><text:span text:style-name="T226">The novel begins as the narrator, Jenny, describes her cousin by marriage, Kitty Baldry, pining in the abandoned nursery where her dead first son would have been raised. Occupied with the domestic management of the Baldry estate just outside London, the two are almost completely removed from the horrors of war. The only exception is that Kitty's husband, Chris Baldry, is a British soldier fighting in France.</text:span><text:span text:style-name="T7">”<text:line-break/><text:line-break/>HEMP: "fighting in france"</text:span><text:span text:style-name="T8"> </text:span><text:span text:style-name="T9">[</text:span><text:span text:style-name="T74">54.55</text:span><text:span text:style-name="T9">, </text:span><text:span text:style-name="T31">7</text:span><text:span text:style-name="T32">4</text:span><text:span text:style-name="T31">.99</text:span><text:span text:style-name="T9">]</text:span><text:span text:style-name="T7"><text:line-break/>MHP: “he is a fighting in”</text:span><text:span text:style-name="T8"> </text:span><text:span text:style-name="T9">[</text:span><text:span text:style-name="T33">7</text:span><text:span text:style-name="T75">6.92</text:span><text:span text:style-name="T9">, </text:span><text:span text:style-name="T75">80.0</text:span><text:span text:style-name="T9">]</text:span></text:p>
      <text:p text:style-name="P29"><text:span text:style-name="T9"/></text:p>
      <text:p text:style-name="P34"><text:span text:style-name="T230">I </text:span><text:span text:style-name="T229">concetti delle risposte sono contenuti nel TR, mentre una buona parte di quelli della domanda no. In particolare l’espressione “she is lamenting the loss of her child” viene resa nel TR dall’espressione “pining in the abandoned nursery where her dead first son would have been raised”, quindi a mio avviso ConceptNet potrebbe aiutare a collegare i concetti di queste due parti. È vero però che la risposta segue subito il soggetto Kitty’s husband, quindi se il modello riuscisse ad identificarlo potrebbe indovinare facilmente qual è la risposta. </text:span><text:span text:style-name="T232">La prima risposta contiene informazioni di troppo rispetto a quanto richiesto (ossia “a british soldier”), che potrebbero favorire modelli meno precisi (data la bassa affidabilità della ROUGE-L come metrica, sarebbe meglio fornire soltanto le informazioni minime richieste per rispondere alla domanda).</text:span></text:p>
      <text:p text:style-name="P34"><text:span text:style-name="T229"/></text:p>
      <text:p text:style-name="P34"><text:span text:style-name="T229">HEMP conferma l’ultima parte dell’analisi, infatti la risposta ottenuta è corretta. MHP risulta essere sempre corretta, ma manca il termine “france”, </text:span><text:span text:style-name="T231">con cui corrisponderebbe alla seconda risposta. Riceve un miglior ROUGE-L soltanto perché contiene più termini in comune con la seconda risposta di HEMP. Da notare comunque che la generazione del testo permette l’inserimento del pronome “he”, assente nel TR.</text:span></text:p>
      <text:p text:style-name="P15"><text:span text:style-name="T228"/></text:p>
      <text:p text:style-name="P15"><text:span text:style-name="T199">What is Chris's condition when he comes back from the war?</text:span></text:p>
      <text:p text:style-name="P29"><text:span text:style-name="T134">1. he is shell shocked and has selective amnesia.</text:span><text:span text:style-name="T5"><text:line-break/></text:span><text:span text:style-name="T6">2. he is shell-shocked.<text:line-break/><text:line-break/></text:span><text:span text:style-name="T7">TR: “</text:span><text:span text:style-name="T226">Soon after, Chris returns shell-shocked to the estate thinking he is still twenty years old, but finding himself in a strange world which had aged fifteen years beyond his memory.</text:span><text:span text:style-name="T7">”<text:line-break/><text:line-break/>HEMP: "he is still twenty years old"</text:span><text:span text:style-name="T8"> </text:span><text:span text:style-name="T9">[</text:span><text:span text:style-name="T34">2</text:span><text:span text:style-name="T76">8.57</text:span><text:span text:style-name="T9">, </text:span><text:span text:style-name="T34">4</text:span><text:span text:style-name="T76">0.0</text:span><text:span text:style-name="T9">]</text:span><text:span text:style-name="T7"><text:line-break/>MHP: “he is married to kitty”</text:span><text:span text:style-name="T8"> </text:span><text:span text:style-name="T9">[</text:span><text:span text:style-name="T76">30.77</text:span><text:span text:style-name="T9">, </text:span><text:span text:style-name="T35">4</text:span><text:span text:style-name="T76">4.44</text:span><text:span text:style-name="T9">]</text:span></text:p>
      <text:p text:style-name="P29"><text:span text:style-name="T9"/></text:p>
      <text:p text:style-name="P35"><text:span text:style-name="T9">B</text:span><text:span text:style-name="T1">uona parte dei concetti della domanda e delle risposte sono contenuti nel TR. Per quanto riguarda la domanda, “condition” non è presente, ma potrebbe essere collegata tramite ConceptNet a “shell-shocked”, mentre “he comes back from the war” è presente nel testo, prima del TR riportato, ma definito con altre espressioni e in punti diversi del testo (più precisamente le parti sarebbero “the two are almost completely removed from the horrors of war. The only exception is that Kitty's husband, Chris Baldry, is a British soldier fighting in France.” e “Margaret tells them that the War Office sent her, not Kitty and Jenny, notification of Chris's injury and return home.”). La seconda risposta è contenuta nel TR, mentre la prima aggiunge un altro sintomo, non specificato nel riassunto ma comprensibile dal testo, ossia “selective amnesia”, per cui forse ConceptNet potrebbe tornare utile. Quest’ultima perciò dovrebbe aiutare ad individuare la risposta corretta.</text:span></text:p>
      <text:p text:style-name="P35"><text:span text:style-name="T1"/></text:p>
      <text:p text:style-name="P35"><text:soft-page-break/><text:span text:style-name="T1">HEMP risulta essere errata</text:span><text:span text:style-name="T47">, ossia la risposta data potrebbe essere effettivamente una condizione, ma dal testo si intuisce che non è corretta. Stessa cosa per MHP, anche se l’espressione “is married </text:span><text:span text:style-name="T48">to</text:span><text:span text:style-name="T47">” non è presente </text:span><text:span text:style-name="T51">letteralmente</text:span><text:span text:style-name="T47"> nel riassunto </text:span><text:span text:style-name="T51">(c’è un “is now married to”)</text:span><text:span text:style-name="T47"> e quindi è frutto della generazione del testo. </text:span><text:span text:style-name="T49">Probabilmente in questo caso ConceptNet ha aiutato solamente a fornire varie possibili risposte </text:span><text:span text:style-name="T50">(cioè i vari possibili significati di “condition”)</text:span><text:span text:style-name="T49">, ma non a scegliere quella più giusta.</text:span></text:p>
      <text:p text:style-name="P15"><text:span text:style-name="T199"/></text:p>
      <text:p text:style-name="P16"><text:span text:style-name="T199">Is the appearance of Margaret helpful to Chris in regaining his memory?</text:span></text:p>
      <text:p text:style-name="P30"><text:span text:style-name="T134">1. he does recognize the passage of time, but insists that he still loves margaret.</text:span><text:span text:style-name="T5"><text:line-break/></text:span><text:span text:style-name="T6">2. yes<text:line-break/><text:line-break/></text:span><text:span text:style-name="T7">TR: “</text:span><text:span text:style-name="T226">Margaret explains that fifteen years have passed since their Monkey Island summer and that Chris is now married to Kitty. Chris acknowledges this passage of time intellectually but cannot retrieve his memories and still pines for Margaret.</text:span><text:span text:style-name="T7">”</text:span></text:p>
      <text:p text:style-name="P30"><text:span text:style-name="T7">“</text:span><text:span text:style-name="T226">Margaret must confront Chris with proof of his dead child. Margaret retrieves toys and some of the child's clothing, and confronts Chris with the truth. Finally, Chris regains his memory, Margaret departs and Kitty rejoices in the Chris's return to a state fit to be a soldier.</text:span><text:span text:style-name="T7">”<text:line-break/><text:line-break/>HEMP: "his dead child"</text:span><text:span text:style-name="T8"> </text:span><text:span text:style-name="T9">[</text:span><text:span text:style-name="T36">0.0</text:span><text:span text:style-name="T9">, </text:span><text:span text:style-name="T36">0.0</text:span><text:span text:style-name="T9">]</text:span><text:span text:style-name="T7"><text:line-break/>MHP: “chris is the help of”</text:span><text:span text:style-name="T8"> </text:span><text:span text:style-name="T9">[</text:span><text:span text:style-name="T37">21.05</text:span><text:span text:style-name="T9">, </text:span><text:span text:style-name="T37">0.0</text:span><text:span text:style-name="T9">]</text:span></text:p>
      <text:p text:style-name="P29"><text:span text:style-name="T9"/></text:p>
      <text:p text:style-name="P36"><text:span text:style-name="T9">D</text:span><text:span text:style-name="T1">omanda abbastanza astratta, quindi interessante, anche se a mio avviso la prima risposta non corrisponde a quello che una persona qualsiasi scriverebbe considerando ciò che viene chiesto. </text:span><text:span text:style-name="T52">Ho riportato due TR perché ci sono due parti in cui è contenuta la risposta, già nella prima si intuisce che Margaret aiuta a far comprendere a Chris quantomeno che c’è qualcosa che non va, ed è ciò che viene riportato nella prima domanda. Nel caso ci fossero ancora dubbi sulla risposta, cioè se si dubitasse che quella parte possa essere considerata una riacquisizione effettiva della memoria, nel secondo TR ciò viene confermato definitivamente. In esso inoltre è contenuta l’espressione “regaining his memory” della domanda. Dato che il problema in questo caso non consiste nel collegare alcuni concetti specifici, bensì nell’astrarre il significato del testo e comprendere bene ciò che viene richiesto dalla domanda, ConceptNet non dovrebbe essere più di tanto d’aiuto.</text:span></text:p>
      <text:p text:style-name="P36"><text:span text:style-name="T52"/></text:p>
      <text:p text:style-name="P37"><text:span text:style-name="T52">H</text:span><text:span text:style-name="T1">EMP e MHP sbagliano completamente la risposta, probabilmente anche perché non sono in grado di comprendere che viene richiesta una risposta sì/no (d’altronde la maggior parte delle domande di questo dataset non ha questa struttura).</text:span></text:p>
      <text:p text:style-name="P16"><text:span text:style-name="T199"/></text:p>
      <text:p text:style-name="P17"><text:span text:style-name="T199">What caused Margaret and Chris to separate in the first place?</text:span></text:p>
      <text:p text:style-name="P29"><text:span text:style-name="T134">1. chris had a rage of jealousy and left his love.</text:span><text:span text:style-name="T5"><text:line-break/></text:span><text:span text:style-name="T6">2. chris left the island.<text:line-break/><text:line-break/></text:span><text:span text:style-name="T7">TR: “</text:span><text:span text:style-name="T226">Chris tells her the story of a romantic summer on Monkey Island, where Chris at the age of twenty fell in love with Margaret, the daughter of the innkeeper on the island. The summer ends with a rash departure by Chris caused by a fit of jealousy.</text:span><text:span text:style-name="T7">”<text:line-break/><text:line-break/>HEMP: "jealousy"</text:span><text:span text:style-name="T8"> </text:span><text:span text:style-name="T9">[</text:span><text:span text:style-name="T38">1</text:span><text:span text:style-name="T77">8.18</text:span><text:span text:style-name="T9">, </text:span><text:span text:style-name="T38">0.0</text:span><text:span text:style-name="T9">]</text:span><text:span text:style-name="T7"><text:line-break/>MHP: “chris had a fit of”</text:span><text:span text:style-name="T8"> </text:span><text:span text:style-name="T9">[</text:span><text:span text:style-name="T78">53.33</text:span><text:span text:style-name="T9">, </text:span><text:span text:style-name="T78">22.22</text:span><text:span text:style-name="T9">]</text:span></text:p>
      <text:p text:style-name="P29"><text:span text:style-name="T9"/></text:p>
      <text:p text:style-name="P38"><text:soft-page-break/><text:span text:style-name="T1">Solo alcuni concetti delle risposte sono contenuti nel TR. </text:span><text:span text:style-name="T53">La risposta corretta comunque è intuibile con una semplice comprensione del testo, anche se a dire il vero ci sono più possibili risposte, come dimostrano le versioni originali. ConceptNet potrebbe aiutare a collegare vari concetti, come “rage”, presente nella prima risposta, a “jealousy”, “separate”, presente nella domanda, a “departure”, contenuto nel TR, e a “left”, presente nella seconda risposta.</text:span></text:p>
      <text:p text:style-name="P38"><text:span text:style-name="T53"/></text:p>
      <text:p text:style-name="P39"><text:span text:style-name="T53">H</text:span><text:span text:style-name="T1">EMP tutto sommato riesce a dare una risposta soddisfacente, considerando che le risposte originali non sono sottostringhe del testo e quindi esso non è in grado di fornire una predizione con una buona ROUGE-L. MHP poteva essere più completa, se avesse aggiunto “jealousy” alla fine della frase, ma l’utilizzo di più termini e tutti contenuti nella prima risposta (tranne “fit”) gli permette di ottenere una buona ROUGE-L.</text:span></text:p>
      <text:p text:style-name="P17"><text:span text:style-name="T199"/></text:p>
      <text:p text:style-name="P18"><text:span text:style-name="T199">As Margaret gathers toys , clothing and other mementos from their child's life, what is her wish for Chris?</text:span></text:p>
      <text:p text:style-name="P29"><text:span text:style-name="T134">1. she hopes that the reminders will shift his mind back to the present.</text:span><text:span text:style-name="T5"><text:line-break/></text:span><text:span text:style-name="T6">2. that he will remember he is married to someone else and stop obsessing over her.<text:line-break/><text:line-break/></text:span><text:span text:style-name="T7">TR: “</text:span><text:span text:style-name="T226">Dr. Anderson arrives during one of Margaret's visits and questions the women, and with the help of Margaret decides on a course of treatment: Margaret must confront Chris with proof of his dead child. Margaret retrieves toys and some of the child's clothing, and confronts Chris with the truth. Finally, Chris regains his memory, Margaret departs and Kitty rejoices in the Chris's return to a state fit to be a soldier.</text:span><text:span text:style-name="T7">”<text:line-break/><text:line-break/>HEMP: "regains his memory"</text:span><text:span text:style-name="T8"> </text:span><text:span text:style-name="T9">[</text:span><text:span text:style-name="T39">12.</text:span><text:span text:style-name="T79">5</text:span><text:span text:style-name="T9">, </text:span><text:span text:style-name="T39">0.0</text:span><text:span text:style-name="T9">]</text:span><text:span text:style-name="T7"><text:line-break/>MHP: “to help chris back to”</text:span><text:span text:style-name="T8"> </text:span><text:span text:style-name="T9">[</text:span><text:span text:style-name="T40">2</text:span><text:span text:style-name="T80">2.22</text:span><text:span text:style-name="T9">, </text:span><text:span text:style-name="T40">1</text:span><text:span text:style-name="T80">0.0</text:span><text:span text:style-name="T9">]</text:span></text:p>
      <text:p text:style-name="P29"><text:span text:style-name="T9"/></text:p>
      <text:p text:style-name="P40"><text:span text:style-name="T9">B</text:span><text:span text:style-name="T1">uona parte dei concetti della domanda sono presenti nel TR, però il resto e le risposte sono intuibili con una comprensione astratta del riassunto. Forse ConceptNet potrebbe aiutare a collegare concetti come “wish”, contenuto nella domanda, a “reminders” e “remember”, presenti rispettivamente nelle due domande. La domanda in sé sarebbe interessante, appunto perché richiede un certo livello di astrazione, ma purtroppo le possibili risposte corrette sono molte, sicuramente molte di più delle due proposte.</text:span></text:p>
      <text:p text:style-name="P40"><text:span text:style-name="T1"/></text:p>
      <text:p text:style-name="P40"><text:span text:style-name="T1">L’analisi viene confermata da HEMP, che fornisce una buona risposta (che sarebbe da migliorare nella forma, ma è il massimo che ci si poteva aspettare da un’estrazione di una sottostringa), al contrario di MHP, in cui l’inizio sembra promettente, ma </text:span><text:span text:style-name="T54">senza la conclusione non si intuisce cosa volesse comunicare.</text:span></text:p>
      <text:p text:style-name="P18"><text:span text:style-name="T199"/></text:p>
      <text:p text:style-name="P19"><text:span text:style-name="T199">How do Kitty and Chanchala remain away from the effects of war?</text:span></text:p>
      <text:p text:style-name="P29"><text:span text:style-name="T134">1. by staying busy taking care of the family estate</text:span><text:span text:style-name="T5"><text:line-break/></text:span><text:span text:style-name="T6">2. managing baldry estate<text:line-break/><text:line-break/></text:span><text:span text:style-name="T7">TR: “</text:span><text:span text:style-name="T226">The novel begins as the narrator, Jenny, describes her cousin by marriage Kitty Baldry pining in the abandoned nursery where her dead first son would have been raised. Occupied with the domestic management of the Baldry estate just outside London, the two are almost completely removed from the horrors of World War I.</text:span><text:span text:style-name="T7">”<text:line-break/><text:line-break/>HEMP: "they are"</text:span><text:span text:style-name="T8"> </text:span><text:span text:style-name="T9">[</text:span><text:span text:style-name="T41">0.0</text:span><text:span text:style-name="T9">, </text:span><text:span text:style-name="T41">0</text:span><text:span text:style-name="T9">.</text:span><text:span text:style-name="T41">0</text:span><text:span text:style-name="T9">]</text:span><text:span text:style-name="T7"><text:line-break/>MHP: “they are removed with the”</text:span><text:span text:style-name="T8"> </text:span><text:span text:style-name="T9">[</text:span><text:span text:style-name="T42">14.29</text:span><text:span text:style-name="T9">, </text:span><text:span text:style-name="T42">0.0</text:span><text:span text:style-name="T9">]</text:span></text:p>
      <text:p text:style-name="P29"><text:soft-page-break/><text:span text:style-name="T9"/></text:p>
      <text:p text:style-name="P41"><text:span text:style-name="T9">B</text:span><text:span text:style-name="T1">uona parte dei concetti delle risposte e alcuni di quelli della domanda sono contenuti nel TR. </text:span><text:span text:style-name="T55"><text:s/>Ad esempio “effects”, presente nella domanda, viene sostituito nel TR da “horrors”, e “taking care”, contenuto nella prima risposta, viene sostituito nel TR da “management”. Chanchala non è un nome presente nel TR, non so se è un personaggio secondario che non viene citato o un errore di trascrizione. In ogni caso le risposte sono abbastanza limitate come numero e tipo di concetti richiesti, quindi dovrebbe essere fattibile rispondere correttamente. Per quanto riguarda ConceptNet potrebbe aiutare a collegare i concetti citati prima come esempi, perciò potrebbe aiutare anche se non dovrebbe risultare indispensabile.</text:span></text:p>
      <text:p text:style-name="P41"><text:span text:style-name="T55"/></text:p>
      <text:p text:style-name="P42"><text:span text:style-name="T1">HEMP e MHP risultano essere errate e senza senso, dato che non si capisce cosa volevano riportare.</text:span></text:p>
      <text:p text:style-name="P19"><text:span text:style-name="T199"/></text:p>
      <text:p text:style-name="P20"><text:span text:style-name="T199">Why is Chris so interested in Margaret, even though he's married to Kitty?</text:span></text:p>
      <text:p text:style-name="P29"><text:span text:style-name="T134">1. he thinks it's 15 years earlier, when he and margaret dated</text:span><text:span text:style-name="T5"><text:line-break/></text:span><text:span text:style-name="T6">2. he thinks it's 15 years earlier<text:line-break/><text:line-break/></text:span><text:span text:style-name="T7">TR: “</text:span><text:span text:style-name="T226">Soon after, another cousin of Jenny notifies the two women that he in fact has visited Chris and he is obsessing over Margaret, whom he had had a summer fling with fifteen years before. Soon after, Chris returns shell-shocked to the estate thinking he is still twenty years old, but finding himself in a strange world which had aged fifteen years beyond his memory.</text:span><text:span text:style-name="T7">”<text:line-break/><text:line-break/>HEMP: "he had had a summer fling with"</text:span><text:span text:style-name="T8"> </text:span><text:span text:style-name="T9">[</text:span><text:span text:style-name="T43">1</text:span><text:span text:style-name="T81">0.53</text:span><text:span text:style-name="T9">, </text:span><text:span text:style-name="T43">1</text:span><text:span text:style-name="T81">4.29</text:span><text:span text:style-name="T9">]</text:span><text:span text:style-name="T7"><text:line-break/>MHP: “he is a cousin of”</text:span><text:span text:style-name="T8"> </text:span><text:span text:style-name="T9">[</text:span><text:span text:style-name="T44">1</text:span><text:span text:style-name="T82">1.76</text:span><text:span text:style-name="T9">, </text:span><text:span text:style-name="T44">1</text:span><text:span text:style-name="T82">6.67</text:span><text:span text:style-name="T9">]</text:span></text:p>
      <text:p text:style-name="P29"><text:span text:style-name="T9"/></text:p>
      <text:p text:style-name="P43"><text:span text:style-name="T9">I </text:span><text:span text:style-name="T1">concetti della domanda e delle risposte sono contenuti nel TR, anche se non sono tutti vicini. Alcune eccezioni sono “interested”, contenuto nella domanda e sostituito nel TR da “obsessing”, e “dated”, presente nella prima risposta e sostituito nel TR da “summer fling”. </text:span><text:span text:style-name="T56">La prima risposta è un po’ più completa della seconda, anche se è più difficile da ottenere, perché perlomeno riporta la connessione fra l’interessa per Margaret e il fatto che Chris pensi di vivere quindici anni prima rispetto alla data reale. La seconda parte della domanda, in particolare “he’s married to Kitty”, viene riportata nel riassunto dopo il TR proposto. L’unico aiuto che a mio avviso ConceptNet potrebbe dare è per collegare “interested” a “dated”, “married” e “obsessing”, quindi servirebbe soltanto per perfezionare la predizione e non per indovinare la parte di testo richiesta.</text:span></text:p>
      <text:p text:style-name="P43"><text:span text:style-name="T56"/></text:p>
      <text:p text:style-name="P44"><text:span text:style-name="T56">H</text:span><text:span text:style-name="T1">EMP conferma l’analisi, tranne l’ultima parte, dato che riporta l’avventura ma non il fatto che Chris pensi di vivere quindici anni prima della data reale. MHP invece risulta essere completamente errata, ottiene una migliore ROUGE-L soltanto perché contiene meno parole di HEMP.</text:span></text:p>
      <text:p text:style-name="P20"><text:span text:style-name="T199"/></text:p>
      <text:p text:style-name="P21"><text:span text:style-name="T199">When did Chris regain his memory?</text:span></text:p>
      <text:p text:style-name="P29"><text:span text:style-name="T134">1. after being reminded of his son's death</text:span><text:span text:style-name="T5"><text:line-break/></text:span><text:span text:style-name="T6">2. when he was forced to come to grips with what happened to his child.<text:line-break/><text:line-break/></text:span><text:span text:style-name="T7">TR: “</text:span><text:span text:style-name="T226">Dr. Anderson arrives during one of Margaret's visits and questions the women, and with the help of Margaret decides on a course of treatment: Margaret must confront Chris with proof of his dead child. Margaret retrieves toys and some of the child's clothing, and confronts Chris with the truth. Finally, Chris regains his memory, Margaret departs and Kitty rejoices in </text:span><text:soft-page-break/><text:span text:style-name="T226">the Chris's return to a state fit to be a soldier.</text:span><text:span text:style-name="T7">”<text:line-break/><text:line-break/>HEMP: "margaret"</text:span><text:span text:style-name="T8"> </text:span><text:span text:style-name="T9">[</text:span><text:span text:style-name="T44">0.0</text:span><text:span text:style-name="T9">, </text:span><text:span text:style-name="T44">0.0</text:span><text:span text:style-name="T9">]</text:span><text:span text:style-name="T7"><text:line-break/>MHP: “after he is twenty years”</text:span><text:span text:style-name="T8"> </text:span><text:span text:style-name="T9">[</text:span><text:span text:style-name="T45">1</text:span><text:span text:style-name="T83">5.38</text:span><text:span text:style-name="T9">, </text:span><text:span text:style-name="T45">1</text:span><text:span text:style-name="T83">0.53</text:span><text:span text:style-name="T9">]</text:span></text:p>
      <text:p text:style-name="P29"><text:span text:style-name="T9"/></text:p>
      <text:p text:style-name="P23"><text:span text:style-name="T57">La domanda è contenuta nel TR, come buona parte delle risposte. Le eccezioni sono “son”, presente nella prima risposta sostituito nel TR da “child”, “being reminded”, contenuto sempre nella prima risposta ma senza un corrispettivo diretto nel TR (viene sottinteso), “was force to come to grips”, presente </text:span><text:span text:style-name="T58">nella seconda risposta e sostituito nel TR da “must confront” (con inversione </text:span><text:span text:style-name="T60">del ruolo del termine Chris, che da</text:span><text:span text:style-name="T58"> oggetto </text:span><text:span text:style-name="T60">diventa</text:span><text:span text:style-name="T58"> </text:span><text:span text:style-name="T60">s</text:span><text:span text:style-name="T58">oggetto), e “happened”, sempre presente nella seconda risposta ma senza corrispettivi nel TR. </text:span><text:span text:style-name="T59">La domanda in sé è interessante perché chiede di fornire una risposta contenuta nel TR, ma in una forma diversa da come viene spiegata nel riassunto (in altre parole nel TR viene spiegato come gli altri fanno ritornare la memoria a Chris, mentre la domanda chiede come Chris riottiene la sua memoria). La conseguenza è che ci sono più risposte possibili, e purtroppo quelle proposte non sono le più probabili da ottenere (ad esempio nella prima potrebbe essere scritto “child” anziché “son”). Quindi ConceptNet potrebbe aiutare ad individuare questi termini alternativi, ma non ad individuare quantomeno la sezione corretta del riassunto per poter rispondere.</text:span></text:p>
      <text:p text:style-name="P23"><text:span text:style-name="T59"/></text:p>
      <text:p text:style-name="P23"><text:span text:style-name="T61">Le predizioni confermano l’analisi, anche se MHP è più soddisfacente stavolta di HEMP. Quest’ultimo praticamente riporta il termine successivo a “regains his memory”, contenuto nel TR, utilizzando un approccio probabilistico che però fallisce. Da notare che non risponde alla domanda “when”, al contrario di MHP, anche se la risposta riportata da quest’ultimo non è comunque corretta.</text:span><text:span text:style-name="T4"><text:line-break/></text:span></text:p>
      <text:p text:style-name="P2"><text:a xlink:type="simple" xlink:href="https://en.wikipedia.org/wiki/Chinatown_(1974_film)" text:style-name="Internet_20_link" text:visited-style-name="Visited_20_Internet_20_Link"><text:span text:style-name="T219">https://en.wikipedia.org/wiki/Chinatown_(1974_film)</text:span></text:a><text:span text:style-name="T221"><text:line-break/><text:line-break/></text:span><text:span text:style-name="T213">La versione del riassunto contenuta in NarrativeQA e quella presente attualmente in Wikipedia differiscono leggermente.</text:span><text:span text:style-name="T210"><text:line-break/></text:span></text:p>
      <text:p text:style-name="P27"><text:span text:style-name="T196">2. </text:span><text:span text:style-name="T195">What is the name of the private investigator?</text:span><text:span text:style-name="T122"><text:line-break/></text:span><text:span text:style-name="T134">1. </text:span><text:span text:style-name="T122">J. J. Gittes</text:span><text:span text:style-name="T5"><text:line-break/></text:span><text:span text:style-name="T6">2. J.J. Jake Gittes<text:line-break/><text:line-break/></text:span><text:span text:style-name="T7">TR: “</text:span><text:span text:style-name="T226">A woman identifying herself as Evelyn Mulwray hires private investigator J. J. "Jake" Gittes to surveil her husband,</text:span><text:span text:style-name="T7">”<text:line-break/><text:line-break/>HEMP: "j. j . jake gittes"</text:span><text:span text:style-name="T8"> </text:span><text:span text:style-name="T9">[</text:span><text:span text:style-name="T62">85.71</text:span><text:span text:style-name="T9">, </text:span><text:span text:style-name="T62">100</text:span><text:span text:style-name="T22">.</text:span><text:span text:style-name="T62">0</text:span><text:span text:style-name="T9">]</text:span><text:span text:style-name="T7"><text:line-break/>MHP: “</text:span><text:span text:style-name="T21">j. j.</text:span><text:span text:style-name="T7">”</text:span><text:span text:style-name="T8"> </text:span><text:span text:style-name="T9">[</text:span><text:span text:style-name="T63">80.0</text:span><text:span text:style-name="T9">, </text:span><text:span text:style-name="T63">66.67</text:span><text:span text:style-name="T9">]</text:span><text:span text:style-name="T122"><text:line-break/><text:line-break/></text:span><text:span text:style-name="T138">I concetti delle risposte e della domanda sono presenti nel TR, e sono vicini tra loro, perciò </text:span><text:span text:style-name="T124">ConceptNet non dovrebbe essere d’aiuto. </text:span><text:span text:style-name="T138">L’unica eccezione sarebbe “name”, contenuto nella domanda, per cui ConceptNet potrebbe tornare utile per collegarlo a “Jake”, parte della risposta, dato che si tratta di un soprannome abbastanza comune, però si tratta comunque di un collegamento intuibile dal contesto (e dal fatto che le i termini iniziano con la lettera maiuscola, ma non so se i modelli siano in grado di fare questo ragionamento).<text:line-break/><text:line-break/>HEMP risulta essere esatta, confermando l’analisi. </text:span><text:span text:style-name="T191">MHP è curiosa, perché è vero che estrae solo una parte delle riposte fornite, ma tecnicamente corrisponde esattamente alla definizione </text:span><text:soft-page-break/><text:span text:style-name="T191">di nome (se si considerano “jake” come un soprannome, “nickname” in inglese, e gittes come un cognome, “surname” in inglese).</text:span></text:p>
      <text:p text:style-name="P24"><text:span text:style-name="T196"/></text:p>
      <text:p text:style-name="P31"><text:span text:style-name="T196">4. </text:span><text:span text:style-name="T195">Who actually posed as Mrs. Mulwray?</text:span><text:span text:style-name="T122"><text:line-break/></text:span><text:span text:style-name="T134">1. </text:span><text:span text:style-name="T122">Ida Sessions</text:span><text:span text:style-name="T5"><text:line-break/></text:span><text:span text:style-name="T6">2. Ida Sessions<text:line-break/><text:line-break/></text:span><text:span text:style-name="T7">TR: “</text:span><text:span text:style-name="T226">Back at his office, Gittes receives a call from Ida Sessions, who identifies herself as the imposter Mrs. Mulwray.</text:span><text:span text:style-name="T7">”<text:line-break/><text:line-break/>HEMP: "ida sessions"</text:span><text:span text:style-name="T8"> </text:span><text:span text:style-name="T9">[</text:span><text:span text:style-name="T64">100.0</text:span><text:span text:style-name="T9">, </text:span><text:span text:style-name="T64">100.0</text:span><text:span text:style-name="T9">]</text:span><text:span text:style-name="T7"><text:line-break/>MHP: “</text:span><text:span text:style-name="T27">a woman</text:span><text:span text:style-name="T7">”</text:span><text:span text:style-name="T8"> </text:span><text:span text:style-name="T9">[</text:span><text:span text:style-name="T28">0.0</text:span><text:span text:style-name="T9">, </text:span><text:span text:style-name="T28">0.0</text:span><text:span text:style-name="T9">]</text:span><text:span text:style-name="T122"><text:line-break/><text:line-break/></text:span><text:span text:style-name="T139">I concetti delle risposte e della domanda sono presenti nel TR, ad eccezione di “posed”, presente nella domanda, sostituito nel TR dal</text:span><text:span text:style-name="T147">l’espressione</text:span><text:span text:style-name="T139"> “</text:span><text:span text:style-name="T147">identifies herself as the imposter</text:span><text:span text:style-name="T139">”; quindi </text:span><text:span text:style-name="T125">ConceptNet </text:span><text:span text:style-name="T148">potrebbe forse</text:span><text:span text:style-name="T139"> essere d’aiuto </text:span><text:span text:style-name="T148">per collegare il concetto all’espressione</text:span><text:span text:style-name="T139">.</text:span><text:span text:style-name="T125"><text:line-break/><text:line-break/></text:span><text:span text:style-name="T140">HEMP risulta essere corretta, </text:span><text:span text:style-name="T149">quindi ConceptNet non è fondamentale in questo caso</text:span><text:span text:style-name="T140">. </text:span><text:span text:style-name="T192">MHP è interessante, perché risulta essere corretta, anche se un po’ troppo generica.</text:span></text:p>
      <text:p text:style-name="P24"><text:span text:style-name="T196"/></text:p>
      <text:p text:style-name="P24"><text:span text:style-name="T196">13. </text:span><text:span text:style-name="T195">Where are Gittes' photos published the following day?</text:span><text:span text:style-name="T122"><text:line-break/></text:span><text:span text:style-name="T134">1. </text:span><text:span text:style-name="T122">Front page of the paper</text:span><text:span text:style-name="T5"><text:line-break/></text:span><text:span text:style-name="T6">2. The front page<text:line-break/><text:line-break/></text:span><text:span text:style-name="T7">TR: “</text:span><text:span text:style-name="T226"> Gittes tails him, hears him publicly oppose the creation of a new reservoir, and shoots photographs of him with a young woman, which are published on the front page of the following day's paper.</text:span><text:span text:style-name="T7">”<text:line-break/><text:line-break/>HEMP: "on the front page"</text:span><text:span text:style-name="T8"> </text:span><text:span text:style-name="T9">[</text:span><text:span text:style-name="T14">44.44</text:span><text:span text:style-name="T9">, </text:span><text:span text:style-name="T14">85.71</text:span><text:span text:style-name="T9">]</text:span><text:span text:style-name="T7"><text:line-break/>MHP: “the front page of the”</text:span><text:span text:style-name="T8"> </text:span><text:span text:style-name="T9">[</text:span><text:span text:style-name="T14">8</text:span><text:span text:style-name="T65">0.0</text:span><text:span text:style-name="T9">, </text:span><text:span text:style-name="T65">74.99</text:span><text:span text:style-name="T9">]</text:span><text:span text:style-name="T122"><text:line-break/><text:line-break/></text:span><text:span text:style-name="T141">I concetti delle risposte e della domanda sono contenuti nel TR, sebbene non siano proprio vicinissimi. Ad ogni modo non ritengo che </text:span><text:span text:style-name="T126">ConceptNet </text:span><text:span text:style-name="T141">possa</text:span><text:span text:style-name="T126"> essere d’aiuto qui. </text:span><text:span text:style-name="T142">Le risposte a mio avviso potrebbero essere migliori aggiungendo l’articolo “on” all’inizio, e comunque la prima risposta per me è più completa e corretta.</text:span><text:span text:style-name="T126"><text:line-break/><text:line-break/></text:span><text:span text:style-name="T142">HEMP risulta essere corretta, con l’aggiunta dell’articolo “on” all’inizio, come da me preferito. L’aggiunta di “of the following day’s paper” l’avrebbe resa a mio avviso migliore, ma d’altronde ne avrebbe calato parecchio la ROUGE-L. </text:span><text:span text:style-name="T183">MHP al contrario non aggiunge “on” e risulta essere incompleta (manca il termina paper), però ottiene un valore più alto di ROUGE-L perché praticamente corrisponde alla prima risposta.</text:span><text:span text:style-name="T122"><text:line-break/></text:span></text:p>
      <text:p text:style-name="P24"><text:span text:style-name="T197">14. </text:span><text:span text:style-name="T195">Who does Gittes think is the real target?</text:span><text:span text:style-name="T122"><text:line-break/></text:span><text:span text:style-name="T134">1. </text:span><text:span text:style-name="T122">Mulwray's husband</text:span><text:span text:style-name="T5"><text:line-break/></text:span><text:span text:style-name="T6">2. Evelyn Mulwray <text:line-break/><text:line-break/></text:span><text:span text:style-name="T7">TR: “</text:span><text:span text:style-name="T226">Realizing he was set up, Gittes assumes that Mulwray's husband is the real target.</text:span><text:span text:style-name="T7">”<text:line-break/><text:line-break/>HEMP: "mulwray s husband"</text:span><text:span text:style-name="T8"> </text:span><text:span text:style-name="T9">[</text:span><text:span text:style-name="T66">100.0</text:span><text:span text:style-name="T9">, </text:span><text:span text:style-name="T66">40.0</text:span><text:span text:style-name="T9">]</text:span><text:span text:style-name="T7"><text:line-break/></text:span><text:soft-page-break/><text:span text:style-name="T7">MHP: “mulwray husband”</text:span><text:span text:style-name="T8"> </text:span><text:span text:style-name="T9">[</text:span><text:span text:style-name="T67">80.0</text:span><text:span text:style-name="T9">, </text:span><text:span text:style-name="T67">50.0</text:span><text:span text:style-name="T9">]</text:span><text:span text:style-name="T122"><text:line-break/><text:line-break/></text:span><text:span text:style-name="T143">I concetti della domanda sono presenti nel TR, ad eccezione di “think”, che nel TR viene sostituito dal sinonimo “assumes”. </text:span><text:span text:style-name="T144">Per quanto riguarda le risposte, la prima è corretta e corrisponde ad una sottostringa del TR, la seconda invece è errata. Di conseguenza</text:span><text:span text:style-name="T143"> </text:span><text:span text:style-name="T127">ConceptNet </text:span><text:span text:style-name="T144">non dovrebbe essere d’aiuto</text:span><text:span text:style-name="T127">.<text:line-break/><text:line-break/></text:span><text:span text:style-name="T145">HEMP risulta essere corretta, manca l’apostrofo ma è un errore dello script di generazione dei token </text:span><text:span text:style-name="T146">del modello</text:span><text:span text:style-name="T145">, che non so per quale motivo in questo caso l’ha eliminato (in altre situazioni l’ha tenuto e considerato un token a sé). </text:span><text:span text:style-name="T184">MHP è meno corretta perché manca il genitivo sassone.</text:span><text:span text:style-name="T122"><text:line-break/></text:span></text:p>
      <text:p text:style-name="P24"><text:span text:style-name="T197">15. </text:span><text:span text:style-name="T195">How did Hollis Mulwray die?</text:span><text:span text:style-name="T122"><text:line-break/></text:span><text:span text:style-name="T134">1. </text:span><text:span text:style-name="T122">He drowned</text:span><text:span text:style-name="T5"><text:line-break/></text:span><text:span text:style-name="T6">2. drowned<text:line-break/><text:line-break/></text:span><text:span text:style-name="T7">TR: “</text:span><text:span text:style-name="T226">Before he can question him, Lieutenant Lou Escobar fishes Mulwray, drowned, from a freshwater reservoir.</text:span><text:span text:style-name="T7">”<text:line-break/><text:line-break/>HEMP: "drowned , from a freshwater reservoir"</text:span><text:span text:style-name="T8"> </text:span><text:span text:style-name="T9">[</text:span><text:span text:style-name="T23">28.57</text:span><text:span text:style-name="T9">, </text:span><text:span text:style-name="T23">33</text:span><text:span text:style-name="T15">.</text:span><text:span text:style-name="T23">33</text:span><text:span text:style-name="T9">]</text:span><text:span text:style-name="T7"><text:line-break/>MHP: “he was murdered”</text:span><text:span text:style-name="T8"> </text:span><text:span text:style-name="T9">[</text:span><text:span text:style-name="T68">40.0</text:span><text:span text:style-name="T9">, </text:span><text:span text:style-name="T15">0.0</text:span><text:span text:style-name="T9">]</text:span><text:span text:style-name="T122"><text:line-break/><text:line-break/></text:span><text:span text:style-name="T150">I concetti della domanda e delle risposte sono contenuti nel TR, ad eccezione di “die”, presente nella domanda, che </text:span><text:span text:style-name="T128">ConceptNet potrebbe aiutare a collegare a “drowned”, </text:span><text:span text:style-name="T150">usato nelle risposte e nel TR</text:span><text:span text:style-name="T128">. </text:span><text:span text:style-name="T151">C’è un’ulteriore difficoltà: il nome Hollis non è presente nella frase, e la prima occorrenza è all’inizio del riassunto, quindi 4 o 5 frasi prima del TR riportato. Collegando però “die” a “drowned”, questo non dovrebbe costituire un problema, dato che il cognome invece viene riportato nel TR.<text:line-break/><text:line-break/></text:span><text:span text:style-name="T152">HEMP è abbastanza corretto, ma riporta una sottostringa troppo lunga rispetto a quanto richiesto (la parte “from a freshwater reservoir” è di troppo </text:span><text:span text:style-name="T153">e non è nemmeno relativa a quanto chiesto dalla domanda</text:span><text:span text:style-name="T152">)</text:span><text:span text:style-name="T185">. MHP è corretta ma meno precisa, e ottiene una miglior ROUGE-L </text:span><text:span text:style-name="T186">perché contiene il termine “he”, come la prima risposta, e perché l’altra predizione viene penalizzata a causa dei tanti termini di troppo.</text:span><text:span text:style-name="T122"><text:line-break/></text:span></text:p>
      <text:p text:style-name="P25"><text:span text:style-name="T197">21. </text:span><text:span text:style-name="T195">When is Jake's life first put at risk?</text:span><text:span text:style-name="T122"> <text:line-break/></text:span><text:span text:style-name="T134">1. </text:span><text:span text:style-name="T122">When he nearly drowns in the runoff channel.</text:span><text:span text:style-name="T5"><text:line-break/></text:span><text:span text:style-name="T6">2. When the water department security chief attacks him after discovering that the is investigating.<text:line-break/><text:line-break/></text:span><text:span text:style-name="T7">TR: “</text:span><text:span text:style-name="T226">Gittes investigates his suspicions of murder and notices that, although huge quantities of water are released from the reservoir every night, the land is almost dry. Gittes is warned off by Water Department Security Chief Claude Mulvihill and a henchman, who slashes Gittes's nose.</text:span><text:span text:style-name="T7">” <text:line-break/><text:line-break/>HEMP: "a week after his death"</text:span><text:span text:style-name="T8"> </text:span><text:span text:style-name="T9">[</text:span><text:span text:style-name="T16">0.0</text:span><text:span text:style-name="T9">, </text:span><text:span text:style-name="T16">10.5</text:span><text:span text:style-name="T24">3</text:span><text:span text:style-name="T9">]</text:span><text:span text:style-name="T7"><text:line-break/>MHP: “after he was murdered”</text:span><text:span text:style-name="T8"> </text:span><text:span text:style-name="T9">[</text:span><text:span text:style-name="T17">1</text:span><text:span text:style-name="T69">6.67</text:span><text:span text:style-name="T9">, </text:span><text:span text:style-name="T17">11.11</text:span><text:span text:style-name="T9">]</text:span><text:span text:style-name="T122"><text:line-break/><text:line-break/></text:span><text:span text:style-name="T154">La domanda sarebbe molto interessante, perché non presenta concetti presenti nel riassunto. </text:span><text:soft-page-break/><text:span text:style-name="T154">E analizzando la prima risposta si capisce il perché: fa riferimento ad un episodio presente nel film, ma non riportato nel riassunto (accade fra le due frasi riportate nel TR, in pratica mentre investiga sulla riserva </text:span><text:span text:style-name="T194">Jake </text:span><text:span text:style-name="T154">viene investito dall’acqua rilasciata, rischiando di annegare). La seconda risposta invece fa riferimento al TR riportato, che tutto sommato è ragionevole, perché se da un lato è vero che ci sono varie occasioni in cui Jake rischia la vita, dall’altro quello è l’unica occasione in cui rimane ferito come avvertimento. Purtroppo essa presenta due errori: il primo è grammaticale, ossia “that the is” anziché “that he is”, inficiando perciò il calcolo della ROUGE-L reale; il secondo è di </text:span><text:span text:style-name="T155">approssimazione</text:span><text:span text:style-name="T154">, ossia nella risposta viene riportato che è Mulvihill ad attaccare Jake, mentre nel TR viene riportato </text:span><text:span text:style-name="T155">che è un suo uomo, e questo potrebbe provocare non pochi problemi ai modelli.<text:line-break/>Dati questi presupposti, ConceptNet potrebbe aiutare il modello quantomeno ad individuare la sezione giusta del testo, ad esempio collegando “risk”, presente nella domanda, a “henchman” </text:span><text:span text:style-name="T156">e a “slashes”</text:span><text:span text:style-name="T155">, contenut</text:span><text:span text:style-name="T156">i</text:span><text:span text:style-name="T155"> nel TR. </text:span><text:span text:style-name="T157">Forse potrebbe anche collegare “investigate” a “warned off” e a “attack”, in cui i primi due termini appartengono al TR, mentre il secondo alla risposta 2.<text:line-break/></text:span><text:span text:style-name="T164">Inizialmente avevo considerato questa domanda come non contenuta nel riassunta, ma prendendo per buona la seconda risposta, si può considerare valida.</text:span><text:span text:style-name="T157"><text:line-break/><text:line-break/></text:span><text:span text:style-name="T158">Come prevedibile, HEMP risulta essere completamente errata. Per curiosità, “death” fa riferimento ad uno degli anziani della casa di riposo su cui Jake arriva ad indagare, quindi non c’entra minimamente con la domanda. D’altronde il termine è il contrario di “life”, quindi probabilmente il modello ha memorizzato questa contrapposizione e l’ha riutilizzata. </text:span><text:span text:style-name="T187">MHP viene fuorviata allo stesso modo, infatti la risposta fornita non ha logicamente senso. Entrambe ottengono un minimo di ROUGE-L per via di alcuni termini contenuti nelle risposte (“after” e “he”).</text:span><text:span text:style-name="T122"><text:line-break/></text:span></text:p>
      <text:p text:style-name="P24"><text:span text:style-name="T197">24. </text:span><text:span text:style-name="T195">What does the real Evelyn Mulwray do when she first meets Jake?</text:span><text:span text:style-name="T122"> <text:line-break/></text:span><text:span text:style-name="T134">1. </text:span><text:span text:style-name="T122">Threatens to sue him. </text:span><text:span text:style-name="T5"><text:line-break/></text:span><text:span text:style-name="T6">2. she files a lawsuit against him<text:line-break/><text:line-break/></text:span><text:span text:style-name="T7">TR: “</text:span><text:span text:style-name="T227">Back at his office, Gittes is confronted by a woman who informs him she is the real Evelyn Mulwray, and that he can expect a lawsuit.</text:span><text:span text:style-name="T7">”<text:line-break/><text:line-break/>HEMP: "him"</text:span><text:span text:style-name="T8"> </text:span><text:span text:style-name="T9">[</text:span><text:span text:style-name="T70">40.0</text:span><text:span text:style-name="T9">, </text:span><text:span text:style-name="T18">28.57</text:span><text:span text:style-name="T9">]</text:span><text:span text:style-name="T7"><text:line-break/>MHP: “she slaps him to the”</text:span><text:span text:style-name="T8"> </text:span><text:span text:style-name="T9">[</text:span><text:span text:style-name="T71">22.22</text:span><text:span text:style-name="T9">, </text:span><text:span text:style-name="T18">36.36</text:span><text:span text:style-name="T9">]</text:span><text:span text:style-name="T122"><text:line-break/><text:line-break/></text:span><text:span text:style-name="T159">Una parte dei concetti della domanda e delle risposte sono contenuti nel TR. “she first meets Jake” è un’informazione non riportata, che però si può intuire facilmente dal riassunto; addirittura potrebbe potenzialmente sviare il modello, se ad esempio decidesse di ignorare “real” e prendere per buono l’incontro con la falsa Evelyn. “to sue” è un concetto presente nella prima risposta, ma rappresentato nel TR con “lawsuit”, mentre “Threatens”, appartenente sempre alla prima risposta, non è proprio contenuto nel TR. In entrambi questi caso </text:span><text:span text:style-name="T129">ConceptNet potrebbe essere d’aiuto. </text:span><text:span text:style-name="T159">Per quanto riguarda la seconda risposta, il termine “files” non è presente nel TR, ed anche in questo caso ConceptNet potrebbe aiutare a collegarlo a “lawsuit”.<text:line-break/></text:span><text:span text:style-name="T160">Questa domanda risulta interessante appunto perché le risposte non sono semplici sottostringhe del TR, ma il risultato di ragionamenti che i modelli con un sistema di analisi più superficiale non dovrebbero essere in grado di compiere.<text:line-break/><text:line-break/></text:span><text:soft-page-break/><text:span text:style-name="T160">HEMP conferma l’analisi, infatti la predizione non ha proprio senso; probabilmente lo prende dalla sezione “who informs him she is”. </text:span><text:span text:style-name="T188">Anche MHP non è corretta, avrebbe senso di per sé se non si tiene conto del fatto che è incompleta, ma l’informazione fornita non è giusta. Ottiene una miglior ROUGE-L perché contiene i termini “she” e “him”, che sono presenti anche nella seconda risposta.</text:span><text:span text:style-name="T122"><text:line-break/></text:span></text:p>
      <text:p text:style-name="P24"><text:span text:style-name="T197">25. </text:span><text:span text:style-name="T195">Who is the protagonist in this story?</text:span><text:span text:style-name="T122"> <text:line-break/></text:span><text:span text:style-name="T134">1. </text:span><text:span text:style-name="T122">Jake.</text:span><text:span text:style-name="T5"><text:line-break/></text:span><text:span text:style-name="T6">2. P.I. Jake Gittes<text:line-break/><text:line-break/></text:span><text:span text:style-name="T7">TR: </text:span><text:span text:style-name="T11">il riassunto intero.</text:span><text:span text:style-name="T7"><text:line-break/><text:line-break/>HEMP: "gittes"</text:span><text:span text:style-name="T8"> </text:span><text:span text:style-name="T9">[</text:span><text:span text:style-name="T20">0.0</text:span><text:span text:style-name="T9">, </text:span><text:span text:style-name="T72">40.0</text:span><text:span text:style-name="T9">]</text:span><text:span text:style-name="T7"><text:line-break/>MHP: “</text:span><text:span text:style-name="T20">Evelyn</text:span><text:span text:style-name="T7">”</text:span><text:span text:style-name="T8"> </text:span><text:span text:style-name="T9">[</text:span><text:span text:style-name="T20">0.0</text:span><text:span text:style-name="T9">, </text:span><text:span text:style-name="T20">0.0</text:span><text:span text:style-name="T9">]</text:span><text:span text:style-name="T122"><text:line-break/><text:line-break/></text:span><text:span text:style-name="T161">Altra domanda interessante, perché l’unica possibilità di rispondere correttamente è conoscere il significato di “protagonist” e trovare i giusti collegamenti all’interno del riassunto. Forse </text:span><text:span text:style-name="T130">ConceptNet potrebbe essere d’aiuto, </text:span><text:span text:style-name="T161">dato che non si tratta semplicemente di collegare due sottostringhe o pezzi del riassunto, bensì di un’analisi più astratta del testo.</text:span><text:span text:style-name="T130"> </text:span><text:span text:style-name="T161">Bisognerebbe capire se all’interno di ConceptNet il concetto “protagonist” è collegato ad altri termini presenti nel riassunto, come “investigates”, “learns”, “discovers” e così via, anche se non si trattano di per sé di concetti esclusivi del protagonista</text:span><text:span text:style-name="T130">. </text:span><text:span text:style-name="T162">Per quanto riguarda le risposte, “P.I.” immagino stia per “Private Investigator”, anche se dubito che un modello lo predica (e d’altronde non è nemmeno necessario per individuare una risposta soddisfacente).<text:line-break/><text:line-break/>HEMP risulta corretta, non ottiene un buon ROUGE-L solamente perché le possibili risposte corrette sono molte, e purtroppo ne propone una che non corrisponde alla prima risposta, ed è semplicemente contenuta nella seconda. </text:span><text:span text:style-name="T163">Sarebbe interessante capire se la predizione corretta è semplice fortuna, o se effettivamente il modello ha appreso il concetto di protagonista. </text:span><text:span text:style-name="T190">MHP invece non è corretta, sebbene il nome di Evelyn appaia parecchie volte e quindi con un ragionamento superficiale (ossia che considera il protagonista quello che appare molte volte, se non quello che compare di più) possa essere considerata una possibile risposta.</text:span><text:span text:style-name="T122"><text:line-break/></text:span></text:p>
      <text:p text:style-name="P51"><text:span text:style-name="T222">2</text:span><text:span text:style-name="T223">6</text:span><text:span text:style-name="T222">. </text:span><text:span text:style-name="T219">Who is the antagonist in this story?</text:span><text:span text:style-name="T210"><text:line-break/></text:span><text:span text:style-name="T212">1. </text:span><text:span text:style-name="T210">Evelyn Mulwray.</text:span><text:span text:style-name="T202"><text:line-break/></text:span><text:span text:style-name="T203">2. Evelyn.<text:line-break/><text:line-break/></text:span><text:span text:style-name="T204">TR: </text:span><text:span text:style-name="T207">il riassunto intero.</text:span><text:span text:style-name="T204"><text:line-break/><text:line-break/>HEMP: "mulvihill"</text:span><text:span text:style-name="T205"> </text:span><text:span text:style-name="T206">[</text:span><text:span text:style-name="T208">0.0</text:span><text:span text:style-name="T206">, </text:span><text:span text:style-name="T208">0.0</text:span><text:span text:style-name="T206">]</text:span><text:span text:style-name="T204"><text:line-break/>MHP: “evelyn mulwray”</text:span><text:span text:style-name="T205"> </text:span><text:span text:style-name="T206">[</text:span><text:span text:style-name="T208">99.99</text:span><text:span text:style-name="T206">, </text:span><text:span text:style-name="T208">66.6</text:span><text:span text:style-name="T209">7</text:span><text:span text:style-name="T206">]</text:span><text:span text:style-name="T210"><text:line-break/><text:line-break/></text:span><text:span text:style-name="T214">Come la domanda sopra, ma forse ancora più difficile. L’antagonista è il personaggio che ostacola il protagonista, quindi nel film è Evelyn, sebbene non sia “il cattivo”. Come sopra, </text:span><text:span text:style-name="T211">ConceptNet potrebbe essere d’aiuto, </text:span><text:span text:style-name="T214">ad esempio collegando “antagonist” a concetti come “</text:span><text:span text:style-name="T215">lawsuit</text:span><text:span text:style-name="T214">” </text:span><text:span text:style-name="T215">e</text:span><text:span text:style-name="T214"> “</text:span><text:span text:style-name="T215">admit</text:span><text:span text:style-name="T214">”, </text:span><text:span text:style-name="T215">ma come nel caso precedente non si tratta di concetti esclusivi dell’antagonista</text:span><text:span text:style-name="T211">. </text:span><text:span text:style-name="T216">Le risposte sono corrette e in più permettono di avere un buon ROUGE-L con entrambe le possibilità più probabili (si potrebbero aggiungere anche altre informazioni, </text:span><text:soft-page-break/><text:span text:style-name="T216">tipo che è figlia di Noah Cross, o che è la sorella di Katherine, oppure che è quella reale, ma non sono necessarie per fornire una risposta soddisfacente).<text:line-break/><text:line-break/>HEMP stavolta è errata, sebbene perlomeno indichi il nome di una persona, e che per di più è effettivamente di ostacolo a Gittes, </text:span><text:span text:style-name="T217">anche se</text:span><text:span text:style-name="T216"> solamente in qualche caso e decisamente meno spesso di Evelyn. </text:span><text:span text:style-name="T217">MHP invece indovina la risposta esatta, rimane però il dubbio se il contributo di ConceptNet sia stato fondamentale o no, </text:span><text:span text:style-name="T218">anche perché la risposta fornita è identica a quella della domanda precedente</text:span><text:span text:style-name="T217">.</text:span><text:span text:style-name="T210"><text:line-break/></text:span></text:p>
      <text:p text:style-name="P26"><text:span text:style-name="T197">27. </text:span><text:span text:style-name="T195">Where was Hollis Mulwray murdered?</text:span><text:span text:style-name="T122"> <text:line-break/></text:span><text:span text:style-name="T134">1. </text:span><text:span text:style-name="T122">In the salt water pond at his house. </text:span><text:span text:style-name="T5"><text:line-break/></text:span><text:span text:style-name="T6">2. freshwater resevoir<text:line-break/><text:line-break/></text:span><text:span text:style-name="T7">TR: “</text:span><text:span text:style-name="T226">He realizes her garden pond is salt water and discovers a pair of bifocals in it. He confronts Evelyn about her "sister"; after Gittes slaps her, she admits that the woman, Katherine, is her sister and her daughter: her father raped her when she was fifteen. She says that the eyeglasses are not Mulwray's, as he did not wear bifocals.<text:line-break/>Gittes arranges for the women to flee to Mexico and instructs Evelyn to meet him at her butler's home in Chinatown. He summons Cross to the Mulwray home to settle their deal. Cross admits his intention to annex the Northwest Valley into the City of Los Angeles, then irrigate and develop it. Gittes accuses Cross of murdering Mulwray.</text:span><text:span text:style-name="T7">”<text:line-break/><text:line-break/>HEMP: "retirement home"</text:span><text:span text:style-name="T8"> </text:span><text:span text:style-name="T9">[</text:span><text:span text:style-name="T19">0.0</text:span><text:span text:style-name="T9">, </text:span><text:span text:style-name="T19">0.0</text:span><text:span text:style-name="T9">]</text:span><text:span text:style-name="T7"><text:line-break/>MHP: “in the freshwater reservoir”</text:span><text:span text:style-name="T8"> </text:span><text:span text:style-name="T9">[</text:span><text:span text:style-name="T73">33.33</text:span><text:span text:style-name="T9">, </text:span><text:span text:style-name="T26">33</text:span><text:span text:style-name="T19">.</text:span><text:span text:style-name="T26">33</text:span><text:span text:style-name="T9">]</text:span><text:span text:style-name="T122"><text:line-break/><text:line-break/></text:span><text:span text:style-name="T165">I concetti della domanda e delle risposte sono contenuti nel TR, ma sono parecchio distanti fra loro. Questo costituisce la parte interessante della domanda, specialmente perché è noto che i modelli faticano a collegare concetti a lunga distanza. Inoltre richiede un buon livello di astrazione, anche se tecnicamente non viene mai detto esplicitamente che Mulwray è stato assassinato nello stagno (“pond”), </text:span><text:span text:style-name="T166">quindi si potrebbe avere dubbi legittimi sulla risposta attesa</text:span><text:span text:style-name="T165">. </text:span><text:span text:style-name="T167">Sicuramente la seconda risposta è errata, dato che viene esplicitamente detto che nei polmoni della vittima viene ritrovata acqua salata, e quindi non può essere annegat</text:span><text:span text:style-name="T189">a</text:span><text:span text:style-name="T167"> nella riserva, composta da acqua dolce. </text:span><text:span text:style-name="T169">Essa tra l’altro fa riferimento ad una sezione del riassunto non riportata nel TR, che comunque risulta necessaria per costruire il ragionamento che porta alla risposta </text:span><text:span text:style-name="T170">attesa</text:span><text:span text:style-name="T169">.</text:span><text:span text:style-name="T165"><text:line-break/></text:span><text:span text:style-name="T131">ConceptNet potrebbe </text:span><text:span text:style-name="T165">forse </text:span><text:span text:style-name="T131">aiutare </text:span><text:span text:style-name="T168">a </text:span><text:span text:style-name="T131">collega</text:span><text:span text:style-name="T168">re le</text:span><text:span text:style-name="T131"> varie parti del riassunto, </text:span><text:span text:style-name="T169">ad esempio </text:span><text:span text:style-name="T171">unendo</text:span><text:span text:style-name="T169"> “</text:span><text:span text:style-name="T172">murdered</text:span><text:span text:style-name="T169">”, </text:span><text:span text:style-name="T172">presente nella domanda, a “drowned”, presente nel riassunto (ma non nel TR), e a sua volta a “lungs” </text:span><text:span text:style-name="T173">e a “water”, in cui il primo termine è presente nel riassunto, mentre il secondo è contenuto nel TR; quest’ultimo potrebbe essere collegato a “salt”, </text:span><text:span text:style-name="T174">presente nel TR</text:span><text:span text:style-name="T131">.<text:line-break/><text:line-break/></text:span><text:span text:style-name="T175">HEMP risulta essere errata, proponendo una sottostringa che non è nemmeno vicina a qualche frase o espressione relativa al ragionamento richiesto dalla domanda. </text:span><text:span text:style-name="T176">D’altronde, visto come è strutturato il modello, difficilmente si poteva ottenere il ragionamento atteso, visto che non è previsto alcun tipo di </text:span><text:span text:style-name="T177">operazione</text:span><text:span text:style-name="T176"> per l’astrazione </text:span><text:span text:style-name="T178">del senso logico del testo</text:span><text:span text:style-name="T176">. </text:span><text:span text:style-name="T189">MHP invece propone la risposta errata più probabile, nonché quella corrispondente alla seconda risposta. Il valore della ROUGE-L non risulta elevatissimo perché la seconda risposta contiene un errore “resevoir” anziché “reservoi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8.2$Windows_X86_64 LibreOffice_project/f82ddfca21ebc1e222a662a32b25c0c9d20169ee</meta:generator>
    <dc:date>2020-12-04T17:19:37.330000000</dc:date>
    <meta:editing-duration>P25DT20H1M57S</meta:editing-duration>
    <meta:editing-cycles>1064</meta:editing-cycles>
    <meta:document-statistic meta:table-count="0" meta:image-count="0" meta:object-count="0" meta:page-count="13" meta:paragraph-count="67" meta:word-count="5900" meta:character-count="37397" meta:non-whitespace-character-count="31472"/>
  </office:meta>
</office:document-meta>
</file>